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49pt"/>
    </style:style>
    <style:style style:name="co2" style:family="table-column">
      <style:table-column-properties fo:break-before="auto" style:column-width="34.61pt"/>
    </style:style>
    <style:style style:name="co3" style:family="table-column">
      <style:table-column-properties fo:break-before="auto" style:column-width="54.2pt"/>
    </style:style>
    <style:style style:name="co4" style:family="table-column">
      <style:table-column-properties fo:break-before="auto" style:column-width="24.41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73.8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="0.99pt solid #000000"/>
    </style:style>
    <style:style style:name="ce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1" style:family="table-cell" style:parent-style-name="Pivot_20_Table_20_Category" style:data-style-name="N1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14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15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16" style:family="table-cell" style:parent-style-name="Default" style:data-style-name="N1"/>
    <style:style style:name="ce17" style:family="table-cell" style:parent-style-name="Pivot_20_Table_20_Category" style:data-style-name="N1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1"/>
    <style:style style:name="ce20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22" style:family="table-cell" style:parent-style-name="Pivot_20_Table_20_Category" style:data-style-name="N1">
      <style:table-cell-properties fo:border-bottom="0.99pt solid #000000" fo:border-left="none" fo:border-right="2.01pt solid #000000" fo:border-top="none"/>
    </style:style>
    <style:style style:name="ce23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24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25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26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erne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tps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98.023378" calcext:value-type="float">
            <text:p>18598.02337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73.167447" calcext:value-type="float">
            <text:p>18673.16744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03.87305" calcext:value-type="float">
            <text:p>18503.87305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374.054617" calcext:value-type="float">
            <text:p>56374.05461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172.418373" calcext:value-type="float">
            <text:p>56172.418373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309.876563" calcext:value-type="float">
            <text:p>56309.876563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142.165182" calcext:value-type="float">
            <text:p>56142.165182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279.334787" calcext:value-type="float">
            <text:p>56279.33478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5949.95688" calcext:value-type="float">
            <text:p>55949.9568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31.441478" calcext:value-type="float">
            <text:p>2331.44147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33.977145" calcext:value-type="float">
            <text:p>2333.977145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32.609437" calcext:value-type="float">
            <text:p>2332.60943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01.862634" calcext:value-type="float">
            <text:p>6901.862634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40.528321" calcext:value-type="float">
            <text:p>6940.528321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13.137846" calcext:value-type="float">
            <text:p>6913.137846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19.055743" calcext:value-type="float">
            <text:p>9019.055743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952.623209" calcext:value-type="float">
            <text:p>8952.623209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55.843706" calcext:value-type="float">
            <text:p>8955.843706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57.017222" calcext:value-type="float">
            <text:p>17157.017222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06.789197" calcext:value-type="float">
            <text:p>17206.78919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85.903635" calcext:value-type="float">
            <text:p>17185.903635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68.353107" calcext:value-type="float">
            <text:p>51268.35310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271.542597" calcext:value-type="float">
            <text:p>51271.54259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364.536815" calcext:value-type="float">
            <text:p>51364.536815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466.671478" calcext:value-type="float">
            <text:p>60466.67147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521.692934" calcext:value-type="float">
            <text:p>61521.692934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1820.91779" calcext:value-type="float">
            <text:p>61820.91779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3.986274" calcext:value-type="float">
            <text:p>2033.986274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0.327215" calcext:value-type="float">
            <text:p>2040.327215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9.377976" calcext:value-type="float">
            <text:p>2059.377976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7.676567" calcext:value-type="float">
            <text:p>5927.67656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06.120434" calcext:value-type="float">
            <text:p>6006.120434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04.483039" calcext:value-type="float">
            <text:p>5904.483039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95.771765" calcext:value-type="float">
            <text:p>7595.771765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80.024806" calcext:value-type="float">
            <text:p>7580.024806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34.722074" calcext:value-type="float">
            <text:p>7634.722074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1.982062" calcext:value-type="float">
            <text:p>4431.982062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1.140458" calcext:value-type="float">
            <text:p>4461.14045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63.11496" calcext:value-type="float">
            <text:p>4463.11496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17.278017" calcext:value-type="float">
            <text:p>8917.27801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18.319384" calcext:value-type="float">
            <text:p>8718.319384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679.656513" calcext:value-type="float">
            <text:p>8679.656513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193.474938" calcext:value-type="float">
            <text:p>13193.47493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162.005723" calcext:value-type="float">
            <text:p>13162.005723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010.762449" calcext:value-type="float">
            <text:p>13010.762449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2.10058" calcext:value-type="float">
            <text:p>1102.1005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9.406803" calcext:value-type="float">
            <text:p>1089.406803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0.085245" calcext:value-type="float">
            <text:p>1100.085245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7.221857" calcext:value-type="float">
            <text:p>2367.221857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4.629159" calcext:value-type="float">
            <text:p>2384.629159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65.761254" calcext:value-type="float">
            <text:p>2365.761254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98.316958" calcext:value-type="float">
            <text:p>4798.316958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12.864559" calcext:value-type="float">
            <text:p>4812.864559</text:p>
          </table:table-cell>
        </table:table-row>
        <table:table-row table:style-name="ro1">
          <table:table-cell office:value-type="string" calcext:value-type="string">
            <text:p>2.6.3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46.38574" calcext:value-type="float">
            <text:p>4746.38574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41.580808" calcext:value-type="float">
            <text:p>18241.580808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139.516562" calcext:value-type="float">
            <text:p>18139.516562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199.164323" calcext:value-type="float">
            <text:p>18199.164323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766.432443" calcext:value-type="float">
            <text:p>55766.432443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438.450216" calcext:value-type="float">
            <text:p>55438.45021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556.506606" calcext:value-type="float">
            <text:p>55556.50660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5554.292088" calcext:value-type="float">
            <text:p>55554.292088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174.571552" calcext:value-type="float">
            <text:p>56174.571552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5710.015529" calcext:value-type="float">
            <text:p>55710.015529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0.385922" calcext:value-type="float">
            <text:p>2280.385922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79.046422" calcext:value-type="float">
            <text:p>2279.046422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80.155576" calcext:value-type="float">
            <text:p>2280.15557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08.890307" calcext:value-type="float">
            <text:p>6808.890307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39.026197" calcext:value-type="float">
            <text:p>6839.026197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891.670589" calcext:value-type="float">
            <text:p>6891.670589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00.273755" calcext:value-type="float">
            <text:p>8900.273755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920.555377" calcext:value-type="float">
            <text:p>8920.555377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17.500712" calcext:value-type="float">
            <text:p>8917.500712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682.033629" calcext:value-type="float">
            <text:p>16682.033629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27.353974" calcext:value-type="float">
            <text:p>16727.353974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54.31406" calcext:value-type="float">
            <text:p>16754.3140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869.156367" calcext:value-type="float">
            <text:p>50869.156367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963.018252" calcext:value-type="float">
            <text:p>50963.018252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049.34435" calcext:value-type="float">
            <text:p>51049.34435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274.409666" calcext:value-type="float">
            <text:p>63274.40966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0437.702654" calcext:value-type="float">
            <text:p>60437.702654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1461.847081" calcext:value-type="float">
            <text:p>61461.847081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81.351991" calcext:value-type="float">
            <text:p>1981.351991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99.032819" calcext:value-type="float">
            <text:p>1999.032819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15.831346" calcext:value-type="float">
            <text:p>2015.83134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9.02964" calcext:value-type="float">
            <text:p>5929.02964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25.734387" calcext:value-type="float">
            <text:p>5925.734387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23.349879" calcext:value-type="float">
            <text:p>5923.349879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09.235127" calcext:value-type="float">
            <text:p>7509.235127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26.499634" calcext:value-type="float">
            <text:p>7626.499634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540.498596" calcext:value-type="float">
            <text:p>7540.49859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73.245883" calcext:value-type="float">
            <text:p>4473.245883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47.249336" calcext:value-type="float">
            <text:p>4447.24933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75.910474" calcext:value-type="float">
            <text:p>4475.910474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69.304208" calcext:value-type="float">
            <text:p>8969.304208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763.184601" calcext:value-type="float">
            <text:p>8763.184601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781.300146" calcext:value-type="float">
            <text:p>8781.30014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272.559515" calcext:value-type="float">
            <text:p>13272.559515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151.250995" calcext:value-type="float">
            <text:p>13151.250995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178.255094" calcext:value-type="float">
            <text:p>13178.255094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8.754131" calcext:value-type="float">
            <text:p>1098.754131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6.873256" calcext:value-type="float">
            <text:p>1096.87325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7.208596" calcext:value-type="float">
            <text:p>1087.208596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18.150945" calcext:value-type="float">
            <text:p>2318.150945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7.045855" calcext:value-type="float">
            <text:p>2387.045855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64.2842" calcext:value-type="float">
            <text:p>2364.2842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91.517008" calcext:value-type="float">
            <text:p>4791.517008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98.984605" calcext:value-type="float">
            <text:p>4798.984605</text:p>
          </table:table-cell>
        </table:table-row>
        <table:table-row table:style-name="ro1">
          <table:table-cell office:value-type="string" calcext:value-type="string">
            <text:p>3.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50.259821" calcext:value-type="float">
            <text:p>4750.25982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39.104814" calcext:value-type="float">
            <text:p>16539.1048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70.441838" calcext:value-type="float">
            <text:p>16670.44183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48.446572" calcext:value-type="float">
            <text:p>16648.44657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28.167847" calcext:value-type="float">
            <text:p>50528.16784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321.563815" calcext:value-type="float">
            <text:p>50321.56381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070.442001" calcext:value-type="float">
            <text:p>50070.44200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712.766143" calcext:value-type="float">
            <text:p>50712.76614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245.157262" calcext:value-type="float">
            <text:p>51245.15726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0534.460619" calcext:value-type="float">
            <text:p>50534.46061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1.5609" calcext:value-type="float">
            <text:p>2081.560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1.725013" calcext:value-type="float">
            <text:p>2071.7250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5.345006" calcext:value-type="float">
            <text:p>2085.34500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8.004418" calcext:value-type="float">
            <text:p>6408.00441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95.292758" calcext:value-type="float">
            <text:p>6495.29275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19.220365" calcext:value-type="float">
            <text:p>6519.22036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96.497639" calcext:value-type="float">
            <text:p>8196.49763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29.250161" calcext:value-type="float">
            <text:p>8229.25016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07.490714" calcext:value-type="float">
            <text:p>8207.4907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61.451869" calcext:value-type="float">
            <text:p>15361.45186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09.104012" calcext:value-type="float">
            <text:p>15409.10401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44.498701" calcext:value-type="float">
            <text:p>15444.49870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340.633338" calcext:value-type="float">
            <text:p>46340.63333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301.729566" calcext:value-type="float">
            <text:p>46301.72956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358.495413" calcext:value-type="float">
            <text:p>46358.4954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537.554515" calcext:value-type="float">
            <text:p>56537.55451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087.260812" calcext:value-type="float">
            <text:p>57087.26081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018.548696" calcext:value-type="float">
            <text:p>57018.54869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3.595845" calcext:value-type="float">
            <text:p>1863.59584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4.575904" calcext:value-type="float">
            <text:p>1874.57590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5.518777" calcext:value-type="float">
            <text:p>1875.51877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49.479613" calcext:value-type="float">
            <text:p>5649.4796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14.012704" calcext:value-type="float">
            <text:p>5714.01270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94.766725" calcext:value-type="float">
            <text:p>5694.76672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69.957553" calcext:value-type="float">
            <text:p>7069.95755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51.09587" calcext:value-type="float">
            <text:p>7051.0958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11.537845" calcext:value-type="float">
            <text:p>7011.53784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96.096745" calcext:value-type="float">
            <text:p>4196.09674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81.843801" calcext:value-type="float">
            <text:p>4181.84380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00.454728" calcext:value-type="float">
            <text:p>4200.45472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19.626314" calcext:value-type="float">
            <text:p>9119.626314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45.727148" calcext:value-type="float">
            <text:p>8945.72714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34.479653" calcext:value-type="float">
            <text:p>8934.47965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62.450426" calcext:value-type="float">
            <text:p>13362.45042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24.709157" calcext:value-type="float">
            <text:p>13524.709157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391.621713" calcext:value-type="float">
            <text:p>13391.62171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6.252416" calcext:value-type="float">
            <text:p>1096.252416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7.63015" calcext:value-type="float">
            <text:p>1047.63015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58.519311" calcext:value-type="float">
            <text:p>1058.519311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81.629529" calcext:value-type="float">
            <text:p>2381.629529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5.41988" calcext:value-type="float">
            <text:p>2385.4198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02.648083" calcext:value-type="float">
            <text:p>2402.648083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67.597982" calcext:value-type="float">
            <text:p>4767.597982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49.437708" calcext:value-type="float">
            <text:p>4749.437708</text:p>
          </table:table-cell>
        </table:table-row>
        <table:table-row table:style-name="ro1">
          <table:table-cell office:value-type="string" calcext:value-type="string">
            <text:p>3.10.10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21.039392" calcext:value-type="float">
            <text:p>4721.039392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8.8589" calcext:value-type="float">
            <text:p>18528.858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32.337311" calcext:value-type="float">
            <text:p>18432.337311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490.42861" calcext:value-type="float">
            <text:p>18490.42861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105.427186" calcext:value-type="float">
            <text:p>56105.427186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898.374123" calcext:value-type="float">
            <text:p>55898.374123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950.248553" calcext:value-type="float">
            <text:p>55950.248553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965.919278" calcext:value-type="float">
            <text:p>56965.91927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287.988358" calcext:value-type="float">
            <text:p>56287.98835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193.590028" calcext:value-type="float">
            <text:p>57193.59002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6.110011" calcext:value-type="float">
            <text:p>2296.110011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7.252455" calcext:value-type="float">
            <text:p>2297.252455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98.721614" calcext:value-type="float">
            <text:p>2298.721614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26.240445" calcext:value-type="float">
            <text:p>6826.240445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99.280199" calcext:value-type="float">
            <text:p>6899.28019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36.665011" calcext:value-type="float">
            <text:p>6936.665011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26.945806" calcext:value-type="float">
            <text:p>8926.945806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08.474278" calcext:value-type="float">
            <text:p>9008.47427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29.760221" calcext:value-type="float">
            <text:p>8929.760221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96.608759" calcext:value-type="float">
            <text:p>16896.60875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35.804637" calcext:value-type="float">
            <text:p>16935.804637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022.658219" calcext:value-type="float">
            <text:p>17022.65821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549.850622" calcext:value-type="float">
            <text:p>51549.850622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769.708308" calcext:value-type="float">
            <text:p>51769.70830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268.7402" calcext:value-type="float">
            <text:p>52268.7402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743.212338" calcext:value-type="float">
            <text:p>62743.21233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511.007246" calcext:value-type="float">
            <text:p>61511.007246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080.934583" calcext:value-type="float">
            <text:p>62080.934583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.360014" calcext:value-type="float">
            <text:p>1994.360014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4.970108" calcext:value-type="float">
            <text:p>2014.97010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9.212567" calcext:value-type="float">
            <text:p>2029.212567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921.682239" calcext:value-type="float">
            <text:p>5921.68223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92.96508" calcext:value-type="float">
            <text:p>5892.9650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04.133519" calcext:value-type="float">
            <text:p>5904.13351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45.63428" calcext:value-type="float">
            <text:p>7545.6342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62.589343" calcext:value-type="float">
            <text:p>7562.589343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29.437385" calcext:value-type="float">
            <text:p>7629.437385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26.490217" calcext:value-type="float">
            <text:p>4526.490217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75.752666" calcext:value-type="float">
            <text:p>4475.752666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18.751552" calcext:value-type="float">
            <text:p>4518.751552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5.553559" calcext:value-type="float">
            <text:p>9165.55355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665.556204" calcext:value-type="float">
            <text:p>8665.556204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834.092648" calcext:value-type="float">
            <text:p>8834.09264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186.410366" calcext:value-type="float">
            <text:p>13186.410366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053.709302" calcext:value-type="float">
            <text:p>13053.709302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005.115214" calcext:value-type="float">
            <text:p>13005.115214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2715" calcext:value-type="float">
            <text:p>1147.2715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7.637908" calcext:value-type="float">
            <text:p>1097.63790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7.196854" calcext:value-type="float">
            <text:p>1127.196854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403.57132" calcext:value-type="float">
            <text:p>2403.57132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85.258479" calcext:value-type="float">
            <text:p>2385.258479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34.915395" calcext:value-type="float">
            <text:p>2434.915395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28.579598" calcext:value-type="float">
            <text:p>4828.579598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22.181153" calcext:value-type="float">
            <text:p>4822.181153</text:p>
          </table:table-cell>
        </table:table-row>
        <table:table-row table:style-name="ro1">
          <table:table-cell office:value-type="string" calcext:value-type="string">
            <text:p>3.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91.222292" calcext:value-type="float">
            <text:p>4791.22229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49.083079" calcext:value-type="float">
            <text:p>16749.083079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55.62853" calcext:value-type="float">
            <text:p>16755.6285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27.761705" calcext:value-type="float">
            <text:p>16727.76170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77.114642" calcext:value-type="float">
            <text:p>50577.11464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439.349243" calcext:value-type="float">
            <text:p>50439.3492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488.611611" calcext:value-type="float">
            <text:p>50488.61161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013.080312" calcext:value-type="float">
            <text:p>63013.08031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11.500543" calcext:value-type="float">
            <text:p>64811.5005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259.495167" calcext:value-type="float">
            <text:p>64259.49516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4.95052" calcext:value-type="float">
            <text:p>2094.9505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3.479235" calcext:value-type="float">
            <text:p>2103.47923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02.801082" calcext:value-type="float">
            <text:p>2102.80108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72.540625" calcext:value-type="float">
            <text:p>6472.54062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01.230864" calcext:value-type="float">
            <text:p>6501.23086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13.375682" calcext:value-type="float">
            <text:p>6513.37568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01.264405" calcext:value-type="float">
            <text:p>8301.26440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61.215903" calcext:value-type="float">
            <text:p>8361.21590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34.310499" calcext:value-type="float">
            <text:p>8334.310499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56.532525" calcext:value-type="float">
            <text:p>15556.53252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553.535141" calcext:value-type="float">
            <text:p>15553.53514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53.964341" calcext:value-type="float">
            <text:p>15453.96434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616.009343" calcext:value-type="float">
            <text:p>46616.0093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567.298972" calcext:value-type="float">
            <text:p>46567.29897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487.601926" calcext:value-type="float">
            <text:p>46487.601926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466.015785" calcext:value-type="float">
            <text:p>58466.01578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403.527775" calcext:value-type="float">
            <text:p>58403.527775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528.156364" calcext:value-type="float">
            <text:p>58528.15636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4.40327" calcext:value-type="float">
            <text:p>1874.4032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9.582523" calcext:value-type="float">
            <text:p>1889.58252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9.718754" calcext:value-type="float">
            <text:p>1899.71875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31.683886" calcext:value-type="float">
            <text:p>5531.683886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80.008242" calcext:value-type="float">
            <text:p>5680.00824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51.832847" calcext:value-type="float">
            <text:p>5651.83284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41.740611" calcext:value-type="float">
            <text:p>7041.74061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95.350777" calcext:value-type="float">
            <text:p>7095.35077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53.00788" calcext:value-type="float">
            <text:p>7053.00788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41.264321" calcext:value-type="float">
            <text:p>4241.26432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86.525074" calcext:value-type="float">
            <text:p>4186.52507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90.717622" calcext:value-type="float">
            <text:p>4190.71762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93.830543" calcext:value-type="float">
            <text:p>9093.83054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31.381744" calcext:value-type="float">
            <text:p>8931.381744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52.425531" calcext:value-type="float">
            <text:p>8952.42553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00.638071" calcext:value-type="float">
            <text:p>13300.63807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497.609868" calcext:value-type="float">
            <text:p>13497.609868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378.698101" calcext:value-type="float">
            <text:p>13378.69810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6.386386" calcext:value-type="float">
            <text:p>1106.386386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5.935842" calcext:value-type="float">
            <text:p>1055.935842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7.934837" calcext:value-type="float">
            <text:p>1067.93483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95.390033" calcext:value-type="float">
            <text:p>2395.390033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11.190819" calcext:value-type="float">
            <text:p>2411.190819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14.686941" calcext:value-type="float">
            <text:p>2414.686941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82.837157" calcext:value-type="float">
            <text:p>4782.83715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71.555747" calcext:value-type="float">
            <text:p>4771.555747</text:p>
          </table:table-cell>
        </table:table-row>
        <table:table-row table:style-name="ro1">
          <table:table-cell office:value-type="string" calcext:value-type="string">
            <text:p>3.11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738.530668" calcext:value-type="float">
            <text:p>4738.530668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53.611883" calcext:value-type="float">
            <text:p>16353.61188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43.196837" calcext:value-type="float">
            <text:p>16443.19683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08.870583" calcext:value-type="float">
            <text:p>16408.87058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00.372055" calcext:value-type="float">
            <text:p>49800.37205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604.930523" calcext:value-type="float">
            <text:p>49604.93052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713.735042" calcext:value-type="float">
            <text:p>49713.73504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225.095927" calcext:value-type="float">
            <text:p>64225.09592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834.688864" calcext:value-type="float">
            <text:p>61834.688864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845.006466" calcext:value-type="float">
            <text:p>63845.00646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1.439767" calcext:value-type="float">
            <text:p>2061.43976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4.007212" calcext:value-type="float">
            <text:p>2064.00721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7.059051" calcext:value-type="float">
            <text:p>2067.059051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49.388105" calcext:value-type="float">
            <text:p>6349.38810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77.006852" calcext:value-type="float">
            <text:p>6477.00685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396.904462" calcext:value-type="float">
            <text:p>6396.90446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10.39025" calcext:value-type="float">
            <text:p>8310.3902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6.806917" calcext:value-type="float">
            <text:p>8316.80691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11.819312" calcext:value-type="float">
            <text:p>8311.81931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33.670407" calcext:value-type="float">
            <text:p>15233.67040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27.789689" calcext:value-type="float">
            <text:p>15227.78968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67.937126" calcext:value-type="float">
            <text:p>15267.93712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711.351159" calcext:value-type="float">
            <text:p>45711.35115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681.330753" calcext:value-type="float">
            <text:p>45681.33075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466.027033" calcext:value-type="float">
            <text:p>45466.02703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202.140305" calcext:value-type="float">
            <text:p>58202.14030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113.16509" calcext:value-type="float">
            <text:p>58113.1650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960.829062" calcext:value-type="float">
            <text:p>57960.82906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5.041515" calcext:value-type="float">
            <text:p>1875.04151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5.578809" calcext:value-type="float">
            <text:p>1885.57880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.375684" calcext:value-type="float">
            <text:p>1877.375684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52.400631" calcext:value-type="float">
            <text:p>5452.400631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9.076514" calcext:value-type="float">
            <text:p>5569.076514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89.387628" calcext:value-type="float">
            <text:p>5689.387628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52.561657" calcext:value-type="float">
            <text:p>7152.56165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78.959922" calcext:value-type="float">
            <text:p>7178.95992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04.432033" calcext:value-type="float">
            <text:p>7104.43203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13.274166" calcext:value-type="float">
            <text:p>4913.27416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91.576959" calcext:value-type="float">
            <text:p>4891.57695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14.853166" calcext:value-type="float">
            <text:p>5014.853166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433.820272" calcext:value-type="float">
            <text:p>15433.82027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48.795398" calcext:value-type="float">
            <text:p>15048.795398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870.106985" calcext:value-type="float">
            <text:p>14870.10698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038.956007" calcext:value-type="float">
            <text:p>34038.956007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347.263823" calcext:value-type="float">
            <text:p>33347.26382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515.050875" calcext:value-type="float">
            <text:p>33515.05087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13.503855" calcext:value-type="float">
            <text:p>1113.50385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5.509805" calcext:value-type="float">
            <text:p>1115.50980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0.103643" calcext:value-type="float">
            <text:p>1110.103643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53.428369" calcext:value-type="float">
            <text:p>2853.428369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3.141535" calcext:value-type="float">
            <text:p>3063.141535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88.980692" calcext:value-type="float">
            <text:p>2988.98069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60.272892" calcext:value-type="float">
            <text:p>6460.272892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4.761408" calcext:value-type="float">
            <text:p>6484.761408</text:p>
          </table:table-cell>
        </table:table-row>
        <table:table-row table:style-name="ro1">
          <table:table-cell office:value-type="string" calcext:value-type="string">
            <text:p>3.12.5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43.320895" calcext:value-type="float">
            <text:p>6443.32089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74.484874" calcext:value-type="float">
            <text:p>16574.48487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52.965983" calcext:value-type="float">
            <text:p>16652.96598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43.820176" calcext:value-type="float">
            <text:p>16643.82017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329.560204" calcext:value-type="float">
            <text:p>50329.56020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308.340399" calcext:value-type="float">
            <text:p>50308.34039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503.690136" calcext:value-type="float">
            <text:p>50503.6901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631.672827" calcext:value-type="float">
            <text:p>64631.67282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311.306836" calcext:value-type="float">
            <text:p>64311.3068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47.076345" calcext:value-type="float">
            <text:p>64747.07634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2.204051" calcext:value-type="float">
            <text:p>2082.204051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8.065207" calcext:value-type="float">
            <text:p>2088.06520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7.594444" calcext:value-type="float">
            <text:p>2087.59444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53.60604" calcext:value-type="float">
            <text:p>6453.6060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14.792413" calcext:value-type="float">
            <text:p>6414.79241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73.527336" calcext:value-type="float">
            <text:p>6473.5273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91.318556" calcext:value-type="float">
            <text:p>8391.31855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414.747276" calcext:value-type="float">
            <text:p>8414.74727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89.162178" calcext:value-type="float">
            <text:p>8389.16217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41.076719" calcext:value-type="float">
            <text:p>15441.07671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82.125789" calcext:value-type="float">
            <text:p>15482.12578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20.825994" calcext:value-type="float">
            <text:p>15420.82599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287.199188" calcext:value-type="float">
            <text:p>46287.19918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146.566407" calcext:value-type="float">
            <text:p>46146.56640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366.808495" calcext:value-type="float">
            <text:p>46366.80849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592.890643" calcext:value-type="float">
            <text:p>58592.89064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428.024712" calcext:value-type="float">
            <text:p>58428.02471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643.476837" calcext:value-type="float">
            <text:p>58643.47683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7.668016" calcext:value-type="float">
            <text:p>1887.66801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01.901872" calcext:value-type="float">
            <text:p>1901.90187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16.779496" calcext:value-type="float">
            <text:p>1916.77949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58.934123" calcext:value-type="float">
            <text:p>5558.93412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32.875156" calcext:value-type="float">
            <text:p>5632.87515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74.757718" calcext:value-type="float">
            <text:p>5574.75771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53.15388" calcext:value-type="float">
            <text:p>7153.1538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58.645409" calcext:value-type="float">
            <text:p>7158.645409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55.244246" calcext:value-type="float">
            <text:p>7255.24424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82.253671" calcext:value-type="float">
            <text:p>4882.253671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18.103556" calcext:value-type="float">
            <text:p>4918.10355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89.453466" calcext:value-type="float">
            <text:p>4889.45346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345.804075" calcext:value-type="float">
            <text:p>15345.80407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644.53971" calcext:value-type="float">
            <text:p>14644.53971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733.989445" calcext:value-type="float">
            <text:p>14733.98944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237.055576" calcext:value-type="float">
            <text:p>34237.05557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785.134797" calcext:value-type="float">
            <text:p>33785.134797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708.939305" calcext:value-type="float">
            <text:p>33708.939305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0.847942" calcext:value-type="float">
            <text:p>1130.84794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5.628736" calcext:value-type="float">
            <text:p>1115.62873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0.207274" calcext:value-type="float">
            <text:p>1100.20727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55.728834" calcext:value-type="float">
            <text:p>2855.728834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999.541992" calcext:value-type="float">
            <text:p>2999.541992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08.454403" calcext:value-type="float">
            <text:p>3008.454403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00.03306" calcext:value-type="float">
            <text:p>6500.03306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2.772118" calcext:value-type="float">
            <text:p>6482.772118</text:p>
          </table:table-cell>
        </table:table-row>
        <table:table-row table:style-name="ro1">
          <table:table-cell office:value-type="string" calcext:value-type="string">
            <text:p>3.13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5.347723" calcext:value-type="float">
            <text:p>6475.34772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54.787876" calcext:value-type="float">
            <text:p>16354.78787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90.662565" calcext:value-type="float">
            <text:p>16390.66256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59.301926" calcext:value-type="float">
            <text:p>16359.30192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658.448472" calcext:value-type="float">
            <text:p>49658.44847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733.063068" calcext:value-type="float">
            <text:p>49733.06306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713.42698" calcext:value-type="float">
            <text:p>49713.4269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265.039004" calcext:value-type="float">
            <text:p>63265.03900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623.400264" calcext:value-type="float">
            <text:p>62623.40026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132.953629" calcext:value-type="float">
            <text:p>63132.953629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0.388961" calcext:value-type="float">
            <text:p>2040.38896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3.523919" calcext:value-type="float">
            <text:p>2043.523919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48.803512" calcext:value-type="float">
            <text:p>2048.80351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31.293894" calcext:value-type="float">
            <text:p>6231.29389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258.765155" calcext:value-type="float">
            <text:p>6258.76515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81.314808" calcext:value-type="float">
            <text:p>6181.31480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64.776787" calcext:value-type="float">
            <text:p>8264.77678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42.203402" calcext:value-type="float">
            <text:p>8242.20340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94.628131" calcext:value-type="float">
            <text:p>8294.62813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12.312828" calcext:value-type="float">
            <text:p>15112.31282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120.485198" calcext:value-type="float">
            <text:p>15120.48519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48.764088" calcext:value-type="float">
            <text:p>15148.76408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399.773641" calcext:value-type="float">
            <text:p>45399.77364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480.309484" calcext:value-type="float">
            <text:p>45480.30948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656.754741" calcext:value-type="float">
            <text:p>45656.75474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82.239154" calcext:value-type="float">
            <text:p>57682.23915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717.2315" calcext:value-type="float">
            <text:p>57717.231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735.592541" calcext:value-type="float">
            <text:p>57735.59254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2.453101" calcext:value-type="float">
            <text:p>1862.45310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8.691027" calcext:value-type="float">
            <text:p>1858.69102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00.827111" calcext:value-type="float">
            <text:p>1900.82711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25.602618" calcext:value-type="float">
            <text:p>5525.602618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81.249934" calcext:value-type="float">
            <text:p>5481.24993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08.349059" calcext:value-type="float">
            <text:p>5508.349059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85.939977" calcext:value-type="float">
            <text:p>7085.93997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35.368936" calcext:value-type="float">
            <text:p>7035.36893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61.31253" calcext:value-type="float">
            <text:p>7061.3125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3.403027" calcext:value-type="float">
            <text:p>4863.40302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59.312542" calcext:value-type="float">
            <text:p>4859.31254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03.272604" calcext:value-type="float">
            <text:p>4903.27260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240.731811" calcext:value-type="float">
            <text:p>15240.73181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861.03143" calcext:value-type="float">
            <text:p>14861.0314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457.020137" calcext:value-type="float">
            <text:p>14457.02013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543.44096" calcext:value-type="float">
            <text:p>33543.44096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886.964933" calcext:value-type="float">
            <text:p>32886.964933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976.25384" calcext:value-type="float">
            <text:p>32976.2538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.473342" calcext:value-type="float">
            <text:p>1135.47334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1.830185" calcext:value-type="float">
            <text:p>1131.83018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4.229015" calcext:value-type="float">
            <text:p>1104.22901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15.603904" calcext:value-type="float">
            <text:p>2815.603904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14.77631" calcext:value-type="float">
            <text:p>3014.77631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65.519662" calcext:value-type="float">
            <text:p>2965.519662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65.621097" calcext:value-type="float">
            <text:p>6465.621097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53.980515" calcext:value-type="float">
            <text:p>6453.980515</text:p>
          </table:table-cell>
        </table:table-row>
        <table:table-row table:style-name="ro1">
          <table:table-cell office:value-type="string" calcext:value-type="string">
            <text:p>3.14.6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1.080079" calcext:value-type="float">
            <text:p>6411.08007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18.437152" calcext:value-type="float">
            <text:p>16418.43715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39.960002" calcext:value-type="float">
            <text:p>16439.96000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66.227551" calcext:value-type="float">
            <text:p>16466.22755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81.035918" calcext:value-type="float">
            <text:p>49881.03591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62.00731" calcext:value-type="float">
            <text:p>49862.0073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910.012368" calcext:value-type="float">
            <text:p>49910.01236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198.8779" calcext:value-type="float">
            <text:p>63198.877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45.596101" calcext:value-type="float">
            <text:p>64445.59610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362.769251" calcext:value-type="float">
            <text:p>64362.76925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3.272917" calcext:value-type="float">
            <text:p>2063.27291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1.042082" calcext:value-type="float">
            <text:p>2071.04208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2.575245" calcext:value-type="float">
            <text:p>2062.57524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71.015837" calcext:value-type="float">
            <text:p>6371.01583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49.577779" calcext:value-type="float">
            <text:p>6449.57777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32.354625" calcext:value-type="float">
            <text:p>6432.35462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43.703221" calcext:value-type="float">
            <text:p>8343.70322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43.49126" calcext:value-type="float">
            <text:p>8343.49126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75.543271" calcext:value-type="float">
            <text:p>8375.54327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13.403365" calcext:value-type="float">
            <text:p>15313.40336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74.317973" calcext:value-type="float">
            <text:p>15274.31797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11.57347" calcext:value-type="float">
            <text:p>15311.5734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698.318999" calcext:value-type="float">
            <text:p>45698.31899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862.410432" calcext:value-type="float">
            <text:p>45862.41043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850.232087" calcext:value-type="float">
            <text:p>45850.23208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311.577302" calcext:value-type="float">
            <text:p>58311.57730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172.082323" calcext:value-type="float">
            <text:p>58172.08232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233.581422" calcext:value-type="float">
            <text:p>58233.58142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3.466502" calcext:value-type="float">
            <text:p>1873.46650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0.396591" calcext:value-type="float">
            <text:p>1890.39659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6.87936" calcext:value-type="float">
            <text:p>1886.87936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09.043697" calcext:value-type="float">
            <text:p>5409.04369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51.199807" calcext:value-type="float">
            <text:p>5551.19980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05.638459" calcext:value-type="float">
            <text:p>5605.638459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00.400528" calcext:value-type="float">
            <text:p>7000.40052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58.515238" calcext:value-type="float">
            <text:p>7158.51523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19.779093" calcext:value-type="float">
            <text:p>7219.77909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35.170635" calcext:value-type="float">
            <text:p>4735.17063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39.91051" calcext:value-type="float">
            <text:p>4839.9105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92.577384" calcext:value-type="float">
            <text:p>4792.57738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177.614424" calcext:value-type="float">
            <text:p>16177.61442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97.268301" calcext:value-type="float">
            <text:p>15197.26830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82.069033" calcext:value-type="float">
            <text:p>15182.069033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625.450637" calcext:value-type="float">
            <text:p>34625.450637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298.837341" calcext:value-type="float">
            <text:p>34298.837341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96.427428" calcext:value-type="float">
            <text:p>34196.427428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7.88886" calcext:value-type="float">
            <text:p>1137.88886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2.960455" calcext:value-type="float">
            <text:p>1122.96045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4.560665" calcext:value-type="float">
            <text:p>1114.56066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74.114032" calcext:value-type="float">
            <text:p>2874.114032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0.344584" calcext:value-type="float">
            <text:p>3050.34458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56.926995" calcext:value-type="float">
            <text:p>3056.92699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2.024244" calcext:value-type="float">
            <text:p>6572.024244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2.76075" calcext:value-type="float">
            <text:p>6532.76075</text:p>
          </table:table-cell>
        </table:table-row>
        <table:table-row table:style-name="ro1">
          <table:table-cell office:value-type="string" calcext:value-type="string">
            <text:p>3.15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4.325351" calcext:value-type="float">
            <text:p>6504.32535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10.796494" calcext:value-type="float">
            <text:p>16710.79649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676.459179" calcext:value-type="float">
            <text:p>16676.45917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669.602837" calcext:value-type="float">
            <text:p>16669.60283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545.941761" calcext:value-type="float">
            <text:p>50545.94176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454.06677" calcext:value-type="float">
            <text:p>50454.0667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527.110169" calcext:value-type="float">
            <text:p>50527.1101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299.957096" calcext:value-type="float">
            <text:p>65299.95709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292.811469" calcext:value-type="float">
            <text:p>65292.8114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321.745987" calcext:value-type="float">
            <text:p>65321.74598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3.032276" calcext:value-type="float">
            <text:p>2093.03227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01.023665" calcext:value-type="float">
            <text:p>2101.023665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92.414578" calcext:value-type="float">
            <text:p>2092.41457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29.379027" calcext:value-type="float">
            <text:p>6429.37902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82.733983" calcext:value-type="float">
            <text:p>6482.73398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545.051044" calcext:value-type="float">
            <text:p>6545.05104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15.698266" calcext:value-type="float">
            <text:p>8315.69826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412.759551" calcext:value-type="float">
            <text:p>8412.75955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99.422924" calcext:value-type="float">
            <text:p>8399.42292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483.662656" calcext:value-type="float">
            <text:p>15483.66265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86.217954" calcext:value-type="float">
            <text:p>15486.21795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38.128063" calcext:value-type="float">
            <text:p>15438.12806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358.497713" calcext:value-type="float">
            <text:p>46358.49771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175.475946" calcext:value-type="float">
            <text:p>46175.47594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274.841532" calcext:value-type="float">
            <text:p>46274.84153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648.393427" calcext:value-type="float">
            <text:p>58648.39342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680.465479" calcext:value-type="float">
            <text:p>58680.46547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554.232801" calcext:value-type="float">
            <text:p>58554.23280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6.879759" calcext:value-type="float">
            <text:p>1866.87975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5.590582" calcext:value-type="float">
            <text:p>1875.59058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0.745262" calcext:value-type="float">
            <text:p>1890.74526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14.848116" calcext:value-type="float">
            <text:p>5614.84811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13.001526" calcext:value-type="float">
            <text:p>5613.00152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79.489769" calcext:value-type="float">
            <text:p>5679.4897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84.917964" calcext:value-type="float">
            <text:p>7184.917964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265.160358" calcext:value-type="float">
            <text:p>7265.16035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23.275932" calcext:value-type="float">
            <text:p>7223.275932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4.642469" calcext:value-type="float">
            <text:p>4904.6424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97.01686" calcext:value-type="float">
            <text:p>4997.0168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49.015648" calcext:value-type="float">
            <text:p>4949.01564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04.272261" calcext:value-type="float">
            <text:p>16204.27226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43.825717" calcext:value-type="float">
            <text:p>15143.82571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01.048738" calcext:value-type="float">
            <text:p>15101.04873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18.873141" calcext:value-type="float">
            <text:p>34418.87314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031.330048" calcext:value-type="float">
            <text:p>34031.330048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67.792166" calcext:value-type="float">
            <text:p>34167.79216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0.995601" calcext:value-type="float">
            <text:p>1130.99560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1.612496" calcext:value-type="float">
            <text:p>1141.612496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2.609469" calcext:value-type="float">
            <text:p>1122.609469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09.395343" calcext:value-type="float">
            <text:p>2909.395343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1.529937" calcext:value-type="float">
            <text:p>3121.529937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89.491161" calcext:value-type="float">
            <text:p>3089.49116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95.44351" calcext:value-type="float">
            <text:p>6595.44351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8.165915" calcext:value-type="float">
            <text:p>6538.165915</text:p>
          </table:table-cell>
        </table:table-row>
        <table:table-row table:style-name="ro1">
          <table:table-cell office:value-type="string" calcext:value-type="string">
            <text:p>3.16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46.70862" calcext:value-type="float">
            <text:p>6546.7086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92.375081" calcext:value-type="float">
            <text:p>16392.37508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36.747985" calcext:value-type="float">
            <text:p>16336.74798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15.074313" calcext:value-type="float">
            <text:p>16315.07431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586.264352" calcext:value-type="float">
            <text:p>49586.26435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484.102545" calcext:value-type="float">
            <text:p>49484.10254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348.854343" calcext:value-type="float">
            <text:p>49348.85434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03.410124" calcext:value-type="float">
            <text:p>63903.410124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073.988003" calcext:value-type="float">
            <text:p>64073.98800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990.723807" calcext:value-type="float">
            <text:p>63990.72380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0.102665" calcext:value-type="float">
            <text:p>2070.10266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83.337429" calcext:value-type="float">
            <text:p>2083.33742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2.300705" calcext:value-type="float">
            <text:p>2082.30070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26.725678" calcext:value-type="float">
            <text:p>6426.72567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95.489904" calcext:value-type="float">
            <text:p>6395.489904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5.160972" calcext:value-type="float">
            <text:p>6465.16097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77.140811" calcext:value-type="float">
            <text:p>8277.14081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7.831236" calcext:value-type="float">
            <text:p>8317.831236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45.555509" calcext:value-type="float">
            <text:p>8345.55550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48.382252" calcext:value-type="float">
            <text:p>15148.38225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03.880619" calcext:value-type="float">
            <text:p>15203.88061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81.462696" calcext:value-type="float">
            <text:p>15181.462696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463.251082" calcext:value-type="float">
            <text:p>45463.25108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81.782171" calcext:value-type="float">
            <text:p>45381.78217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407.764952" calcext:value-type="float">
            <text:p>45407.76495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437.364488" calcext:value-type="float">
            <text:p>57437.36448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375.287082" calcext:value-type="float">
            <text:p>57375.28708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450.902767" calcext:value-type="float">
            <text:p>57450.90276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3.454613" calcext:value-type="float">
            <text:p>1853.45461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8.364238" calcext:value-type="float">
            <text:p>1868.36423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0.198648" calcext:value-type="float">
            <text:p>1880.19864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02.713578" calcext:value-type="float">
            <text:p>5602.71357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86.978192" calcext:value-type="float">
            <text:p>5586.97819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44.913061" calcext:value-type="float">
            <text:p>5644.91306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58.006962" calcext:value-type="float">
            <text:p>7058.00696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16.931368" calcext:value-type="float">
            <text:p>7116.93136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37.047793" calcext:value-type="float">
            <text:p>7137.04779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77.982511" calcext:value-type="float">
            <text:p>4977.98251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10.545925" calcext:value-type="float">
            <text:p>4910.545925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60.934829" calcext:value-type="float">
            <text:p>4960.93482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86.742733" calcext:value-type="float">
            <text:p>16086.742733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78.604897" calcext:value-type="float">
            <text:p>15378.60489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87.708692" calcext:value-type="float">
            <text:p>15187.70869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604.403667" calcext:value-type="float">
            <text:p>34604.403667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085.187759" calcext:value-type="float">
            <text:p>34085.18775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43.846132" calcext:value-type="float">
            <text:p>34143.84613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5.285851" calcext:value-type="float">
            <text:p>1155.285851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7.880626" calcext:value-type="float">
            <text:p>1147.880626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26.488758" calcext:value-type="float">
            <text:p>1126.488758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4.632829" calcext:value-type="float">
            <text:p>2864.63282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7.327612" calcext:value-type="float">
            <text:p>3067.32761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81.733684" calcext:value-type="float">
            <text:p>3081.733684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08.015692" calcext:value-type="float">
            <text:p>6508.015692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14.932189" calcext:value-type="float">
            <text:p>6514.932189</text:p>
          </table:table-cell>
        </table:table-row>
        <table:table-row table:style-name="ro1">
          <table:table-cell office:value-type="string" calcext:value-type="string">
            <text:p>3.17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43.267012" calcext:value-type="float">
            <text:p>6543.26701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79.82943" calcext:value-type="float">
            <text:p>16179.8294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61.155755" calcext:value-type="float">
            <text:p>16161.15575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12.978741" calcext:value-type="float">
            <text:p>16212.97874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504.398674" calcext:value-type="float">
            <text:p>49504.39867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326.803414" calcext:value-type="float">
            <text:p>49326.80341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456.483477" calcext:value-type="float">
            <text:p>49456.48347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426.7605" calcext:value-type="float">
            <text:p>64426.760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584.832503" calcext:value-type="float">
            <text:p>64584.83250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097.877884" calcext:value-type="float">
            <text:p>64097.87788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7.399673" calcext:value-type="float">
            <text:p>2067.39967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6.744428" calcext:value-type="float">
            <text:p>2066.744428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6.273301" calcext:value-type="float">
            <text:p>2066.27330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96.555583" calcext:value-type="float">
            <text:p>6396.55558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48.390842" calcext:value-type="float">
            <text:p>6448.39084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48.332755" calcext:value-type="float">
            <text:p>6448.33275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30.182282" calcext:value-type="float">
            <text:p>8330.18228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61.647834" calcext:value-type="float">
            <text:p>8361.64783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22.36854" calcext:value-type="float">
            <text:p>8322.3685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30.57396" calcext:value-type="float">
            <text:p>15030.5739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34.384173" calcext:value-type="float">
            <text:p>15034.38417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32.270537" calcext:value-type="float">
            <text:p>15032.27053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294.751284" calcext:value-type="float">
            <text:p>45294.75128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372.036742" calcext:value-type="float">
            <text:p>45372.03674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355.256283" calcext:value-type="float">
            <text:p>45355.25628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840.219166" calcext:value-type="float">
            <text:p>57840.21916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832.772368" calcext:value-type="float">
            <text:p>57832.772368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948.671286" calcext:value-type="float">
            <text:p>57948.67128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.464752" calcext:value-type="float">
            <text:p>1852.46475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1.052694" calcext:value-type="float">
            <text:p>1861.05269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5.031564" calcext:value-type="float">
            <text:p>1875.03156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07.195673" calcext:value-type="float">
            <text:p>5607.19567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24.661845" calcext:value-type="float">
            <text:p>5624.66184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49.637514" calcext:value-type="float">
            <text:p>5549.63751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134.329166" calcext:value-type="float">
            <text:p>7134.32916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37.613276" calcext:value-type="float">
            <text:p>7137.61327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27.726214" calcext:value-type="float">
            <text:p>7127.72621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43.62124" calcext:value-type="float">
            <text:p>4943.6212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31.060117" calcext:value-type="float">
            <text:p>4931.06011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42.488984" calcext:value-type="float">
            <text:p>4942.48898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291.174751" calcext:value-type="float">
            <text:p>16291.17475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87.34403" calcext:value-type="float">
            <text:p>15087.3440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273.303157" calcext:value-type="float">
            <text:p>16273.303157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84.246844" calcext:value-type="float">
            <text:p>34484.24684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037.061434" calcext:value-type="float">
            <text:p>34037.061434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106.737551" calcext:value-type="float">
            <text:p>34106.73755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3.073601" calcext:value-type="float">
            <text:p>1143.073601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7.347502" calcext:value-type="float">
            <text:p>1137.34750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1.969785" calcext:value-type="float">
            <text:p>1131.96978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3.521263" calcext:value-type="float">
            <text:p>2863.52126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6.602303" calcext:value-type="float">
            <text:p>3066.602303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82.413952" calcext:value-type="float">
            <text:p>3182.413952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68.702476" calcext:value-type="float">
            <text:p>6568.702476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27.66775" calcext:value-type="float">
            <text:p>6527.66775</text:p>
          </table:table-cell>
        </table:table-row>
        <table:table-row table:style-name="ro1">
          <table:table-cell office:value-type="string" calcext:value-type="string">
            <text:p>3.18.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43.793186" calcext:value-type="float">
            <text:p>6543.79318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195.780006" calcext:value-type="float">
            <text:p>16195.78000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159.740824" calcext:value-type="float">
            <text:p>16159.74082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46.308874" calcext:value-type="float">
            <text:p>16146.30887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162.96741" calcext:value-type="float">
            <text:p>49162.9674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094.331682" calcext:value-type="float">
            <text:p>49094.33168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224.58944" calcext:value-type="float">
            <text:p>49224.5894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57.707143" calcext:value-type="float">
            <text:p>63957.70714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003.622781" calcext:value-type="float">
            <text:p>63003.62278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907.926166" calcext:value-type="float">
            <text:p>62907.92616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8.866953" calcext:value-type="float">
            <text:p>2058.86695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2.981411" calcext:value-type="float">
            <text:p>2062.98141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3.28289" calcext:value-type="float">
            <text:p>2063.2828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30.584911" calcext:value-type="float">
            <text:p>6430.58491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53.995109" calcext:value-type="float">
            <text:p>6453.99510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6.766783" calcext:value-type="float">
            <text:p>6466.76678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94.700038" calcext:value-type="float">
            <text:p>8294.700038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0.293372" calcext:value-type="float">
            <text:p>8310.29337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99.44143" calcext:value-type="float">
            <text:p>8299.4414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942.285244" calcext:value-type="float">
            <text:p>14942.28524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946.569627" calcext:value-type="float">
            <text:p>14946.569627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997.537086" calcext:value-type="float">
            <text:p>14997.53708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148.506323" calcext:value-type="float">
            <text:p>45148.50632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107.443035" calcext:value-type="float">
            <text:p>45107.443035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004.637706" calcext:value-type="float">
            <text:p>45004.63770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51.118941" calcext:value-type="float">
            <text:p>57651.11894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454.045319" calcext:value-type="float">
            <text:p>57454.04531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532.925776" calcext:value-type="float">
            <text:p>57532.92577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3.533176" calcext:value-type="float">
            <text:p>1853.53317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8.019871" calcext:value-type="float">
            <text:p>1868.01987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1.112619" calcext:value-type="float">
            <text:p>1871.11261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70.829562" calcext:value-type="float">
            <text:p>5470.82956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35.596389" calcext:value-type="float">
            <text:p>5635.59638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70.508041" calcext:value-type="float">
            <text:p>5670.50804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15.60053" calcext:value-type="float">
            <text:p>7015.6005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55.709051" calcext:value-type="float">
            <text:p>7155.70905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43.432375" calcext:value-type="float">
            <text:p>7143.432375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4.850448" calcext:value-type="float">
            <text:p>4924.850448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4.086859" calcext:value-type="float">
            <text:p>4884.08685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79.282264" calcext:value-type="float">
            <text:p>4979.28226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27.828965" calcext:value-type="float">
            <text:p>15827.828965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88.809929" calcext:value-type="float">
            <text:p>15188.80992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774.300243" calcext:value-type="float">
            <text:p>14774.300243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397.784394" calcext:value-type="float">
            <text:p>33397.78439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012.966649" calcext:value-type="float">
            <text:p>33012.96664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838.686694" calcext:value-type="float">
            <text:p>32838.68669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224572" calcext:value-type="float">
            <text:p>1147.22457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8.731898" calcext:value-type="float">
            <text:p>1148.731898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5.087054" calcext:value-type="float">
            <text:p>1115.087054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05.010119" calcext:value-type="float">
            <text:p>2905.010119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05.610796" calcext:value-type="float">
            <text:p>3105.610796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33.630961" calcext:value-type="float">
            <text:p>3033.63096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83.181582" calcext:value-type="float">
            <text:p>6483.181582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9.811651" calcext:value-type="float">
            <text:p>6449.811651</text:p>
          </table:table-cell>
        </table:table-row>
        <table:table-row table:style-name="ro1">
          <table:table-cell office:value-type="string" calcext:value-type="string">
            <text:p>3.19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46.838906" calcext:value-type="float">
            <text:p>6446.838906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58.492249" calcext:value-type="float">
            <text:p>18658.492249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27.168878" calcext:value-type="float">
            <text:p>18527.16887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20.71708" calcext:value-type="float">
            <text:p>18520.7170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183.252671" calcext:value-type="float">
            <text:p>56183.252671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297.494125" calcext:value-type="float">
            <text:p>56297.494125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266.210931" calcext:value-type="float">
            <text:p>56266.210931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2351.637571" calcext:value-type="float">
            <text:p>52351.637571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2727.060171" calcext:value-type="float">
            <text:p>52727.060171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2433.488891" calcext:value-type="float">
            <text:p>52433.488891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42.634626" calcext:value-type="float">
            <text:p>2242.634626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49.224076" calcext:value-type="float">
            <text:p>2249.224076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44.569047" calcext:value-type="float">
            <text:p>2244.569047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76.071644" calcext:value-type="float">
            <text:p>6876.07164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19.65989" calcext:value-type="float">
            <text:p>6919.65989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26.200573" calcext:value-type="float">
            <text:p>6926.200573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79.705978" calcext:value-type="float">
            <text:p>8979.70597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24.104439" calcext:value-type="float">
            <text:p>9024.104439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82.18788" calcext:value-type="float">
            <text:p>9082.1878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30.916885" calcext:value-type="float">
            <text:p>17230.916885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165.471142" calcext:value-type="float">
            <text:p>17165.471142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143.569258" calcext:value-type="float">
            <text:p>17143.56925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271.425902" calcext:value-type="float">
            <text:p>51271.425902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179.438644" calcext:value-type="float">
            <text:p>51179.43864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198.562767" calcext:value-type="float">
            <text:p>51198.562767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996.912807" calcext:value-type="float">
            <text:p>62996.912807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099.551668" calcext:value-type="float">
            <text:p>61099.55166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818.777031" calcext:value-type="float">
            <text:p>63818.777031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4.348566" calcext:value-type="float">
            <text:p>2004.348566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.100559" calcext:value-type="float">
            <text:p>2021.100559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1.067345" calcext:value-type="float">
            <text:p>2031.067345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65.559634" calcext:value-type="float">
            <text:p>5865.55963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83.162857" calcext:value-type="float">
            <text:p>5883.162857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06.206052" calcext:value-type="float">
            <text:p>5906.206052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51.791128" calcext:value-type="float">
            <text:p>7651.79112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50.309823" calcext:value-type="float">
            <text:p>7650.309823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17.085833" calcext:value-type="float">
            <text:p>7617.085833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74.047994" calcext:value-type="float">
            <text:p>4474.04799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5.597253" calcext:value-type="float">
            <text:p>4465.597253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67.789904" calcext:value-type="float">
            <text:p>4467.78990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96.925974" calcext:value-type="float">
            <text:p>9196.92597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895.81588" calcext:value-type="float">
            <text:p>8895.8158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422.973534" calcext:value-type="float">
            <text:p>9422.97353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331.320245" calcext:value-type="float">
            <text:p>13331.320245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258.522252" calcext:value-type="float">
            <text:p>13258.522252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374.196362" calcext:value-type="float">
            <text:p>13374.196362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74.246901" calcext:value-type="float">
            <text:p>1074.246901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72.836429" calcext:value-type="float">
            <text:p>1072.836429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89.685884" calcext:value-type="float">
            <text:p>1089.68588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57.07764" calcext:value-type="float">
            <text:p>2357.07764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91.098209" calcext:value-type="float">
            <text:p>2391.098209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68.340476" calcext:value-type="float">
            <text:p>2468.340476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72.036179" calcext:value-type="float">
            <text:p>4872.036179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50.987658" calcext:value-type="float">
            <text:p>4850.987658</text:p>
          </table:table-cell>
        </table:table-row>
        <table:table-row table:style-name="ro1">
          <table:table-cell office:value-type="string" calcext:value-type="string">
            <text:p>3.2.7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91.554797" calcext:value-type="float">
            <text:p>4891.554797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41.900915" calcext:value-type="float">
            <text:p>18741.90091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29.220053" calcext:value-type="float">
            <text:p>18729.220053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7.771516" calcext:value-type="float">
            <text:p>18777.771516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682.771181" calcext:value-type="float">
            <text:p>56682.77118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586.636158" calcext:value-type="float">
            <text:p>56586.636158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586.575701" calcext:value-type="float">
            <text:p>56586.57570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768.940601" calcext:value-type="float">
            <text:p>57768.94060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561.297114" calcext:value-type="float">
            <text:p>57561.297114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845.353005" calcext:value-type="float">
            <text:p>57845.35300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9.44882" calcext:value-type="float">
            <text:p>2329.44882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26.471715" calcext:value-type="float">
            <text:p>2326.47171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35.661237" calcext:value-type="float">
            <text:p>2335.661237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37.472349" calcext:value-type="float">
            <text:p>6937.472349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42.777502" calcext:value-type="float">
            <text:p>6942.777502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85.002831" calcext:value-type="float">
            <text:p>6985.00283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22.044539" calcext:value-type="float">
            <text:p>9022.044539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43.091042" calcext:value-type="float">
            <text:p>9043.091042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999.785933" calcext:value-type="float">
            <text:p>8999.785933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6.31064" calcext:value-type="float">
            <text:p>17316.31064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2.041457" calcext:value-type="float">
            <text:p>17352.041457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05.405799" calcext:value-type="float">
            <text:p>17305.405799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13.540029" calcext:value-type="float">
            <text:p>51613.540029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696.219901" calcext:value-type="float">
            <text:p>51696.21990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512.436691" calcext:value-type="float">
            <text:p>51512.43669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932.139711" calcext:value-type="float">
            <text:p>62932.13971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398.058721" calcext:value-type="float">
            <text:p>63398.05872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781.888688" calcext:value-type="float">
            <text:p>62781.888688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5.81879" calcext:value-type="float">
            <text:p>2055.81879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6.277935" calcext:value-type="float">
            <text:p>2066.27793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2.507664" calcext:value-type="float">
            <text:p>2072.507664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56.84221" calcext:value-type="float">
            <text:p>5856.84221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50.657465" calcext:value-type="float">
            <text:p>5950.65746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33.108502" calcext:value-type="float">
            <text:p>5933.108502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64.349302" calcext:value-type="float">
            <text:p>7564.349302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65.941657" calcext:value-type="float">
            <text:p>7565.941657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560.444925" calcext:value-type="float">
            <text:p>7560.44492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5.231447" calcext:value-type="float">
            <text:p>4435.231447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1.421282" calcext:value-type="float">
            <text:p>4461.421282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38.348043" calcext:value-type="float">
            <text:p>4438.348043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99.893928" calcext:value-type="float">
            <text:p>9199.893928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347.300647" calcext:value-type="float">
            <text:p>9347.300647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32.184348" calcext:value-type="float">
            <text:p>8932.184348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106.348747" calcext:value-type="float">
            <text:p>13106.348747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347.102065" calcext:value-type="float">
            <text:p>13347.10206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2960.507928" calcext:value-type="float">
            <text:p>12960.507928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8.212254" calcext:value-type="float">
            <text:p>1108.212254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2.242288" calcext:value-type="float">
            <text:p>1132.242288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5.289713" calcext:value-type="float">
            <text:p>1105.289713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9.730885" calcext:value-type="float">
            <text:p>2379.730885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24.675052" calcext:value-type="float">
            <text:p>2524.675052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13.157038" calcext:value-type="float">
            <text:p>2413.157038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53.02066" calcext:value-type="float">
            <text:p>4853.02066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92.415426" calcext:value-type="float">
            <text:p>4892.415426</text:p>
          </table:table-cell>
        </table:table-row>
        <table:table-row table:style-name="ro1">
          <table:table-cell office:value-type="string" calcext:value-type="string">
            <text:p>3.3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9.104528" calcext:value-type="float">
            <text:p>4869.104528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108.437141" calcext:value-type="float">
            <text:p>19108.43714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175.223339" calcext:value-type="float">
            <text:p>19175.223339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125.383591" calcext:value-type="float">
            <text:p>19125.38359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7346.47714" calcext:value-type="float">
            <text:p>57346.4771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285.597696" calcext:value-type="float">
            <text:p>57285.597696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7372.276853" calcext:value-type="float">
            <text:p>57372.276853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529.184231" calcext:value-type="float">
            <text:p>57529.18423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424.046294" calcext:value-type="float">
            <text:p>57424.04629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412.956508" calcext:value-type="float">
            <text:p>57412.956508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6.972823" calcext:value-type="float">
            <text:p>2326.972823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26.117181" calcext:value-type="float">
            <text:p>2326.11718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18.820964" calcext:value-type="float">
            <text:p>2318.82096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27.487748" calcext:value-type="float">
            <text:p>6927.487748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96.466834" calcext:value-type="float">
            <text:p>6996.46683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85.114305" calcext:value-type="float">
            <text:p>6985.114305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112.404182" calcext:value-type="float">
            <text:p>9112.404182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93.671223" calcext:value-type="float">
            <text:p>9093.671223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147.074514" calcext:value-type="float">
            <text:p>9147.07451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64.698386" calcext:value-type="float">
            <text:p>17564.698386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546.51628" calcext:value-type="float">
            <text:p>17546.51628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581.041014" calcext:value-type="float">
            <text:p>17581.04101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76.009321" calcext:value-type="float">
            <text:p>52276.00932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460.00456" calcext:value-type="float">
            <text:p>52460.00456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235.661376" calcext:value-type="float">
            <text:p>52235.661376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022.572086" calcext:value-type="float">
            <text:p>64022.572086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37.626178" calcext:value-type="float">
            <text:p>64437.626178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31.106612" calcext:value-type="float">
            <text:p>64131.106612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9.860984" calcext:value-type="float">
            <text:p>2059.86098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7.867358" calcext:value-type="float">
            <text:p>2067.867358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6.146781" calcext:value-type="float">
            <text:p>2076.14678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54.129544" calcext:value-type="float">
            <text:p>5854.12954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72.277225" calcext:value-type="float">
            <text:p>5872.277225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46.16033" calcext:value-type="float">
            <text:p>5946.16033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07.795103" calcext:value-type="float">
            <text:p>7707.795103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47.939265" calcext:value-type="float">
            <text:p>7547.939265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08.404997" calcext:value-type="float">
            <text:p>7708.404997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6.592781" calcext:value-type="float">
            <text:p>4436.59278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64.511369" calcext:value-type="float">
            <text:p>4464.511369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44.607259" calcext:value-type="float">
            <text:p>4444.607259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098.261375" calcext:value-type="float">
            <text:p>9098.261375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88.096784" calcext:value-type="float">
            <text:p>8988.09678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85.869211" calcext:value-type="float">
            <text:p>9085.86921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836.76569" calcext:value-type="float">
            <text:p>13836.76569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630.074366" calcext:value-type="float">
            <text:p>13630.074366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556.363406" calcext:value-type="float">
            <text:p>13556.363406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7.829978" calcext:value-type="float">
            <text:p>1087.829978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0.206174" calcext:value-type="float">
            <text:p>1090.206174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0.59862" calcext:value-type="float">
            <text:p>1070.59862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6.503377" calcext:value-type="float">
            <text:p>2376.503377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24.062391" calcext:value-type="float">
            <text:p>2424.06239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16.338131" calcext:value-type="float">
            <text:p>2416.338131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20.048199" calcext:value-type="float">
            <text:p>4920.048199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89.655497" calcext:value-type="float">
            <text:p>4889.655497</text:p>
          </table:table-cell>
        </table:table-row>
        <table:table-row table:style-name="ro1">
          <table:table-cell office:value-type="string" calcext:value-type="string">
            <text:p>3.4.1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0.486788" calcext:value-type="float">
            <text:p>4860.486788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02.515828" calcext:value-type="float">
            <text:p>18802.515828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657.191999" calcext:value-type="float">
            <text:p>18657.191999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81.488109" calcext:value-type="float">
            <text:p>18781.488109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534.706013" calcext:value-type="float">
            <text:p>56534.70601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804.58077" calcext:value-type="float">
            <text:p>56804.58077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747.237983" calcext:value-type="float">
            <text:p>56747.23798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502.333109" calcext:value-type="float">
            <text:p>56502.333109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845.161409" calcext:value-type="float">
            <text:p>56845.161409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134.233754" calcext:value-type="float">
            <text:p>57134.233754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0.760646" calcext:value-type="float">
            <text:p>2290.760646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2.653579" calcext:value-type="float">
            <text:p>2302.653579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5.426204" calcext:value-type="float">
            <text:p>2305.426204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67.032754" calcext:value-type="float">
            <text:p>6867.032754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16.896467" calcext:value-type="float">
            <text:p>6916.896467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64.733207" calcext:value-type="float">
            <text:p>6964.733207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47.912836" calcext:value-type="float">
            <text:p>9047.912836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100.804974" calcext:value-type="float">
            <text:p>9100.804974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46.567438" calcext:value-type="float">
            <text:p>9046.567438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10.853193" calcext:value-type="float">
            <text:p>17310.85319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350.609445" calcext:value-type="float">
            <text:p>17350.60944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54.706386" calcext:value-type="float">
            <text:p>17354.706386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16.311437" calcext:value-type="float">
            <text:p>51616.311437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686.642542" calcext:value-type="float">
            <text:p>51686.642542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448.93738" calcext:value-type="float">
            <text:p>51448.93738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539.054285" calcext:value-type="float">
            <text:p>63539.05428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260.233875" calcext:value-type="float">
            <text:p>63260.23387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461.673493" calcext:value-type="float">
            <text:p>63461.67349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0.979526" calcext:value-type="float">
            <text:p>2030.979526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5.895504" calcext:value-type="float">
            <text:p>2045.895504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8.282205" calcext:value-type="float">
            <text:p>2058.28220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69.231654" calcext:value-type="float">
            <text:p>5869.231654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91.923065" calcext:value-type="float">
            <text:p>5891.92306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938.811753" calcext:value-type="float">
            <text:p>5938.81175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38.069846" calcext:value-type="float">
            <text:p>7738.069846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12.827177" calcext:value-type="float">
            <text:p>7712.827177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19.896272" calcext:value-type="float">
            <text:p>7719.896272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39.722661" calcext:value-type="float">
            <text:p>4439.722661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13.640043" calcext:value-type="float">
            <text:p>4413.64004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09.965325" calcext:value-type="float">
            <text:p>4409.96532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1.988775" calcext:value-type="float">
            <text:p>9121.98877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47.008517" calcext:value-type="float">
            <text:p>8947.008517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35.291843" calcext:value-type="float">
            <text:p>8935.29184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730.596482" calcext:value-type="float">
            <text:p>13730.596482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50.422208" calcext:value-type="float">
            <text:p>13550.422208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688.141549" calcext:value-type="float">
            <text:p>13688.141549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0.97385" calcext:value-type="float">
            <text:p>1090.9738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9.334163" calcext:value-type="float">
            <text:p>1069.33416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3.312199" calcext:value-type="float">
            <text:p>1063.312199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7.243415" calcext:value-type="float">
            <text:p>2367.243415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97.487891" calcext:value-type="float">
            <text:p>2397.487891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79.187833" calcext:value-type="float">
            <text:p>2379.18783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12.15983" calcext:value-type="float">
            <text:p>4912.15983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74.778262" calcext:value-type="float">
            <text:p>4874.778262</text:p>
          </table:table-cell>
        </table:table-row>
        <table:table-row table:style-name="ro1">
          <table:table-cell office:value-type="string" calcext:value-type="string">
            <text:p>3.5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5.351384" calcext:value-type="float">
            <text:p>4865.351384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66.118761" calcext:value-type="float">
            <text:p>18966.118761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07.586394" calcext:value-type="float">
            <text:p>18907.586394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13.666883" calcext:value-type="float">
            <text:p>18913.666883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935.515548" calcext:value-type="float">
            <text:p>56935.51554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026.304623" calcext:value-type="float">
            <text:p>57026.304623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937.896898" calcext:value-type="float">
            <text:p>56937.89689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792.118313" calcext:value-type="float">
            <text:p>56792.118313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435.292395" calcext:value-type="float">
            <text:p>56435.292395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701.388674" calcext:value-type="float">
            <text:p>56701.388674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8.111969" calcext:value-type="float">
            <text:p>2288.111969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93.960756" calcext:value-type="float">
            <text:p>2293.960756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93.260318" calcext:value-type="float">
            <text:p>2293.26031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844.170028" calcext:value-type="float">
            <text:p>6844.17002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42.023207" calcext:value-type="float">
            <text:p>6942.023207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65.664272" calcext:value-type="float">
            <text:p>6965.664272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28.27701" calcext:value-type="float">
            <text:p>9028.27701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42.425719" calcext:value-type="float">
            <text:p>9042.425719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65.338632" calcext:value-type="float">
            <text:p>9065.338632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456.126107" calcext:value-type="float">
            <text:p>17456.126107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463.600501" calcext:value-type="float">
            <text:p>17463.600501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487.991284" calcext:value-type="float">
            <text:p>17487.991284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218.214649" calcext:value-type="float">
            <text:p>52218.214649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015.792068" calcext:value-type="float">
            <text:p>52015.79206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180.684857" calcext:value-type="float">
            <text:p>52180.684857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69.673855" calcext:value-type="float">
            <text:p>63969.673855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3646.089101" calcext:value-type="float">
            <text:p>63646.089101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3714.600392" calcext:value-type="float">
            <text:p>63714.600392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6.060008" calcext:value-type="float">
            <text:p>2016.06000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0.987015" calcext:value-type="float">
            <text:p>2040.987015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1.279862" calcext:value-type="float">
            <text:p>2051.279862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56.223018" calcext:value-type="float">
            <text:p>5856.22301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93.102616" calcext:value-type="float">
            <text:p>5893.102616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91.914965" calcext:value-type="float">
            <text:p>5891.914965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11.764384" calcext:value-type="float">
            <text:p>7611.764384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03.628986" calcext:value-type="float">
            <text:p>7703.628986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79.606003" calcext:value-type="float">
            <text:p>7679.606003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27.198793" calcext:value-type="float">
            <text:p>4427.198793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40.310164" calcext:value-type="float">
            <text:p>4440.310164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31.887637" calcext:value-type="float">
            <text:p>4431.887637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43.98242" calcext:value-type="float">
            <text:p>9143.98242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937.308764" calcext:value-type="float">
            <text:p>8937.308764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57.387675" calcext:value-type="float">
            <text:p>8957.387675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602.36661" calcext:value-type="float">
            <text:p>13602.36661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99.268159" calcext:value-type="float">
            <text:p>13599.268159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671.697857" calcext:value-type="float">
            <text:p>13671.697857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86.77153" calcext:value-type="float">
            <text:p>1086.77153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87.537338" calcext:value-type="float">
            <text:p>1087.53733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60.044741" calcext:value-type="float">
            <text:p>1060.044741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65.298658" calcext:value-type="float">
            <text:p>2365.298658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31.356087" calcext:value-type="float">
            <text:p>2431.356087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95.657553" calcext:value-type="float">
            <text:p>2395.657553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97.24701" calcext:value-type="float">
            <text:p>4897.24701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94.429617" calcext:value-type="float">
            <text:p>4894.429617</text:p>
          </table:table-cell>
        </table:table-row>
        <table:table-row table:style-name="ro1">
          <table:table-cell office:value-type="string" calcext:value-type="string">
            <text:p>3.6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85.281132" calcext:value-type="float">
            <text:p>4885.281132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91.083294" calcext:value-type="float">
            <text:p>18791.083294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81.223972" calcext:value-type="float">
            <text:p>18781.223972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45.937607" calcext:value-type="float">
            <text:p>18845.937607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722.631492" calcext:value-type="float">
            <text:p>56722.631492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703.750031" calcext:value-type="float">
            <text:p>56703.75003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38.670975" calcext:value-type="float">
            <text:p>56638.670975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222.831488" calcext:value-type="float">
            <text:p>56222.831488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614.134539" calcext:value-type="float">
            <text:p>56614.134539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898.763951" calcext:value-type="float">
            <text:p>56898.76395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98.844714" calcext:value-type="float">
            <text:p>2298.844714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2.293435" calcext:value-type="float">
            <text:p>2302.293435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05.866181" calcext:value-type="float">
            <text:p>2305.86618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906.642445" calcext:value-type="float">
            <text:p>6906.642445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83.912604" calcext:value-type="float">
            <text:p>6983.912604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920.555348" calcext:value-type="float">
            <text:p>6920.555348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063.206951" calcext:value-type="float">
            <text:p>9063.20695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036.663007" calcext:value-type="float">
            <text:p>9036.663007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030.01202" calcext:value-type="float">
            <text:p>9030.01202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34.395548" calcext:value-type="float">
            <text:p>17334.395548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273.066759" calcext:value-type="float">
            <text:p>17273.066759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06.590898" calcext:value-type="float">
            <text:p>17306.590898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18.819761" calcext:value-type="float">
            <text:p>51618.81976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406.954732" calcext:value-type="float">
            <text:p>51406.954732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487.776309" calcext:value-type="float">
            <text:p>51487.776309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882.46935" calcext:value-type="float">
            <text:p>60882.46935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1971.675319" calcext:value-type="float">
            <text:p>61971.675319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598.915666" calcext:value-type="float">
            <text:p>62598.915666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8.050323" calcext:value-type="float">
            <text:p>2008.050323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1.891889" calcext:value-type="float">
            <text:p>2011.891889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9.580653" calcext:value-type="float">
            <text:p>2039.580653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88.098667" calcext:value-type="float">
            <text:p>5888.098667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63.310786" calcext:value-type="float">
            <text:p>5963.310786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886.891802" calcext:value-type="float">
            <text:p>5886.891802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30.542913" calcext:value-type="float">
            <text:p>7630.542913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49.07815" calcext:value-type="float">
            <text:p>7649.07815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663.313043" calcext:value-type="float">
            <text:p>7663.313043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6.595922" calcext:value-type="float">
            <text:p>4416.595922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17.045283" calcext:value-type="float">
            <text:p>4417.045283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18.828214" calcext:value-type="float">
            <text:p>4418.828214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14.484154" calcext:value-type="float">
            <text:p>9114.484154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06.731953" calcext:value-type="float">
            <text:p>9006.731953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927.5901" calcext:value-type="float">
            <text:p>8927.590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776.711047" calcext:value-type="float">
            <text:p>13776.711047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396.087811" calcext:value-type="float">
            <text:p>13396.08781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504.314601" calcext:value-type="float">
            <text:p>13504.31460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90.461188" calcext:value-type="float">
            <text:p>1090.461188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6.338443" calcext:value-type="float">
            <text:p>1096.338443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78.845034" calcext:value-type="float">
            <text:p>1078.845034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77.811598" calcext:value-type="float">
            <text:p>2377.811598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51.306919" calcext:value-type="float">
            <text:p>2451.306919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44.023721" calcext:value-type="float">
            <text:p>2444.023721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23.198886" calcext:value-type="float">
            <text:p>4923.198886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896.916604" calcext:value-type="float">
            <text:p>4896.916604</text:p>
          </table:table-cell>
        </table:table-row>
        <table:table-row table:style-name="ro1">
          <table:table-cell office:value-type="string" calcext:value-type="string">
            <text:p>3.7.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69.895953" calcext:value-type="float">
            <text:p>4869.895953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92.027172" calcext:value-type="float">
            <text:p>16592.027172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556.009021" calcext:value-type="float">
            <text:p>16556.009021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561.836276" calcext:value-type="float">
            <text:p>16561.836276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301.378806" calcext:value-type="float">
            <text:p>50301.378806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214.989225" calcext:value-type="float">
            <text:p>50214.98922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261.765767" calcext:value-type="float">
            <text:p>50261.765767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086.136933" calcext:value-type="float">
            <text:p>49086.136933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080.238432" calcext:value-type="float">
            <text:p>49080.238432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8727.968507" calcext:value-type="float">
            <text:p>48727.968507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6.488974" calcext:value-type="float">
            <text:p>2056.488974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1.865899" calcext:value-type="float">
            <text:p>2061.865899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0.279759" calcext:value-type="float">
            <text:p>2060.279759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35.081225" calcext:value-type="float">
            <text:p>6435.08122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79.444733" calcext:value-type="float">
            <text:p>6479.444733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9.114809" calcext:value-type="float">
            <text:p>6469.114809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06.017732" calcext:value-type="float">
            <text:p>8106.017732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32.695525" calcext:value-type="float">
            <text:p>8132.69552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65.322095" calcext:value-type="float">
            <text:p>8165.32209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46.652056" calcext:value-type="float">
            <text:p>15346.652056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426.282548" calcext:value-type="float">
            <text:p>15426.282548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378.021958" calcext:value-type="float">
            <text:p>15378.021958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957.759366" calcext:value-type="float">
            <text:p>45957.759366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143.0458" calcext:value-type="float">
            <text:p>46143.0458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961.392116" calcext:value-type="float">
            <text:p>45961.392116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641.687291" calcext:value-type="float">
            <text:p>43641.687291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6498.214557" calcext:value-type="float">
            <text:p>56498.214557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456.256815" calcext:value-type="float">
            <text:p>56456.25681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2.15735" calcext:value-type="float">
            <text:p>1802.1573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7.808654" calcext:value-type="float">
            <text:p>1827.808654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2.407017" calcext:value-type="float">
            <text:p>1862.407017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47.920371" calcext:value-type="float">
            <text:p>5547.920371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61.027312" calcext:value-type="float">
            <text:p>5561.027312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91.773662" calcext:value-type="float">
            <text:p>5591.773662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21.383419" calcext:value-type="float">
            <text:p>6921.383419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19.552721" calcext:value-type="float">
            <text:p>6919.552721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20.971112" calcext:value-type="float">
            <text:p>6920.971112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64.622617" calcext:value-type="float">
            <text:p>3864.622617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87.267101" calcext:value-type="float">
            <text:p>3887.267101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60.332646" calcext:value-type="float">
            <text:p>3860.332646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992.638881" calcext:value-type="float">
            <text:p>8992.638881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22.14444" calcext:value-type="float">
            <text:p>9222.14444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152.268644" calcext:value-type="float">
            <text:p>9152.268644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484.306813" calcext:value-type="float">
            <text:p>13484.306813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33.201763" calcext:value-type="float">
            <text:p>13533.201763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524.31851" calcext:value-type="float">
            <text:p>13524.31851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8.859805" calcext:value-type="float">
            <text:p>998.85980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9.858846" calcext:value-type="float">
            <text:p>989.858846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69.110455" calcext:value-type="float">
            <text:p>969.11045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286.478484" calcext:value-type="float">
            <text:p>2286.478484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36.361798" calcext:value-type="float">
            <text:p>2336.361798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38.537399" calcext:value-type="float">
            <text:p>2338.537399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09.482245" calcext:value-type="float">
            <text:p>4709.48224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688.022435" calcext:value-type="float">
            <text:p>4688.022435</text:p>
          </table:table-cell>
        </table:table-row>
        <table:table-row table:style-name="ro1">
          <table:table-cell office:value-type="string" calcext:value-type="string">
            <text:p>3.8.1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67.804599" calcext:value-type="float">
            <text:p>4667.80459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13.281203" calcext:value-type="float">
            <text:p>16813.281203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53.938547" calcext:value-type="float">
            <text:p>16753.938547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746.549519" calcext:value-type="float">
            <text:p>16746.54951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869.753741" calcext:value-type="float">
            <text:p>50869.753741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559.757804" calcext:value-type="float">
            <text:p>50559.75780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886.406691" calcext:value-type="float">
            <text:p>50886.406691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9432.950361" calcext:value-type="float">
            <text:p>49432.950361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9890.170292" calcext:value-type="float">
            <text:p>49890.170292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9599.945652" calcext:value-type="float">
            <text:p>49599.945652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7.212488" calcext:value-type="float">
            <text:p>2067.212488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5.478132" calcext:value-type="float">
            <text:p>2075.478132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2.778841" calcext:value-type="float">
            <text:p>2082.778841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07.931628" calcext:value-type="float">
            <text:p>6407.931628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506.595071" calcext:value-type="float">
            <text:p>6506.595071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5.712384" calcext:value-type="float">
            <text:p>6465.71238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37.741746" calcext:value-type="float">
            <text:p>8237.741746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80.954917" calcext:value-type="float">
            <text:p>8280.954917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54.651984" calcext:value-type="float">
            <text:p>8254.65198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560.247578" calcext:value-type="float">
            <text:p>15560.247578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571.686602" calcext:value-type="float">
            <text:p>15571.686602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597.120748" calcext:value-type="float">
            <text:p>15597.120748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618.752477" calcext:value-type="float">
            <text:p>46618.752477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645.511725" calcext:value-type="float">
            <text:p>46645.511725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664.498433" calcext:value-type="float">
            <text:p>46664.498433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6381.133817" calcext:value-type="float">
            <text:p>56381.133817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5672.011824" calcext:value-type="float">
            <text:p>55672.01182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6915.286844" calcext:value-type="float">
            <text:p>56915.28684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4.088949" calcext:value-type="float">
            <text:p>1824.08894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8.462153" calcext:value-type="float">
            <text:p>1848.462153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3.903625" calcext:value-type="float">
            <text:p>1853.903625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51.93016" calcext:value-type="float">
            <text:p>5451.93016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574.048699" calcext:value-type="float">
            <text:p>5574.04869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586.889098" calcext:value-type="float">
            <text:p>5586.889098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42.025884" calcext:value-type="float">
            <text:p>6942.02588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91.364724" calcext:value-type="float">
            <text:p>6991.36472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32.796237" calcext:value-type="float">
            <text:p>6932.796237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35.970183" calcext:value-type="float">
            <text:p>3935.970183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5.493493" calcext:value-type="float">
            <text:p>3905.493493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890.743584" calcext:value-type="float">
            <text:p>3890.74358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296.566989" calcext:value-type="float">
            <text:p>9296.56698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05.83839" calcext:value-type="float">
            <text:p>9105.8383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049.409924" calcext:value-type="float">
            <text:p>9049.40992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539.98037" calcext:value-type="float">
            <text:p>13539.98037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525.95469" calcext:value-type="float">
            <text:p>13525.9546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272.80663" calcext:value-type="float">
            <text:p>13272.80663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40.769192" calcext:value-type="float">
            <text:p>1040.769192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3.569649" calcext:value-type="float">
            <text:p>993.56964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95.35818" calcext:value-type="float">
            <text:p>995.35818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45.15075" calcext:value-type="float">
            <text:p>2345.15075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28.803656" calcext:value-type="float">
            <text:p>2328.803656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41.483235" calcext:value-type="float">
            <text:p>2341.483235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744.079929" calcext:value-type="float">
            <text:p>4744.079929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717.798044" calcext:value-type="float">
            <text:p>4717.798044</text:p>
          </table:table-cell>
        </table:table-row>
        <table:table-row table:style-name="ro1">
          <table:table-cell office:value-type="string" calcext:value-type="string">
            <text:p>3.9.1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682.666642" calcext:value-type="float">
            <text:p>4682.666642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85.050407" calcext:value-type="float">
            <text:p>16285.05040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19.238726" calcext:value-type="float">
            <text:p>16319.238726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184.554635" calcext:value-type="float">
            <text:p>16184.554635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73.320954" calcext:value-type="float">
            <text:p>49873.320954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773.8377" calcext:value-type="float">
            <text:p>49773.837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553.778911" calcext:value-type="float">
            <text:p>49553.778911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335.661331" calcext:value-type="float">
            <text:p>64335.661331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844.727858" calcext:value-type="float">
            <text:p>62844.72785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60.498064" calcext:value-type="float">
            <text:p>64160.498064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7.741647" calcext:value-type="float">
            <text:p>2057.74164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9.891783" calcext:value-type="float">
            <text:p>2069.891783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2.404279" calcext:value-type="float">
            <text:p>2062.404279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18.872265" calcext:value-type="float">
            <text:p>6418.872265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29.825499" calcext:value-type="float">
            <text:p>6429.825499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41.886637" calcext:value-type="float">
            <text:p>6441.88663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85.610593" calcext:value-type="float">
            <text:p>8385.610593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48.484257" calcext:value-type="float">
            <text:p>8348.48425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21.709538" calcext:value-type="float">
            <text:p>8321.70953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64.514426" calcext:value-type="float">
            <text:p>15064.514426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28.837868" calcext:value-type="float">
            <text:p>15028.83786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68.120528" calcext:value-type="float">
            <text:p>15068.12052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542.784714" calcext:value-type="float">
            <text:p>45542.784714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591.056943" calcext:value-type="float">
            <text:p>45591.056943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490.81768" calcext:value-type="float">
            <text:p>45490.8176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112.764775" calcext:value-type="float">
            <text:p>58112.764775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234.5188" calcext:value-type="float">
            <text:p>58234.518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103.399892" calcext:value-type="float">
            <text:p>58103.399892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3.805143" calcext:value-type="float">
            <text:p>1853.805143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7.509937" calcext:value-type="float">
            <text:p>1857.50993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3.327918" calcext:value-type="float">
            <text:p>1873.32791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80.512531" calcext:value-type="float">
            <text:p>5580.512531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37.225067" calcext:value-type="float">
            <text:p>5637.22506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61.07828" calcext:value-type="float">
            <text:p>5661.0782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05.669821" calcext:value-type="float">
            <text:p>7005.669821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65.235356" calcext:value-type="float">
            <text:p>7165.235356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164.412729" calcext:value-type="float">
            <text:p>7164.412729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56.566983" calcext:value-type="float">
            <text:p>4956.566983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34.045608" calcext:value-type="float">
            <text:p>4934.045608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73.968849" calcext:value-type="float">
            <text:p>4973.968849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56.534753" calcext:value-type="float">
            <text:p>15856.534753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07.708865" calcext:value-type="float">
            <text:p>15007.708865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128.201595" calcext:value-type="float">
            <text:p>15128.201595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832.731177" calcext:value-type="float">
            <text:p>33832.73117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189.151317" calcext:value-type="float">
            <text:p>33189.15131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241.242716" calcext:value-type="float">
            <text:p>33241.242716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71.409219" calcext:value-type="float">
            <text:p>1171.409219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49.473227" calcext:value-type="float">
            <text:p>1149.47322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3.585422" calcext:value-type="float">
            <text:p>1133.585422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60.127712" calcext:value-type="float">
            <text:p>2860.127712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9.375285" calcext:value-type="float">
            <text:p>3119.375285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84.64884" calcext:value-type="float">
            <text:p>3084.64884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40.005327" calcext:value-type="float">
            <text:p>6540.005327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99.912661" calcext:value-type="float">
            <text:p>6499.912661</text:p>
          </table:table-cell>
        </table:table-row>
        <table:table-row table:style-name="ro1">
          <table:table-cell office:value-type="string" calcext:value-type="string">
            <text:p>4.0.9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91.355659" calcext:value-type="float">
            <text:p>6491.355659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88.6483" calcext:value-type="float">
            <text:p>16388.6483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43.650848" calcext:value-type="float">
            <text:p>16243.650848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15.373746" calcext:value-type="float">
            <text:p>16315.373746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15.377588" calcext:value-type="float">
            <text:p>49815.377588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73.504806" calcext:value-type="float">
            <text:p>49873.504806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586.255863" calcext:value-type="float">
            <text:p>49586.255863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117.977443" calcext:value-type="float">
            <text:p>64117.977443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420.071319" calcext:value-type="float">
            <text:p>64420.071319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446.085724" calcext:value-type="float">
            <text:p>64446.085724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6.762807" calcext:value-type="float">
            <text:p>2066.762807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1.652885" calcext:value-type="float">
            <text:p>2071.65288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2.686791" calcext:value-type="float">
            <text:p>2072.68679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414.837562" calcext:value-type="float">
            <text:p>6414.837562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88.343315" calcext:value-type="float">
            <text:p>6488.34331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5.174924" calcext:value-type="float">
            <text:p>6405.174924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303.547285" calcext:value-type="float">
            <text:p>8303.54728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21.868609" calcext:value-type="float">
            <text:p>8321.868609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32.829584" calcext:value-type="float">
            <text:p>8332.829584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79.531985" calcext:value-type="float">
            <text:p>15179.53198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145.830162" calcext:value-type="float">
            <text:p>15145.830162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42.547818" calcext:value-type="float">
            <text:p>15142.547818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751.302981" calcext:value-type="float">
            <text:p>45751.30298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720.157899" calcext:value-type="float">
            <text:p>45720.157899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742.347626" calcext:value-type="float">
            <text:p>45742.347626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024.378197" calcext:value-type="float">
            <text:p>58024.378197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778.570212" calcext:value-type="float">
            <text:p>57778.570212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932.636165" calcext:value-type="float">
            <text:p>57932.63616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0.567695" calcext:value-type="float">
            <text:p>1860.56769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1.420057" calcext:value-type="float">
            <text:p>1871.420057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.368743" calcext:value-type="float">
            <text:p>1877.368743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79.718031" calcext:value-type="float">
            <text:p>5579.71803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59.372304" calcext:value-type="float">
            <text:p>5659.372304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57.713205" calcext:value-type="float">
            <text:p>5657.71320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066.187665" calcext:value-type="float">
            <text:p>7066.18766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60.29117" calcext:value-type="float">
            <text:p>7060.29117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10.492222" calcext:value-type="float">
            <text:p>7210.492222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29.586861" calcext:value-type="float">
            <text:p>4929.58686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93.785501" calcext:value-type="float">
            <text:p>4993.78550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27.34265" calcext:value-type="float">
            <text:p>4927.3426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24.345211" calcext:value-type="float">
            <text:p>16024.34521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389.021655" calcext:value-type="float">
            <text:p>15389.02165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888.326825" calcext:value-type="float">
            <text:p>14888.326825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668.13046" calcext:value-type="float">
            <text:p>33668.13046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328.732258" calcext:value-type="float">
            <text:p>33328.732258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079.659421" calcext:value-type="float">
            <text:p>33079.65942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6.313593" calcext:value-type="float">
            <text:p>1146.313593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60.55002" calcext:value-type="float">
            <text:p>1160.55002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9.121709" calcext:value-type="float">
            <text:p>1109.121709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78.335662" calcext:value-type="float">
            <text:p>2878.335662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4.973097" calcext:value-type="float">
            <text:p>3064.973097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41.819223" calcext:value-type="float">
            <text:p>3041.819223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03.694831" calcext:value-type="float">
            <text:p>6503.694831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73.037224" calcext:value-type="float">
            <text:p>6473.037224</text:p>
          </table:table-cell>
        </table:table-row>
        <table:table-row table:style-name="ro1">
          <table:table-cell office:value-type="string" calcext:value-type="string">
            <text:p>4.1.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61.952712" calcext:value-type="float">
            <text:p>6461.95271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96.625245" calcext:value-type="float">
            <text:p>16296.625245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343.086841" calcext:value-type="float">
            <text:p>16343.086841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74.374064" calcext:value-type="float">
            <text:p>16274.374064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425.37859" calcext:value-type="float">
            <text:p>49425.37859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535.306102" calcext:value-type="float">
            <text:p>49535.30610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437.359482" calcext:value-type="float">
            <text:p>49437.35948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12.097175" calcext:value-type="float">
            <text:p>63912.097175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013.169662" calcext:value-type="float">
            <text:p>64013.16966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051.349171" calcext:value-type="float">
            <text:p>64051.349171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4.014493" calcext:value-type="float">
            <text:p>2064.014493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2.450518" calcext:value-type="float">
            <text:p>2062.450518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7.003343" calcext:value-type="float">
            <text:p>2067.003343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92.234626" calcext:value-type="float">
            <text:p>6392.234626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46.45302" calcext:value-type="float">
            <text:p>6446.4530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03.473187" calcext:value-type="float">
            <text:p>6403.473187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23.896918" calcext:value-type="float">
            <text:p>8223.896918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299.970541" calcext:value-type="float">
            <text:p>8299.970541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88.151488" calcext:value-type="float">
            <text:p>8288.151488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39.566034" calcext:value-type="float">
            <text:p>15039.566034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50.753131" calcext:value-type="float">
            <text:p>15050.753131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38.985724" calcext:value-type="float">
            <text:p>15038.985724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360.185674" calcext:value-type="float">
            <text:p>45360.185674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210.392852" calcext:value-type="float">
            <text:p>45210.39285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363.122107" calcext:value-type="float">
            <text:p>45363.122107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588.274232" calcext:value-type="float">
            <text:p>57588.27423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413.975256" calcext:value-type="float">
            <text:p>57413.975256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438.630372" calcext:value-type="float">
            <text:p>57438.63037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1.771104" calcext:value-type="float">
            <text:p>1841.771104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8.518139" calcext:value-type="float">
            <text:p>1848.518139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8.941368" calcext:value-type="float">
            <text:p>1868.941368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583.596183" calcext:value-type="float">
            <text:p>5583.596183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641.176185" calcext:value-type="float">
            <text:p>5641.176185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644.469408" calcext:value-type="float">
            <text:p>5644.469408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48.770036" calcext:value-type="float">
            <text:p>6948.770036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105.938011" calcext:value-type="float">
            <text:p>7105.938011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30.314983" calcext:value-type="float">
            <text:p>7030.314983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06.25942" calcext:value-type="float">
            <text:p>4906.2594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7.301284" calcext:value-type="float">
            <text:p>4887.301284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6.046452" calcext:value-type="float">
            <text:p>4916.04645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895.231731" calcext:value-type="float">
            <text:p>15895.231731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81.171899" calcext:value-type="float">
            <text:p>15081.171899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965.12165" calcext:value-type="float">
            <text:p>14965.12165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679.104792" calcext:value-type="float">
            <text:p>33679.10479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257.26145" calcext:value-type="float">
            <text:p>33257.26145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145.745079" calcext:value-type="float">
            <text:p>33145.745079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7.347666" calcext:value-type="float">
            <text:p>1147.347666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9.18855" calcext:value-type="float">
            <text:p>1129.18855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3.224018" calcext:value-type="float">
            <text:p>1113.224018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83.797951" calcext:value-type="float">
            <text:p>2883.797951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3.17473" calcext:value-type="float">
            <text:p>3053.17473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38.738097" calcext:value-type="float">
            <text:p>3038.738097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58.213606" calcext:value-type="float">
            <text:p>6558.213606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5.156002" calcext:value-type="float">
            <text:p>6535.156002</text:p>
          </table:table-cell>
        </table:table-row>
        <table:table-row table:style-name="ro1">
          <table:table-cell office:value-type="string" calcext:value-type="string">
            <text:p>4.2.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2.181502" calcext:value-type="float">
            <text:p>6502.18150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81.125942" calcext:value-type="float">
            <text:p>16381.12594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297.520342" calcext:value-type="float">
            <text:p>16297.52034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247.798865" calcext:value-type="float">
            <text:p>16247.79886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129.507793" calcext:value-type="float">
            <text:p>51129.507793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863.691618" calcext:value-type="float">
            <text:p>50863.691618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219.287591" calcext:value-type="float">
            <text:p>50219.287591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224.837349" calcext:value-type="float">
            <text:p>64224.837349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322.586071" calcext:value-type="float">
            <text:p>64322.586071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070.642439" calcext:value-type="float">
            <text:p>64070.642439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0.191658" calcext:value-type="float">
            <text:p>2060.191658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9.979572" calcext:value-type="float">
            <text:p>2059.97957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69.876387" calcext:value-type="float">
            <text:p>2069.876387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47.98141" calcext:value-type="float">
            <text:p>6047.98141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68.689206" calcext:value-type="float">
            <text:p>6068.689206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81.397655" calcext:value-type="float">
            <text:p>6081.39765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03.457746" calcext:value-type="float">
            <text:p>8103.457746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42.868728" calcext:value-type="float">
            <text:p>8142.868728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076.402173" calcext:value-type="float">
            <text:p>8076.402173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26.738725" calcext:value-type="float">
            <text:p>15126.73872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152.645675" calcext:value-type="float">
            <text:p>15152.64567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84.765762" calcext:value-type="float">
            <text:p>15084.76576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804.202111" calcext:value-type="float">
            <text:p>47804.202111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085.9545" calcext:value-type="float">
            <text:p>48085.954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902.418967" calcext:value-type="float">
            <text:p>47902.418967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740.128086" calcext:value-type="float">
            <text:p>57740.128086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681.136355" calcext:value-type="float">
            <text:p>57681.13635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633.313686" calcext:value-type="float">
            <text:p>57633.313686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8.434111" calcext:value-type="float">
            <text:p>1848.434111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1.056002" calcext:value-type="float">
            <text:p>1871.05600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68.714318" calcext:value-type="float">
            <text:p>1868.714318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67.18263" calcext:value-type="float">
            <text:p>5167.18263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25.9024" calcext:value-type="float">
            <text:p>5325.9024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94.818027" calcext:value-type="float">
            <text:p>5294.818027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70.5" calcext:value-type="float">
            <text:p>6970.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37.018327" calcext:value-type="float">
            <text:p>6937.018327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33.810364" calcext:value-type="float">
            <text:p>6933.810364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863.307674" calcext:value-type="float">
            <text:p>4863.307674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28.482136" calcext:value-type="float">
            <text:p>4928.482136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26.662338" calcext:value-type="float">
            <text:p>4926.662338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26.634073" calcext:value-type="float">
            <text:p>16026.634073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144.80251" calcext:value-type="float">
            <text:p>15144.80251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70.777742" calcext:value-type="float">
            <text:p>15070.77774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327.67481" calcext:value-type="float">
            <text:p>33327.67481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2945.873592" calcext:value-type="float">
            <text:p>32945.87359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834.471143" calcext:value-type="float">
            <text:p>32834.471143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6.196939" calcext:value-type="float">
            <text:p>1136.196939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23.014612" calcext:value-type="float">
            <text:p>1123.01461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14.169725" calcext:value-type="float">
            <text:p>1114.169725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85.635014" calcext:value-type="float">
            <text:p>2885.635014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43.737914" calcext:value-type="float">
            <text:p>3043.737914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98.279029" calcext:value-type="float">
            <text:p>3098.279029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10.80732" calcext:value-type="float">
            <text:p>6510.80732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59.085263" calcext:value-type="float">
            <text:p>6459.085263</text:p>
          </table:table-cell>
        </table:table-row>
        <table:table-row table:style-name="ro1">
          <table:table-cell office:value-type="string" calcext:value-type="string">
            <text:p>4.3.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7.146648" calcext:value-type="float">
            <text:p>6477.146648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52.485845" calcext:value-type="float">
            <text:p>16252.485845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00.189698" calcext:value-type="float">
            <text:p>16400.189698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346.438686" calcext:value-type="float">
            <text:p>16346.43868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836.826059" calcext:value-type="float">
            <text:p>50836.826059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807.468137" calcext:value-type="float">
            <text:p>50807.468137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878.582725" calcext:value-type="float">
            <text:p>50878.582725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547.669588" calcext:value-type="float">
            <text:p>63547.669588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294.490891" calcext:value-type="float">
            <text:p>64294.49089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219.571807" calcext:value-type="float">
            <text:p>64219.571807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67.857856" calcext:value-type="float">
            <text:p>2067.85785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2.924074" calcext:value-type="float">
            <text:p>2072.924074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71.404566" calcext:value-type="float">
            <text:p>2071.40456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60.632219" calcext:value-type="float">
            <text:p>6060.632219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87.270194" calcext:value-type="float">
            <text:p>6087.270194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13.093537" calcext:value-type="float">
            <text:p>6113.093537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11.719128" calcext:value-type="float">
            <text:p>8111.719128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61.382759" calcext:value-type="float">
            <text:p>8161.382759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49.560144" calcext:value-type="float">
            <text:p>8149.560144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056.21455" calcext:value-type="float">
            <text:p>15056.21455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032.454681" calcext:value-type="float">
            <text:p>15032.45468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081.13793" calcext:value-type="float">
            <text:p>15081.13793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139.374586" calcext:value-type="float">
            <text:p>47139.37458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15.083185" calcext:value-type="float">
            <text:p>47915.083185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451.244151" calcext:value-type="float">
            <text:p>47451.24415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29.30867" calcext:value-type="float">
            <text:p>57629.30867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554.566406" calcext:value-type="float">
            <text:p>57554.56640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501.412211" calcext:value-type="float">
            <text:p>57501.41221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2.984914" calcext:value-type="float">
            <text:p>1852.984914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79.868536" calcext:value-type="float">
            <text:p>1879.86853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7.409788" calcext:value-type="float">
            <text:p>1877.409788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45.732289" calcext:value-type="float">
            <text:p>5345.732289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36.62911" calcext:value-type="float">
            <text:p>5336.6291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40.363302" calcext:value-type="float">
            <text:p>5340.363302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62.368078" calcext:value-type="float">
            <text:p>6962.368078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30.867292" calcext:value-type="float">
            <text:p>6930.867292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03.139435" calcext:value-type="float">
            <text:p>6903.139435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69.521341" calcext:value-type="float">
            <text:p>4969.52134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927.815638" calcext:value-type="float">
            <text:p>4927.815638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91.846807" calcext:value-type="float">
            <text:p>4991.846807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986.502595" calcext:value-type="float">
            <text:p>15986.502595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554.879876" calcext:value-type="float">
            <text:p>15554.87987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462.488141" calcext:value-type="float">
            <text:p>15462.48814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731.302066" calcext:value-type="float">
            <text:p>33731.302066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100.69722" calcext:value-type="float">
            <text:p>33100.69722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071.957065" calcext:value-type="float">
            <text:p>33071.957065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5.088083" calcext:value-type="float">
            <text:p>1165.088083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9.934864" calcext:value-type="float">
            <text:p>1139.934864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39.200287" calcext:value-type="float">
            <text:p>1139.200287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837.743712" calcext:value-type="float">
            <text:p>2837.743712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18.953009" calcext:value-type="float">
            <text:p>3118.953009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138.103567" calcext:value-type="float">
            <text:p>3138.103567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44.780241" calcext:value-type="float">
            <text:p>6544.780241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86.300779" calcext:value-type="float">
            <text:p>6486.300779</text:p>
          </table:table-cell>
        </table:table-row>
        <table:table-row table:style-name="ro1">
          <table:table-cell office:value-type="string" calcext:value-type="string">
            <text:p>4.4.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8.320353" calcext:value-type="float">
            <text:p>6508.320353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51.502074" calcext:value-type="float">
            <text:p>16951.50207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924.654737" calcext:value-type="float">
            <text:p>16924.65473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19.846085" calcext:value-type="float">
            <text:p>16919.84608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378.374526" calcext:value-type="float">
            <text:p>51378.374526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1422.650407" calcext:value-type="float">
            <text:p>51422.65040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1443.96263" calcext:value-type="float">
            <text:p>51443.96263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3949.587928" calcext:value-type="float">
            <text:p>63949.587928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272.383074" calcext:value-type="float">
            <text:p>65272.38307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223.364085" calcext:value-type="float">
            <text:p>65223.36408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9.231887" calcext:value-type="float">
            <text:p>2079.23188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7.053185" calcext:value-type="float">
            <text:p>2077.05318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83.547389" calcext:value-type="float">
            <text:p>2083.547389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82.606889" calcext:value-type="float">
            <text:p>6082.606889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74.74205" calcext:value-type="float">
            <text:p>6174.7420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69.058344" calcext:value-type="float">
            <text:p>6169.05834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187.868673" calcext:value-type="float">
            <text:p>8187.868673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21.858138" calcext:value-type="float">
            <text:p>8121.858138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07.922741" calcext:value-type="float">
            <text:p>8207.922741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600.340787" calcext:value-type="float">
            <text:p>15600.34078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627.403735" calcext:value-type="float">
            <text:p>15627.40373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656.900419" calcext:value-type="float">
            <text:p>15656.900419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878.133632" calcext:value-type="float">
            <text:p>48878.133632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839.134822" calcext:value-type="float">
            <text:p>48839.134822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230.622588" calcext:value-type="float">
            <text:p>49230.622588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469.58556" calcext:value-type="float">
            <text:p>58469.58556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459.073218" calcext:value-type="float">
            <text:p>58459.073218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619.991467" calcext:value-type="float">
            <text:p>58619.99146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4.992222" calcext:value-type="float">
            <text:p>1854.992222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97.026534" calcext:value-type="float">
            <text:p>1897.02653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95.821044" calcext:value-type="float">
            <text:p>1895.82104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34.518025" calcext:value-type="float">
            <text:p>5334.51802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76.734285" calcext:value-type="float">
            <text:p>5376.73428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58.936927" calcext:value-type="float">
            <text:p>5358.93692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65.184648" calcext:value-type="float">
            <text:p>6965.184648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55.493885" calcext:value-type="float">
            <text:p>6955.493885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96.37893" calcext:value-type="float">
            <text:p>6996.37893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8.236928" calcext:value-type="float">
            <text:p>5258.236928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34.195793" calcext:value-type="float">
            <text:p>5234.195793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25.849494" calcext:value-type="float">
            <text:p>5225.84949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18.076274" calcext:value-type="float">
            <text:p>16018.07627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694.309821" calcext:value-type="float">
            <text:p>15694.309821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76.786147" calcext:value-type="float">
            <text:p>15276.78614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3548.366012" calcext:value-type="float">
            <text:p>33548.366012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244.487642" calcext:value-type="float">
            <text:p>33244.487642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179.313728" calcext:value-type="float">
            <text:p>33179.313728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0.328987" calcext:value-type="float">
            <text:p>1150.32898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53.247634" calcext:value-type="float">
            <text:p>1153.24763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03.716486" calcext:value-type="float">
            <text:p>1103.716486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46.359627" calcext:value-type="float">
            <text:p>2946.359627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65.875933" calcext:value-type="float">
            <text:p>3165.875933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79.894574" calcext:value-type="float">
            <text:p>3079.894574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73.663209" calcext:value-type="float">
            <text:p>6573.663209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59.537501" calcext:value-type="float">
            <text:p>6559.537501</text:p>
          </table:table-cell>
        </table:table-row>
        <table:table-row table:style-name="ro1">
          <table:table-cell office:value-type="string" calcext:value-type="string">
            <text:p>4.5.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00.918243" calcext:value-type="float">
            <text:p>6500.918243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67.551306" calcext:value-type="float">
            <text:p>16467.551306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72.618912" calcext:value-type="float">
            <text:p>16472.618912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56.982021" calcext:value-type="float">
            <text:p>16456.98202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941.447934" calcext:value-type="float">
            <text:p>50941.44793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825.656521" calcext:value-type="float">
            <text:p>50825.65652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040.67189" calcext:value-type="float">
            <text:p>50040.67189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129.055111" calcext:value-type="float">
            <text:p>64129.05511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257.94532" calcext:value-type="float">
            <text:p>64257.94532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144.711224" calcext:value-type="float">
            <text:p>64144.71122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0.157707" calcext:value-type="float">
            <text:p>2040.157707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8.058334" calcext:value-type="float">
            <text:p>2048.05833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50.802831" calcext:value-type="float">
            <text:p>2050.80283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101.761063" calcext:value-type="float">
            <text:p>6101.761063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34.83351" calcext:value-type="float">
            <text:p>6134.8335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122.801249" calcext:value-type="float">
            <text:p>6122.801249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78.865535" calcext:value-type="float">
            <text:p>8078.865535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38.045141" calcext:value-type="float">
            <text:p>8138.04514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125.3797" calcext:value-type="float">
            <text:p>8125.3797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275.12571" calcext:value-type="float">
            <text:p>15275.1257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20.915084" calcext:value-type="float">
            <text:p>15220.91508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57.272083" calcext:value-type="float">
            <text:p>15257.272083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8107.047889" calcext:value-type="float">
            <text:p>48107.047889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058.843459" calcext:value-type="float">
            <text:p>48058.843459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927.908943" calcext:value-type="float">
            <text:p>47927.908943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7696.339556" calcext:value-type="float">
            <text:p>57696.339556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7707.964111" calcext:value-type="float">
            <text:p>57707.96411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7748.605593" calcext:value-type="float">
            <text:p>57748.605593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43.978371" calcext:value-type="float">
            <text:p>1843.97837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59.331584" calcext:value-type="float">
            <text:p>1859.33158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73.059345" calcext:value-type="float">
            <text:p>1873.059345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312.671533" calcext:value-type="float">
            <text:p>5312.671533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31.843447" calcext:value-type="float">
            <text:p>5331.843447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22.601681" calcext:value-type="float">
            <text:p>5322.60168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49.568392" calcext:value-type="float">
            <text:p>6949.568392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967.598609" calcext:value-type="float">
            <text:p>6967.598609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905.000998" calcext:value-type="float">
            <text:p>6905.000998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09.786436" calcext:value-type="float">
            <text:p>5209.786436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62.374672" calcext:value-type="float">
            <text:p>5262.374672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6.987031" calcext:value-type="float">
            <text:p>5206.987031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302.079995" calcext:value-type="float">
            <text:p>16302.079995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470.604854" calcext:value-type="float">
            <text:p>15470.60485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398.760804" calcext:value-type="float">
            <text:p>15398.76080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56.245589" calcext:value-type="float">
            <text:p>34456.245589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178.083165" calcext:value-type="float">
            <text:p>34178.083165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4082.874547" calcext:value-type="float">
            <text:p>34082.874547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09.088708" calcext:value-type="float">
            <text:p>1109.088708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1.254878" calcext:value-type="float">
            <text:p>1101.254878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1.600086" calcext:value-type="float">
            <text:p>1091.600086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20.191829" calcext:value-type="float">
            <text:p>2920.191829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69.858995" calcext:value-type="float">
            <text:p>3069.858995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44.299604" calcext:value-type="float">
            <text:p>3044.299604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80.928846" calcext:value-type="float">
            <text:p>6580.928846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39.659622" calcext:value-type="float">
            <text:p>6539.659622</text:p>
          </table:table-cell>
        </table:table-row>
        <table:table-row table:style-name="ro1">
          <table:table-cell office:value-type="string" calcext:value-type="string">
            <text:p>4.6.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520.541017" calcext:value-type="float">
            <text:p>6520.54101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56.140607" calcext:value-type="float">
            <text:p>16456.14060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64.026076" calcext:value-type="float">
            <text:p>16464.026076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480.08375" calcext:value-type="float">
            <text:p>16480.08375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839.260722" calcext:value-type="float">
            <text:p>49839.260722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838.91223" calcext:value-type="float">
            <text:p>49838.9122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9987.276639" calcext:value-type="float">
            <text:p>49987.276639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805.690816" calcext:value-type="float">
            <text:p>64805.690816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764.570337" calcext:value-type="float">
            <text:p>64764.57033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782.927541" calcext:value-type="float">
            <text:p>64782.927541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9.145073" calcext:value-type="float">
            <text:p>2039.14507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7.664747" calcext:value-type="float">
            <text:p>2047.66474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35.978769" calcext:value-type="float">
            <text:p>2035.978769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51.573292" calcext:value-type="float">
            <text:p>6051.573292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063.563246" calcext:value-type="float">
            <text:p>6063.563246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95.226208" calcext:value-type="float">
            <text:p>6095.226208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204.951179" calcext:value-type="float">
            <text:p>8204.951179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86.579408" calcext:value-type="float">
            <text:p>8186.579408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32.736701" calcext:value-type="float">
            <text:p>8232.736701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93.189025" calcext:value-type="float">
            <text:p>15193.189025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224.533357" calcext:value-type="float">
            <text:p>15224.53335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121.111815" calcext:value-type="float">
            <text:p>15121.111815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5324.665633" calcext:value-type="float">
            <text:p>45324.66563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227.750789" calcext:value-type="float">
            <text:p>45227.750789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338.15529" calcext:value-type="float">
            <text:p>45338.15529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8189.79324" calcext:value-type="float">
            <text:p>58189.79324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8093.840208" calcext:value-type="float">
            <text:p>58093.840208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8261.31473" calcext:value-type="float">
            <text:p>58261.3147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2.698187" calcext:value-type="float">
            <text:p>1832.69818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40.957821" calcext:value-type="float">
            <text:p>1840.957821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52.751952" calcext:value-type="float">
            <text:p>1852.751952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268.132696" calcext:value-type="float">
            <text:p>5268.132696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92.312409" calcext:value-type="float">
            <text:p>5292.312409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290.738401" calcext:value-type="float">
            <text:p>5290.738401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953.413393" calcext:value-type="float">
            <text:p>6953.41339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028.137259" calcext:value-type="float">
            <text:p>7028.137259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893.517491" calcext:value-type="float">
            <text:p>6893.517491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11.172194" calcext:value-type="float">
            <text:p>5311.172194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86.731143" calcext:value-type="float">
            <text:p>5186.73114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05.632168" calcext:value-type="float">
            <text:p>5205.632168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072.107396" calcext:value-type="float">
            <text:p>16072.107396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429.310425" calcext:value-type="float">
            <text:p>15429.310425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556.108427" calcext:value-type="float">
            <text:p>15556.10842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499.337593" calcext:value-type="float">
            <text:p>34499.33759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4244.255915" calcext:value-type="float">
            <text:p>34244.255915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only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437.355618" calcext:value-type="float">
            <text:p>33437.355618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51.500627" calcext:value-type="float">
            <text:p>1151.50062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11.037422" calcext:value-type="float">
            <text:p>1111.037422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99.577344" calcext:value-type="float">
            <text:p>1099.577344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929.563313" calcext:value-type="float">
            <text:p>2929.563313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58.172668" calcext:value-type="float">
            <text:p>3058.172668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23.54178" calcext:value-type="float">
            <text:p>3023.54178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581.673777" calcext:value-type="float">
            <text:p>6581.673777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541.463424" calcext:value-type="float">
            <text:p>6541.463424</text:p>
          </table:table-cell>
        </table:table-row>
        <table:table-row table:style-name="ro1">
          <table:table-cell office:value-type="string" calcext:value-type="string">
            <text:p>4.6-rc3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read-writ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452.524963" calcext:value-type="float">
            <text:p>6452.524963</text:p>
          </table:table-cell>
        </table:table-row>
      </table:table>
      <table:table table:name="charts" table:style-name="ta1">
        <table:shapes>
          <draw:frame draw:z-index="0" draw:style-name="gr1" draw:text-style-name="P1" svg:width="576pt" svg:height="360pt" svg:x="641.25pt" svg:y="14.85pt">
            <loext:p draw:notify-on-update-of-ranges="charts.C2:charts.C30 charts.D1:charts.D1 charts.D2:charts.D30 charts.E1:charts.E1 charts.E2:charts.E30 charts.F1:charts.F1 charts.F2:charts.F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642.84pt" svg:y="399.6pt">
            <loext:p draw:notify-on-update-of-ranges="charts.C32:charts.C60 charts.D31:charts.D31 charts.D32:charts.D60 charts.E31:charts.E31 charts.E32:charts.E60 charts.F31:charts.F31 charts.F32:charts.F6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76pt" svg:height="360pt" svg:x="642.05pt" svg:y="784.4pt">
            <loext:p draw:notify-on-update-of-ranges="charts.C62:charts.C90 charts.D61:charts.D61 charts.D62:charts.D90 charts.E61:charts.E61 charts.E62:charts.E90 charts.F61:charts.F61 charts.F62:charts.F9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76pt" svg:height="360pt" svg:x="642.08pt" svg:y="1167.62pt">
            <loext:p draw:notify-on-update-of-ranges="charts.C92:charts.C120 charts.D91:charts.D91 charts.D92:charts.D120 charts.E91:charts.E91 charts.E92:charts.E120 charts.F91:charts.F91 charts.F92:charts.F1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76pt" svg:height="360pt" svg:x="642.84pt" svg:y="1550.13pt">
            <loext:p draw:notify-on-update-of-ranges="charts.C122:charts.C150 charts.D121:charts.D121 charts.D122:charts.D150 charts.E121:charts.E121 charts.E122:charts.E150 charts.F121:charts.F121 charts.F122:charts.F1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576pt" svg:height="360pt" svg:x="640.46pt" svg:y="1938.61pt">
            <loext:p draw:notify-on-update-of-ranges="charts.C152:charts.C180 charts.D151:charts.D151 charts.D152:charts.D180 charts.E151:charts.E151 charts.E152:charts.E180 charts.F151:charts.F151 charts.F152:charts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number-columns-repeated="3" table:default-cell-style-name="ce16"/>
        <table:table-column table:style-name="co7" table:number-columns-repeated="3" table:default-cell-style-name="ce27"/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ad-only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18591.6879583333" calcext:value-type="float">
            <text:p>18592</text:p>
          </table:table-cell>
          <table:table-cell table:style-name="ce18" office:value-type="float" office:value="56285.449851" calcext:value-type="float">
            <text:p>56285</text:p>
          </table:table-cell>
          <table:table-cell table:style-name="ce23" office:value-type="float" office:value="56123.8189496667" calcext:value-type="float">
            <text:p>5612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0.101</text:p>
          </table:table-cell>
          <table:table-cell table:style-name="ce13" office:value-type="float" office:value="18193.4205643333" calcext:value-type="float">
            <text:p>18193</text:p>
          </table:table-cell>
          <table:table-cell table:style-name="ce19" office:value-type="float" office:value="55587.129755" calcext:value-type="float">
            <text:p>55587</text:p>
          </table:table-cell>
          <table:table-cell table:style-name="ce24" office:value-type="float" office:value="55812.959723" calcext:value-type="float">
            <text:p>55813</text:p>
          </table:table-cell>
          <table:table-cell table:formula="of:=[.D3]/[.D2]-1" office:value-type="percentage" office:value="-0.021421798542046" calcext:value-type="percentage">
            <text:p>-2%</text:p>
          </table:table-cell>
          <table:table-cell table:formula="of:=[.E3]/[.E2]-1" office:value-type="percentage" office:value="-0.0124067605011349" calcext:value-type="percentage">
            <text:p>-1%</text:p>
          </table:table-cell>
          <table:table-cell table:formula="of:=[.F3]/[.F2]-1" office:value-type="percentage" office:value="-0.00553881101614773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.10</text:p>
          </table:table-cell>
          <table:table-cell table:style-name="ce13" office:value-type="float" office:value="18483.8749403333" calcext:value-type="float">
            <text:p>18484</text:p>
          </table:table-cell>
          <table:table-cell table:style-name="ce19" office:value-type="float" office:value="55984.6832873333" calcext:value-type="float">
            <text:p>55985</text:p>
          </table:table-cell>
          <table:table-cell table:style-name="ce24" office:value-type="float" office:value="56815.8325546667" calcext:value-type="float">
            <text:p>56816</text:p>
          </table:table-cell>
          <table:table-cell table:formula="of:=[.D4]/[.D3]-1" office:value-type="percentage" office:value="0.0159648030436568" calcext:value-type="percentage">
            <text:p>2%</text:p>
          </table:table-cell>
          <table:table-cell table:formula="of:=[.E4]/[.E3]-1" office:value-type="percentage" office:value="0.00715189890331658" calcext:value-type="percentage">
            <text:p>1%</text:p>
          </table:table-cell>
          <table:table-cell table:formula="of:=[.F4]/[.F3]-1" office:value-type="percentage" office:value="0.0179684581617596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2.79</text:p>
          </table:table-cell>
          <table:table-cell table:style-name="ce13" office:value-type="float" office:value="18568.7927356667" calcext:value-type="float">
            <text:p>18569</text:p>
          </table:table-cell>
          <table:table-cell table:style-name="ce19" office:value-type="float" office:value="56248.985909" calcext:value-type="float">
            <text:p>56249</text:p>
          </table:table-cell>
          <table:table-cell table:style-name="ce24" office:value-type="float" office:value="52504.062211" calcext:value-type="float">
            <text:p>52504</text:p>
          </table:table-cell>
          <table:table-cell table:formula="of:=[.D5]/[.D4]-1" office:value-type="percentage" office:value="0.00459415547916864" calcext:value-type="percentage">
            <text:p>0%</text:p>
          </table:table-cell>
          <table:table-cell table:formula="of:=[.E5]/[.E4]-1" office:value-type="percentage" office:value="0.00472098092098183" calcext:value-type="percentage">
            <text:p>0%</text:p>
          </table:table-cell>
          <table:table-cell table:formula="of:=[.F5]/[.F4]-1" office:value-type="percentage" office:value="-0.0758902958874717" calcext:value-type="percentage">
            <text:p>-8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3.8</text:p>
          </table:table-cell>
          <table:table-cell table:style-name="ce13" office:value-type="float" office:value="18749.630828" calcext:value-type="float">
            <text:p>18750</text:p>
          </table:table-cell>
          <table:table-cell table:style-name="ce19" office:value-type="float" office:value="56618.6610133333" calcext:value-type="float">
            <text:p>56619</text:p>
          </table:table-cell>
          <table:table-cell table:style-name="ce24" office:value-type="float" office:value="57725.1969066667" calcext:value-type="float">
            <text:p>57725</text:p>
          </table:table-cell>
          <table:table-cell table:formula="of:=[.D6]/[.D5]-1" office:value-type="percentage" office:value="0.00973881796773735" calcext:value-type="percentage">
            <text:p>1%</text:p>
          </table:table-cell>
          <table:table-cell table:formula="of:=[.E6]/[.E5]-1" office:value-type="percentage" office:value="0.00657212033886911" calcext:value-type="percentage">
            <text:p>1%</text:p>
          </table:table-cell>
          <table:table-cell table:formula="of:=[.F6]/[.F5]-1" office:value-type="percentage" office:value="0.0994424902721687" calcext:value-type="percentage">
            <text:p>1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4.111</text:p>
          </table:table-cell>
          <table:table-cell table:style-name="ce13" office:value-type="float" office:value="19136.3480236667" calcext:value-type="float">
            <text:p>19136</text:p>
          </table:table-cell>
          <table:table-cell table:style-name="ce19" office:value-type="float" office:value="57334.7838963333" calcext:value-type="float">
            <text:p>57335</text:p>
          </table:table-cell>
          <table:table-cell table:style-name="ce24" office:value-type="float" office:value="57455.3956776667" calcext:value-type="float">
            <text:p>57455</text:p>
          </table:table-cell>
          <table:table-cell table:formula="of:=[.D7]/[.D6]-1" office:value-type="percentage" office:value="0.0206253231977873" calcext:value-type="percentage">
            <text:p>2%</text:p>
          </table:table-cell>
          <table:table-cell table:formula="of:=[.E7]/[.E6]-1" office:value-type="percentage" office:value="0.012648177653501" calcext:value-type="percentage">
            <text:p>1%</text:p>
          </table:table-cell>
          <table:table-cell table:formula="of:=[.F7]/[.F6]-1" office:value-type="percentage" office:value="-0.00467389014603503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5.7</text:p>
          </table:table-cell>
          <table:table-cell table:style-name="ce13" office:value-type="float" office:value="18747.065312" calcext:value-type="float">
            <text:p>18747</text:p>
          </table:table-cell>
          <table:table-cell table:style-name="ce19" office:value-type="float" office:value="56695.5082553333" calcext:value-type="float">
            <text:p>56696</text:p>
          </table:table-cell>
          <table:table-cell table:style-name="ce24" office:value-type="float" office:value="56827.2427573333" calcext:value-type="float">
            <text:p>56827</text:p>
          </table:table-cell>
          <table:table-cell table:formula="of:=[.D8]/[.D7]-1" office:value-type="percentage" office:value="-0.0203425811019562" calcext:value-type="percentage">
            <text:p>-2%</text:p>
          </table:table-cell>
          <table:table-cell table:formula="of:=[.E8]/[.E7]-1" office:value-type="percentage" office:value="-0.0111498744314773" calcext:value-type="percentage">
            <text:p>-1%</text:p>
          </table:table-cell>
          <table:table-cell table:formula="of:=[.F8]/[.F7]-1" office:value-type="percentage" office:value="-0.0109328795481182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6.11</text:p>
          </table:table-cell>
          <table:table-cell table:style-name="ce13" office:value-type="float" office:value="18929.1240126667" calcext:value-type="float">
            <text:p>18929</text:p>
          </table:table-cell>
          <table:table-cell table:style-name="ce19" office:value-type="float" office:value="56966.5723563333" calcext:value-type="float">
            <text:p>56967</text:p>
          </table:table-cell>
          <table:table-cell table:style-name="ce24" office:value-type="float" office:value="56642.9331273333" calcext:value-type="float">
            <text:p>56643</text:p>
          </table:table-cell>
          <table:table-cell table:formula="of:=[.D9]/[.D8]-1" office:value-type="percentage" office:value="0.00971131735217057" calcext:value-type="percentage">
            <text:p>1%</text:p>
          </table:table-cell>
          <table:table-cell table:formula="of:=[.E9]/[.E8]-1" office:value-type="percentage" office:value="0.00478105072767399" calcext:value-type="percentage">
            <text:p>0%</text:p>
          </table:table-cell>
          <table:table-cell table:formula="of:=[.F9]/[.F8]-1" office:value-type="percentage" office:value="-0.00324333226560092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7.10</text:p>
          </table:table-cell>
          <table:table-cell table:style-name="ce13" office:value-type="float" office:value="18806.0816243333" calcext:value-type="float">
            <text:p>18806</text:p>
          </table:table-cell>
          <table:table-cell table:style-name="ce19" office:value-type="float" office:value="56688.3508326667" calcext:value-type="float">
            <text:p>56688</text:p>
          </table:table-cell>
          <table:table-cell table:style-name="ce24" office:value-type="float" office:value="56578.5766593333" calcext:value-type="float">
            <text:p>56579</text:p>
          </table:table-cell>
          <table:table-cell table:formula="of:=[.D10]/[.D9]-1" office:value-type="percentage" office:value="-0.00650016283115185" calcext:value-type="percentage">
            <text:p>-1%</text:p>
          </table:table-cell>
          <table:table-cell table:formula="of:=[.E10]/[.E9]-1" office:value-type="percentage" office:value="-0.00488394355072463" calcext:value-type="percentage">
            <text:p>0%</text:p>
          </table:table-cell>
          <table:table-cell table:formula="of:=[.F10]/[.F9]-1" office:value-type="percentage" office:value="-0.0011361782387808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8.13</text:p>
          </table:table-cell>
          <table:table-cell table:style-name="ce13" office:value-type="float" office:value="16569.9574896667" calcext:value-type="float">
            <text:p>16570</text:p>
          </table:table-cell>
          <table:table-cell table:style-name="ce19" office:value-type="float" office:value="50259.3779326667" calcext:value-type="float">
            <text:p>50259</text:p>
          </table:table-cell>
          <table:table-cell table:style-name="ce24" office:value-type="float" office:value="48964.7812906667" calcext:value-type="float">
            <text:p>48965</text:p>
          </table:table-cell>
          <table:table-cell table:formula="of:=[.D11]/[.D10]-1" office:value-type="percentage" office:value="-0.118904308687742" calcext:value-type="percentage">
            <text:p>-12%</text:p>
          </table:table-cell>
          <table:table-cell table:formula="of:=[.E11]/[.E10]-1" office:value-type="percentage" office:value="-0.113409065629323" calcext:value-type="percentage">
            <text:p>-11%</text:p>
          </table:table-cell>
          <table:table-cell table:formula="of:=[.F11]/[.F10]-1" office:value-type="percentage" office:value="-0.134570288229593" calcext:value-type="percentage">
            <text:p>-13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9.11</text:p>
          </table:table-cell>
          <table:table-cell table:style-name="ce13" office:value-type="float" office:value="16771.256423" calcext:value-type="float">
            <text:p>16771</text:p>
          </table:table-cell>
          <table:table-cell table:style-name="ce19" office:value-type="float" office:value="50771.9727453333" calcext:value-type="float">
            <text:p>50772</text:p>
          </table:table-cell>
          <table:table-cell table:style-name="ce24" office:value-type="float" office:value="49641.0221016667" calcext:value-type="float">
            <text:p>49641</text:p>
          </table:table-cell>
          <table:table-cell table:formula="of:=[.D12]/[.D11]-1" office:value-type="percentage" office:value="0.0121484278676534" calcext:value-type="percentage">
            <text:p>1%</text:p>
          </table:table-cell>
          <table:table-cell table:formula="of:=[.E12]/[.E11]-1" office:value-type="percentage" office:value="0.010198988402788" calcext:value-type="percentage">
            <text:p>1%</text:p>
          </table:table-cell>
          <table:table-cell table:formula="of:=[.F12]/[.F11]-1" office:value-type="percentage" office:value="0.0138107593493713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0.101</text:p>
          </table:table-cell>
          <table:table-cell table:style-name="ce13" office:value-type="float" office:value="16619.3310746667" calcext:value-type="float">
            <text:p>16619</text:p>
          </table:table-cell>
          <table:table-cell table:style-name="ce19" office:value-type="float" office:value="50306.7245543333" calcext:value-type="float">
            <text:p>50307</text:p>
          </table:table-cell>
          <table:table-cell table:style-name="ce24" office:value-type="float" office:value="50830.7946746667" calcext:value-type="float">
            <text:p>50831</text:p>
          </table:table-cell>
          <table:table-cell table:formula="of:=[.D13]/[.D12]-1" office:value-type="percentage" office:value="-0.00905867422818418" calcext:value-type="percentage">
            <text:p>-1%</text:p>
          </table:table-cell>
          <table:table-cell table:formula="of:=[.E13]/[.E12]-1" office:value-type="percentage" office:value="-0.00916348461253691" calcext:value-type="percentage">
            <text:p>-1%</text:p>
          </table:table-cell>
          <table:table-cell table:formula="of:=[.F13]/[.F12]-1" office:value-type="percentage" office:value="0.0239675277145444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1.10</text:p>
          </table:table-cell>
          <table:table-cell table:style-name="ce13" office:value-type="float" office:value="16744.1577713333" calcext:value-type="float">
            <text:p>16744</text:p>
          </table:table-cell>
          <table:table-cell table:style-name="ce19" office:value-type="float" office:value="50501.691832" calcext:value-type="float">
            <text:p>50502</text:p>
          </table:table-cell>
          <table:table-cell table:style-name="ce24" office:value-type="float" office:value="64028.0253406667" calcext:value-type="float">
            <text:p>64028</text:p>
          </table:table-cell>
          <table:table-cell table:formula="of:=[.D14]/[.D13]-1" office:value-type="percentage" office:value="0.00751093387006851" calcext:value-type="percentage">
            <text:p>1%</text:p>
          </table:table-cell>
          <table:table-cell table:formula="of:=[.E14]/[.E13]-1" office:value-type="percentage" office:value="0.00387557089820323" calcext:value-type="percentage">
            <text:p>0%</text:p>
          </table:table-cell>
          <table:table-cell table:formula="of:=[.F14]/[.F13]-1" office:value-type="percentage" office:value="0.25963061861351" calcext:value-type="percentage">
            <text:p>26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2.58</text:p>
          </table:table-cell>
          <table:table-cell table:style-name="ce13" office:value-type="float" office:value="16401.893101" calcext:value-type="float">
            <text:p>16402</text:p>
          </table:table-cell>
          <table:table-cell table:style-name="ce19" office:value-type="float" office:value="49706.3458733333" calcext:value-type="float">
            <text:p>49706</text:p>
          </table:table-cell>
          <table:table-cell table:style-name="ce24" office:value-type="float" office:value="63301.5970856667" calcext:value-type="float">
            <text:p>63302</text:p>
          </table:table-cell>
          <table:table-cell table:formula="of:=[.D15]/[.D14]-1" office:value-type="percentage" office:value="-0.0204408412180199" calcext:value-type="percentage">
            <text:p>-2%</text:p>
          </table:table-cell>
          <table:table-cell table:formula="of:=[.E15]/[.E14]-1" office:value-type="percentage" office:value="-0.0157488973104606" calcext:value-type="percentage">
            <text:p>-2%</text:p>
          </table:table-cell>
          <table:table-cell table:formula="of:=[.F15]/[.F14]-1" office:value-type="percentage" office:value="-0.011345473347569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3.11</text:p>
          </table:table-cell>
          <table:table-cell table:style-name="ce13" office:value-type="float" office:value="16623.757011" calcext:value-type="float">
            <text:p>16624</text:p>
          </table:table-cell>
          <table:table-cell table:style-name="ce19" office:value-type="float" office:value="50380.5302463333" calcext:value-type="float">
            <text:p>50381</text:p>
          </table:table-cell>
          <table:table-cell table:style-name="ce24" office:value-type="float" office:value="64563.3520026667" calcext:value-type="float">
            <text:p>64563</text:p>
          </table:table-cell>
          <table:table-cell table:formula="of:=[.D16]/[.D15]-1" office:value-type="percentage" office:value="0.0135267257647518" calcext:value-type="percentage">
            <text:p>1%</text:p>
          </table:table-cell>
          <table:table-cell table:formula="of:=[.E16]/[.E15]-1" office:value-type="percentage" office:value="0.0135633461111389" calcext:value-type="percentage">
            <text:p>1%</text:p>
          </table:table-cell>
          <table:table-cell table:formula="of:=[.F16]/[.F15]-1" office:value-type="percentage" office:value="0.0199324341736979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4.66</text:p>
          </table:table-cell>
          <table:table-cell table:style-name="ce13" office:value-type="float" office:value="16368.250789" calcext:value-type="float">
            <text:p>16368</text:p>
          </table:table-cell>
          <table:table-cell table:style-name="ce19" office:value-type="float" office:value="49701.6461733333" calcext:value-type="float">
            <text:p>49702</text:p>
          </table:table-cell>
          <table:table-cell table:style-name="ce24" office:value-type="float" office:value="63007.1309656667" calcext:value-type="float">
            <text:p>63007</text:p>
          </table:table-cell>
          <table:table-cell table:formula="of:=[.D17]/[.D16]-1" office:value-type="percentage" office:value="-0.0153699444614676" calcext:value-type="percentage">
            <text:p>-2%</text:p>
          </table:table-cell>
          <table:table-cell table:formula="of:=[.E17]/[.E16]-1" office:value-type="percentage" office:value="-0.0134751275875944" calcext:value-type="percentage">
            <text:p>-1%</text:p>
          </table:table-cell>
          <table:table-cell table:formula="of:=[.F17]/[.F16]-1" office:value-type="percentage" office:value="-0.0241037831637944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5.10</text:p>
          </table:table-cell>
          <table:table-cell table:style-name="ce13" office:value-type="float" office:value="16441.5415683333" calcext:value-type="float">
            <text:p>16442</text:p>
          </table:table-cell>
          <table:table-cell table:style-name="ce19" office:value-type="float" office:value="49884.3518653333" calcext:value-type="float">
            <text:p>49884</text:p>
          </table:table-cell>
          <table:table-cell table:style-name="ce24" office:value-type="float" office:value="64002.4144173333" calcext:value-type="float">
            <text:p>64002</text:p>
          </table:table-cell>
          <table:table-cell table:formula="of:=[.D18]/[.D17]-1" office:value-type="percentage" office:value="0.00447761830375648" calcext:value-type="percentage">
            <text:p>0%</text:p>
          </table:table-cell>
          <table:table-cell table:formula="of:=[.E18]/[.E17]-1" office:value-type="percentage" office:value="0.0036760491063581" calcext:value-type="percentage">
            <text:p>0%</text:p>
          </table:table-cell>
          <table:table-cell table:formula="of:=[.F18]/[.F17]-1" office:value-type="percentage" office:value="0.0157963620373214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6.7</text:p>
          </table:table-cell>
          <table:table-cell table:style-name="ce13" office:value-type="float" office:value="16685.6195033333" calcext:value-type="float">
            <text:p>16686</text:p>
          </table:table-cell>
          <table:table-cell table:style-name="ce19" office:value-type="float" office:value="50509.0395666667" calcext:value-type="float">
            <text:p>50509</text:p>
          </table:table-cell>
          <table:table-cell table:style-name="ce24" office:value-type="float" office:value="65304.838184" calcext:value-type="float">
            <text:p>65305</text:p>
          </table:table-cell>
          <table:table-cell table:formula="of:=[.D19]/[.D18]-1" office:value-type="percentage" office:value="0.014845197695458" calcext:value-type="percentage">
            <text:p>1%</text:p>
          </table:table-cell>
          <table:table-cell table:formula="of:=[.E19]/[.E18]-1" office:value-type="percentage" office:value="0.0125227186076267" calcext:value-type="percentage">
            <text:p>1%</text:p>
          </table:table-cell>
          <table:table-cell table:formula="of:=[.F19]/[.F18]-1" office:value-type="percentage" office:value="0.0203496036598578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7.8</text:p>
          </table:table-cell>
          <table:table-cell table:style-name="ce13" office:value-type="float" office:value="16348.065793" calcext:value-type="float">
            <text:p>16348</text:p>
          </table:table-cell>
          <table:table-cell table:style-name="ce19" office:value-type="float" office:value="49473.0737466667" calcext:value-type="float">
            <text:p>49473</text:p>
          </table:table-cell>
          <table:table-cell table:style-name="ce24" office:value-type="float" office:value="63989.373978" calcext:value-type="float">
            <text:p>63989</text:p>
          </table:table-cell>
          <table:table-cell table:formula="of:=[.D20]/[.D19]-1" office:value-type="percentage" office:value="-0.0202302174196088" calcext:value-type="percentage">
            <text:p>-2%</text:p>
          </table:table-cell>
          <table:table-cell table:formula="of:=[.E20]/[.E19]-1" office:value-type="percentage" office:value="-0.0205105032463078" calcext:value-type="percentage">
            <text:p>-2%</text:p>
          </table:table-cell>
          <table:table-cell table:formula="of:=[.F20]/[.F19]-1" office:value-type="percentage" office:value="-0.0201434417813517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8.30</text:p>
          </table:table-cell>
          <table:table-cell table:style-name="ce13" office:value-type="float" office:value="16184.654642" calcext:value-type="float">
            <text:p>16185</text:p>
          </table:table-cell>
          <table:table-cell table:style-name="ce19" office:value-type="float" office:value="49429.2285216667" calcext:value-type="float">
            <text:p>49429</text:p>
          </table:table-cell>
          <table:table-cell table:style-name="ce24" office:value-type="float" office:value="64369.823629" calcext:value-type="float">
            <text:p>64370</text:p>
          </table:table-cell>
          <table:table-cell table:formula="of:=[.D21]/[.D20]-1" office:value-type="percentage" office:value="-0.00999574830864525" calcext:value-type="percentage">
            <text:p>-1%</text:p>
          </table:table-cell>
          <table:table-cell table:formula="of:=[.E21]/[.E20]-1" office:value-type="percentage" office:value="-0.0008862442067884" calcext:value-type="percentage">
            <text:p>0%</text:p>
          </table:table-cell>
          <table:table-cell table:formula="of:=[.F21]/[.F20]-1" office:value-type="percentage" office:value="0.00594551293986401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9.8</text:p>
          </table:table-cell>
          <table:table-cell table:style-name="ce13" office:value-type="float" office:value="16167.276568" calcext:value-type="float">
            <text:p>16167</text:p>
          </table:table-cell>
          <table:table-cell table:style-name="ce19" office:value-type="float" office:value="49160.6295106667" calcext:value-type="float">
            <text:p>49161</text:p>
          </table:table-cell>
          <table:table-cell table:style-name="ce24" office:value-type="float" office:value="63289.75203" calcext:value-type="float">
            <text:p>63290</text:p>
          </table:table-cell>
          <table:table-cell table:formula="of:=[.D22]/[.D21]-1" office:value-type="percentage" office:value="-0.00107373770923125" calcext:value-type="percentage">
            <text:p>0%</text:p>
          </table:table-cell>
          <table:table-cell table:formula="of:=[.E22]/[.E21]-1" office:value-type="percentage" office:value="-0.00543401179895542" calcext:value-type="percentage">
            <text:p>-1%</text:p>
          </table:table-cell>
          <table:table-cell table:formula="of:=[.F22]/[.F21]-1" office:value-type="percentage" office:value="-0.0167791604529641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0.9</text:p>
          </table:table-cell>
          <table:table-cell table:style-name="ce13" office:value-type="float" office:value="16262.9479226667" calcext:value-type="float">
            <text:p>16263</text:p>
          </table:table-cell>
          <table:table-cell table:style-name="ce19" office:value-type="float" office:value="49733.645855" calcext:value-type="float">
            <text:p>49734</text:p>
          </table:table-cell>
          <table:table-cell table:style-name="ce24" office:value-type="float" office:value="63780.295751" calcext:value-type="float">
            <text:p>63780</text:p>
          </table:table-cell>
          <table:table-cell table:formula="of:=[.D23]/[.D22]-1" office:value-type="percentage" office:value="0.00591759250633861" calcext:value-type="percentage">
            <text:p>1%</text:p>
          </table:table-cell>
          <table:table-cell table:formula="of:=[.E23]/[.E22]-1" office:value-type="percentage" office:value="0.011656000951106" calcext:value-type="percentage">
            <text:p>1%</text:p>
          </table:table-cell>
          <table:table-cell table:formula="of:=[.F23]/[.F22]-1" office:value-type="percentage" office:value="0.00775076067239877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1.21</text:p>
          </table:table-cell>
          <table:table-cell table:style-name="ce13" office:value-type="float" office:value="16315.8909646667" calcext:value-type="float">
            <text:p>16316</text:p>
          </table:table-cell>
          <table:table-cell table:style-name="ce19" office:value-type="float" office:value="49758.379419" calcext:value-type="float">
            <text:p>49758</text:p>
          </table:table-cell>
          <table:table-cell table:style-name="ce24" office:value-type="float" office:value="64328.0448286667" calcext:value-type="float">
            <text:p>64328</text:p>
          </table:table-cell>
          <table:table-cell table:formula="of:=[.D24]/[.D23]-1" office:value-type="percentage" office:value="0.00325543943519668" calcext:value-type="percentage">
            <text:p>0%</text:p>
          </table:table-cell>
          <table:table-cell table:formula="of:=[.E24]/[.E23]-1" office:value-type="percentage" office:value="0.00049732054778584" calcext:value-type="percentage">
            <text:p>0%</text:p>
          </table:table-cell>
          <table:table-cell table:formula="of:=[.F24]/[.F23]-1" office:value-type="percentage" office:value="0.00858806111224597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2.8</text:p>
          </table:table-cell>
          <table:table-cell table:style-name="ce13" office:value-type="float" office:value="16304.6953833333" calcext:value-type="float">
            <text:p>16305</text:p>
          </table:table-cell>
          <table:table-cell table:style-name="ce19" office:value-type="float" office:value="49466.0147246667" calcext:value-type="float">
            <text:p>49466</text:p>
          </table:table-cell>
          <table:table-cell table:style-name="ce24" office:value-type="float" office:value="63992.205336" calcext:value-type="float">
            <text:p>63992</text:p>
          </table:table-cell>
          <table:table-cell table:formula="of:=[.D25]/[.D24]-1" office:value-type="percentage" office:value="-0.000686176523099213" calcext:value-type="percentage">
            <text:p>0%</text:p>
          </table:table-cell>
          <table:table-cell table:formula="of:=[.E25]/[.E24]-1" office:value-type="percentage" office:value="-0.0058756876278343" calcext:value-type="percentage">
            <text:p>-1%</text:p>
          </table:table-cell>
          <table:table-cell table:formula="of:=[.F25]/[.F24]-1" office:value-type="percentage" office:value="-0.0052207321637272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3.6</text:p>
          </table:table-cell>
          <table:table-cell table:style-name="ce13" office:value-type="float" office:value="16308.8150496667" calcext:value-type="float">
            <text:p>16309</text:p>
          </table:table-cell>
          <table:table-cell table:style-name="ce19" office:value-type="float" office:value="50737.4956673333" calcext:value-type="float">
            <text:p>50737</text:p>
          </table:table-cell>
          <table:table-cell table:style-name="ce24" office:value-type="float" office:value="64206.021953" calcext:value-type="float">
            <text:p>64206</text:p>
          </table:table-cell>
          <table:table-cell table:formula="of:=[.D26]/[.D25]-1" office:value-type="percentage" office:value="0.000252667482375291" calcext:value-type="percentage">
            <text:p>0%</text:p>
          </table:table-cell>
          <table:table-cell table:formula="of:=[.E26]/[.E25]-1" office:value-type="percentage" office:value="0.0257041314070641" calcext:value-type="percentage">
            <text:p>3%</text:p>
          </table:table-cell>
          <table:table-cell table:formula="of:=[.F26]/[.F25]-1" office:value-type="percentage" office:value="0.0033412915819564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4.7</text:p>
          </table:table-cell>
          <table:table-cell table:style-name="ce13" office:value-type="float" office:value="16333.0380763333" calcext:value-type="float">
            <text:p>16333</text:p>
          </table:table-cell>
          <table:table-cell table:style-name="ce19" office:value-type="float" office:value="50840.9589736667" calcext:value-type="float">
            <text:p>50841</text:p>
          </table:table-cell>
          <table:table-cell table:style-name="ce24" office:value-type="float" office:value="64020.5774286667" calcext:value-type="float">
            <text:p>64021</text:p>
          </table:table-cell>
          <table:table-cell table:formula="of:=[.D27]/[.D26]-1" office:value-type="percentage" office:value="0.00148527201963056" calcext:value-type="percentage">
            <text:p>0%</text:p>
          </table:table-cell>
          <table:table-cell table:formula="of:=[.E27]/[.E26]-1" office:value-type="percentage" office:value="0.00203918827629512" calcext:value-type="percentage">
            <text:p>0%</text:p>
          </table:table-cell>
          <table:table-cell table:formula="of:=[.F27]/[.F26]-1" office:value-type="percentage" office:value="-0.0028882730730313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5.1</text:p>
          </table:table-cell>
          <table:table-cell table:style-name="ce13" office:value-type="float" office:value="16932.0009653333" calcext:value-type="float">
            <text:p>16932</text:p>
          </table:table-cell>
          <table:table-cell table:style-name="ce19" office:value-type="float" office:value="51414.9958543333" calcext:value-type="float">
            <text:p>51415</text:p>
          </table:table-cell>
          <table:table-cell table:style-name="ce24" office:value-type="float" office:value="64815.1116956667" calcext:value-type="float">
            <text:p>64815</text:p>
          </table:table-cell>
          <table:table-cell table:formula="of:=[.D28]/[.D27]-1" office:value-type="percentage" office:value="0.0366718602014344" calcext:value-type="percentage">
            <text:p>4%</text:p>
          </table:table-cell>
          <table:table-cell table:formula="of:=[.E28]/[.E27]-1" office:value-type="percentage" office:value="0.0112908350325163" calcext:value-type="percentage">
            <text:p>1%</text:p>
          </table:table-cell>
          <table:table-cell table:formula="of:=[.F28]/[.F27]-1" office:value-type="percentage" office:value="0.0124106076344797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6-rc3</text:p>
          </table:table-cell>
          <table:table-cell table:style-name="ce13" office:value-type="float" office:value="16466.7501443333" calcext:value-type="float">
            <text:p>16467</text:p>
          </table:table-cell>
          <table:table-cell table:style-name="ce19" office:value-type="float" office:value="49888.483197" calcext:value-type="float">
            <text:p>49888</text:p>
          </table:table-cell>
          <table:table-cell table:style-name="ce24" office:value-type="float" office:value="64784.3962313333" calcext:value-type="float">
            <text:p>64784</text:p>
          </table:table-cell>
          <table:table-cell table:formula="of:=[.D29]/[.D28]-1" office:value-type="percentage" office:value="-0.0274776042094823" calcext:value-type="percentage">
            <text:p>-3%</text:p>
          </table:table-cell>
          <table:table-cell table:formula="of:=[.E29]/[.E28]-1" office:value-type="percentage" office:value="-0.0296900278210299" calcext:value-type="percentage">
            <text:p>-3%</text:p>
          </table:table-cell>
          <table:table-cell table:formula="of:=[.F29]/[.F28]-1" office:value-type="percentage" office:value="-0.000473893564785" calcext:value-type="percentage">
            <text:p>0%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4.6.</text:p>
          </table:table-cell>
          <table:table-cell table:style-name="ce14" office:value-type="float" office:value="16465.717413" calcext:value-type="float">
            <text:p>16466</text:p>
          </table:table-cell>
          <table:table-cell table:style-name="ce20" office:value-type="float" office:value="50602.592115" calcext:value-type="float">
            <text:p>50603</text:p>
          </table:table-cell>
          <table:table-cell table:style-name="ce25" office:value-type="float" office:value="64177.2372183333" calcext:value-type="float">
            <text:p>64177</text:p>
          </table:table-cell>
          <table:table-cell table:formula="of:=[.D30]/[.D29]-1" office:value-type="percentage" office:value="-0.0000627161597915871" calcext:value-type="percentage">
            <text:p>0%</text:p>
          </table:table-cell>
          <table:table-cell table:formula="of:=[.E30]/[.E29]-1" office:value-type="percentage" office:value="0.0143141036214736" calcext:value-type="percentage">
            <text:p>1%</text:p>
          </table:table-cell>
          <table:table-cell table:formula="of:=[.F30]/[.F29]-1" office:value-type="percentage" office:value="-0.00937199462092619" calcext:value-type="percentage">
            <text:p>-1%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17183.2366846667" calcext:value-type="float">
            <text:p>17183</text:p>
          </table:table-cell>
          <table:table-cell table:style-name="ce18" office:value-type="float" office:value="51301.4775063333" calcext:value-type="float">
            <text:p>51301</text:p>
          </table:table-cell>
          <table:table-cell table:style-name="ce23" office:value-type="float" office:value="61269.760734" calcext:value-type="float">
            <text:p>61270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0.101</text:p>
          </table:table-cell>
          <table:table-cell table:style-name="ce13" office:value-type="float" office:value="16721.2338876667" calcext:value-type="float">
            <text:p>16721</text:p>
          </table:table-cell>
          <table:table-cell table:style-name="ce19" office:value-type="float" office:value="50960.506323" calcext:value-type="float">
            <text:p>50961</text:p>
          </table:table-cell>
          <table:table-cell table:style-name="ce24" office:value-type="float" office:value="61724.6531336667" calcext:value-type="float">
            <text:p>61725</text:p>
          </table:table-cell>
          <table:table-cell table:formula="of:=[.D33]/[.D32]-1" office:value-type="percentage" office:value="-0.0268868319443135" calcext:value-type="percentage">
            <text:p>-3%</text:p>
          </table:table-cell>
          <table:table-cell table:formula="of:=[.E33]/[.E32]-1" office:value-type="percentage" office:value="-0.00664642033538321" calcext:value-type="percentage">
            <text:p>-1%</text:p>
          </table:table-cell>
          <table:table-cell table:formula="of:=[.F33]/[.F32]-1" office:value-type="percentage" office:value="0.00742441939085725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.10</text:p>
          </table:table-cell>
          <table:table-cell table:style-name="ce13" office:value-type="float" office:value="16951.6905383333" calcext:value-type="float">
            <text:p>16952</text:p>
          </table:table-cell>
          <table:table-cell table:style-name="ce19" office:value-type="float" office:value="51862.7663766667" calcext:value-type="float">
            <text:p>51863</text:p>
          </table:table-cell>
          <table:table-cell table:style-name="ce24" office:value-type="float" office:value="62111.7180556667" calcext:value-type="float">
            <text:p>62112</text:p>
          </table:table-cell>
          <table:table-cell table:formula="of:=[.D34]/[.D33]-1" office:value-type="percentage" office:value="0.0137822754118988" calcext:value-type="percentage">
            <text:p>1%</text:p>
          </table:table-cell>
          <table:table-cell table:formula="of:=[.E34]/[.E33]-1" office:value-type="percentage" office:value="0.0177050841674915" calcext:value-type="percentage">
            <text:p>2%</text:p>
          </table:table-cell>
          <table:table-cell table:formula="of:=[.F34]/[.F33]-1" office:value-type="percentage" office:value="0.00627083186942823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2.79</text:p>
          </table:table-cell>
          <table:table-cell table:style-name="ce13" office:value-type="float" office:value="17179.9857616667" calcext:value-type="float">
            <text:p>17180</text:p>
          </table:table-cell>
          <table:table-cell table:style-name="ce19" office:value-type="float" office:value="51216.475771" calcext:value-type="float">
            <text:p>51216</text:p>
          </table:table-cell>
          <table:table-cell table:style-name="ce24" office:value-type="float" office:value="62638.4138353333" calcext:value-type="float">
            <text:p>62638</text:p>
          </table:table-cell>
          <table:table-cell table:formula="of:=[.D35]/[.D34]-1" office:value-type="percentage" office:value="0.0134674015442384" calcext:value-type="percentage">
            <text:p>1%</text:p>
          </table:table-cell>
          <table:table-cell table:formula="of:=[.E35]/[.E34]-1" office:value-type="percentage" office:value="-0.0124615528792439" calcext:value-type="percentage">
            <text:p>-1%</text:p>
          </table:table-cell>
          <table:table-cell table:formula="of:=[.F35]/[.F34]-1" office:value-type="percentage" office:value="0.00847981340967818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3.8</text:p>
          </table:table-cell>
          <table:table-cell table:style-name="ce13" office:value-type="float" office:value="17324.5859653333" calcext:value-type="float">
            <text:p>17325</text:p>
          </table:table-cell>
          <table:table-cell table:style-name="ce19" office:value-type="float" office:value="51607.3988736667" calcext:value-type="float">
            <text:p>51607</text:p>
          </table:table-cell>
          <table:table-cell table:style-name="ce24" office:value-type="float" office:value="63037.3623733333" calcext:value-type="float">
            <text:p>63037</text:p>
          </table:table-cell>
          <table:table-cell table:formula="of:=[.D36]/[.D35]-1" office:value-type="percentage" office:value="0.00841678250917077" calcext:value-type="percentage">
            <text:p>1%</text:p>
          </table:table-cell>
          <table:table-cell table:formula="of:=[.E36]/[.E35]-1" office:value-type="percentage" office:value="0.00763276068456187" calcext:value-type="percentage">
            <text:p>1%</text:p>
          </table:table-cell>
          <table:table-cell table:formula="of:=[.F36]/[.F35]-1" office:value-type="percentage" office:value="0.0063690715261211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4.111</text:p>
          </table:table-cell>
          <table:table-cell table:style-name="ce13" office:value-type="float" office:value="17564.0852266667" calcext:value-type="float">
            <text:p>17564</text:p>
          </table:table-cell>
          <table:table-cell table:style-name="ce19" office:value-type="float" office:value="52323.8917523333" calcext:value-type="float">
            <text:p>52324</text:p>
          </table:table-cell>
          <table:table-cell table:style-name="ce24" office:value-type="float" office:value="64197.1016253333" calcext:value-type="float">
            <text:p>64197</text:p>
          </table:table-cell>
          <table:table-cell table:formula="of:=[.D37]/[.D36]-1" office:value-type="percentage" office:value="0.0138242415612495" calcext:value-type="percentage">
            <text:p>1%</text:p>
          </table:table-cell>
          <table:table-cell table:formula="of:=[.E37]/[.E36]-1" office:value-type="percentage" office:value="0.0138835301585447" calcext:value-type="percentage">
            <text:p>1%</text:p>
          </table:table-cell>
          <table:table-cell table:formula="of:=[.F37]/[.F36]-1" office:value-type="percentage" office:value="0.0183976487647364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5.7</text:p>
          </table:table-cell>
          <table:table-cell table:style-name="ce13" office:value-type="float" office:value="17338.723008" calcext:value-type="float">
            <text:p>17339</text:p>
          </table:table-cell>
          <table:table-cell table:style-name="ce19" office:value-type="float" office:value="51583.9637863333" calcext:value-type="float">
            <text:p>51584</text:p>
          </table:table-cell>
          <table:table-cell table:style-name="ce24" office:value-type="float" office:value="63420.320551" calcext:value-type="float">
            <text:p>63420</text:p>
          </table:table-cell>
          <table:table-cell table:formula="of:=[.D38]/[.D37]-1" office:value-type="percentage" office:value="-0.0128308543119878" calcext:value-type="percentage">
            <text:p>-1%</text:p>
          </table:table-cell>
          <table:table-cell table:formula="of:=[.E38]/[.E37]-1" office:value-type="percentage" office:value="-0.0141413022086035" calcext:value-type="percentage">
            <text:p>-1%</text:p>
          </table:table-cell>
          <table:table-cell table:formula="of:=[.F38]/[.F37]-1" office:value-type="percentage" office:value="-0.0120999399453693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6.11</text:p>
          </table:table-cell>
          <table:table-cell table:style-name="ce13" office:value-type="float" office:value="17469.2392973333" calcext:value-type="float">
            <text:p>17469</text:p>
          </table:table-cell>
          <table:table-cell table:style-name="ce19" office:value-type="float" office:value="52138.2305246667" calcext:value-type="float">
            <text:p>52138</text:p>
          </table:table-cell>
          <table:table-cell table:style-name="ce24" office:value-type="float" office:value="63776.7877826667" calcext:value-type="float">
            <text:p>63777</text:p>
          </table:table-cell>
          <table:table-cell table:formula="of:=[.D39]/[.D38]-1" office:value-type="percentage" office:value="0.00752744531838245" calcext:value-type="percentage">
            <text:p>1%</text:p>
          </table:table-cell>
          <table:table-cell table:formula="of:=[.E39]/[.E38]-1" office:value-type="percentage" office:value="0.0107449427622359" calcext:value-type="percentage">
            <text:p>1%</text:p>
          </table:table-cell>
          <table:table-cell table:formula="of:=[.F39]/[.F38]-1" office:value-type="percentage" office:value="0.00562071002747544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7.10</text:p>
          </table:table-cell>
          <table:table-cell table:style-name="ce13" office:value-type="float" office:value="17304.6844016667" calcext:value-type="float">
            <text:p>17305</text:p>
          </table:table-cell>
          <table:table-cell table:style-name="ce19" office:value-type="float" office:value="51504.516934" calcext:value-type="float">
            <text:p>51505</text:p>
          </table:table-cell>
          <table:table-cell table:style-name="ce24" office:value-type="float" office:value="61817.6867783333" calcext:value-type="float">
            <text:p>61818</text:p>
          </table:table-cell>
          <table:table-cell table:formula="of:=[.D40]/[.D39]-1" office:value-type="percentage" office:value="-0.00941969440488011" calcext:value-type="percentage">
            <text:p>-1%</text:p>
          </table:table-cell>
          <table:table-cell table:formula="of:=[.E40]/[.E39]-1" office:value-type="percentage" office:value="-0.012154489791649" calcext:value-type="percentage">
            <text:p>-1%</text:p>
          </table:table-cell>
          <table:table-cell table:formula="of:=[.F40]/[.F39]-1" office:value-type="percentage" office:value="-0.0307180883899243" calcext:value-type="percentage">
            <text:p>-3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8.13</text:p>
          </table:table-cell>
          <table:table-cell table:style-name="ce13" office:value-type="float" office:value="15383.6521873333" calcext:value-type="float">
            <text:p>15384</text:p>
          </table:table-cell>
          <table:table-cell table:style-name="ce19" office:value-type="float" office:value="46020.7324273333" calcext:value-type="float">
            <text:p>46021</text:p>
          </table:table-cell>
          <table:table-cell table:style-name="ce24" office:value-type="float" office:value="52198.7195543333" calcext:value-type="float">
            <text:p>52199</text:p>
          </table:table-cell>
          <table:table-cell table:formula="of:=[.D41]/[.D40]-1" office:value-type="percentage" office:value="-0.111012265219259" calcext:value-type="percentage">
            <text:p>-11%</text:p>
          </table:table-cell>
          <table:table-cell table:formula="of:=[.E41]/[.E40]-1" office:value-type="percentage" office:value="-0.106471914175874" calcext:value-type="percentage">
            <text:p>-11%</text:p>
          </table:table-cell>
          <table:table-cell table:formula="of:=[.F41]/[.F40]-1" office:value-type="percentage" office:value="-0.155602186450163" calcext:value-type="percentage">
            <text:p>-16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9.11</text:p>
          </table:table-cell>
          <table:table-cell table:style-name="ce13" office:value-type="float" office:value="15576.3516426667" calcext:value-type="float">
            <text:p>15576</text:p>
          </table:table-cell>
          <table:table-cell table:style-name="ce19" office:value-type="float" office:value="46642.9208783333" calcext:value-type="float">
            <text:p>46643</text:p>
          </table:table-cell>
          <table:table-cell table:style-name="ce24" office:value-type="float" office:value="56322.8108283333" calcext:value-type="float">
            <text:p>56323</text:p>
          </table:table-cell>
          <table:table-cell table:formula="of:=[.D42]/[.D41]-1" office:value-type="percentage" office:value="0.0125262488378453" calcext:value-type="percentage">
            <text:p>1%</text:p>
          </table:table-cell>
          <table:table-cell table:formula="of:=[.E42]/[.E41]-1" office:value-type="percentage" office:value="0.0135197424765552" calcext:value-type="percentage">
            <text:p>1%</text:p>
          </table:table-cell>
          <table:table-cell table:formula="of:=[.F42]/[.F41]-1" office:value-type="percentage" office:value="0.0790075179853265" calcext:value-type="percentage">
            <text:p>8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0.101</text:p>
          </table:table-cell>
          <table:table-cell table:style-name="ce13" office:value-type="float" office:value="15405.018194" calcext:value-type="float">
            <text:p>15405</text:p>
          </table:table-cell>
          <table:table-cell table:style-name="ce19" office:value-type="float" office:value="46333.619439" calcext:value-type="float">
            <text:p>46334</text:p>
          </table:table-cell>
          <table:table-cell table:style-name="ce24" office:value-type="float" office:value="56881.121341" calcext:value-type="float">
            <text:p>56881</text:p>
          </table:table-cell>
          <table:table-cell table:formula="of:=[.D43]/[.D42]-1" office:value-type="percentage" office:value="-0.0109995878750826" calcext:value-type="percentage">
            <text:p>-1%</text:p>
          </table:table-cell>
          <table:table-cell table:formula="of:=[.E43]/[.E42]-1" office:value-type="percentage" office:value="-0.00663126222605359" calcext:value-type="percentage">
            <text:p>-1%</text:p>
          </table:table-cell>
          <table:table-cell table:formula="of:=[.F43]/[.F42]-1" office:value-type="percentage" office:value="0.00991268909444831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1.10</text:p>
          </table:table-cell>
          <table:table-cell table:style-name="ce13" office:value-type="float" office:value="15521.3440023333" calcext:value-type="float">
            <text:p>15521</text:p>
          </table:table-cell>
          <table:table-cell table:style-name="ce19" office:value-type="float" office:value="46556.9700803333" calcext:value-type="float">
            <text:p>46557</text:p>
          </table:table-cell>
          <table:table-cell table:style-name="ce24" office:value-type="float" office:value="58465.8999746667" calcext:value-type="float">
            <text:p>58466</text:p>
          </table:table-cell>
          <table:table-cell table:formula="of:=[.D44]/[.D43]-1" office:value-type="percentage" office:value="0.00755116332018413" calcext:value-type="percentage">
            <text:p>1%</text:p>
          </table:table-cell>
          <table:table-cell table:formula="of:=[.E44]/[.E43]-1" office:value-type="percentage" office:value="0.00482048767261434" calcext:value-type="percentage">
            <text:p>0%</text:p>
          </table:table-cell>
          <table:table-cell table:formula="of:=[.F44]/[.F43]-1" office:value-type="percentage" office:value="0.0278612410639028" calcext:value-type="percentage">
            <text:p>3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2.58</text:p>
          </table:table-cell>
          <table:table-cell table:style-name="ce13" office:value-type="float" office:value="15243.1324073333" calcext:value-type="float">
            <text:p>15243</text:p>
          </table:table-cell>
          <table:table-cell table:style-name="ce19" office:value-type="float" office:value="45619.5696483333" calcext:value-type="float">
            <text:p>45620</text:p>
          </table:table-cell>
          <table:table-cell table:style-name="ce24" office:value-type="float" office:value="58092.044819" calcext:value-type="float">
            <text:p>58092</text:p>
          </table:table-cell>
          <table:table-cell table:formula="of:=[.D45]/[.D44]-1" office:value-type="percentage" office:value="-0.0179244526091412" calcext:value-type="percentage">
            <text:p>-2%</text:p>
          </table:table-cell>
          <table:table-cell table:formula="of:=[.E45]/[.E44]-1" office:value-type="percentage" office:value="-0.0201344810536969" calcext:value-type="percentage">
            <text:p>-2%</text:p>
          </table:table-cell>
          <table:table-cell table:formula="of:=[.F45]/[.F44]-1" office:value-type="percentage" office:value="-0.00639441376646377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3.11</text:p>
          </table:table-cell>
          <table:table-cell table:style-name="ce13" office:value-type="float" office:value="15448.0095006667" calcext:value-type="float">
            <text:p>15448</text:p>
          </table:table-cell>
          <table:table-cell table:style-name="ce19" office:value-type="float" office:value="46266.85803" calcext:value-type="float">
            <text:p>46267</text:p>
          </table:table-cell>
          <table:table-cell table:style-name="ce24" office:value-type="float" office:value="58554.7973973333" calcext:value-type="float">
            <text:p>58555</text:p>
          </table:table-cell>
          <table:table-cell table:formula="of:=[.D46]/[.D45]-1" office:value-type="percentage" office:value="0.0134406162630218" calcext:value-type="percentage">
            <text:p>1%</text:p>
          </table:table-cell>
          <table:table-cell table:formula="of:=[.E46]/[.E45]-1" office:value-type="percentage" office:value="0.0141888313865397" calcext:value-type="percentage">
            <text:p>1%</text:p>
          </table:table-cell>
          <table:table-cell table:formula="of:=[.F46]/[.F45]-1" office:value-type="percentage" office:value="0.00796585108641157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4.66</text:p>
          </table:table-cell>
          <table:table-cell table:style-name="ce13" office:value-type="float" office:value="15127.1873713333" calcext:value-type="float">
            <text:p>15127</text:p>
          </table:table-cell>
          <table:table-cell table:style-name="ce19" office:value-type="float" office:value="45512.2792886667" calcext:value-type="float">
            <text:p>45512</text:p>
          </table:table-cell>
          <table:table-cell table:style-name="ce24" office:value-type="float" office:value="57711.6877316667" calcext:value-type="float">
            <text:p>57712</text:p>
          </table:table-cell>
          <table:table-cell table:formula="of:=[.D47]/[.D46]-1" office:value-type="percentage" office:value="-0.0207678619902165" calcext:value-type="percentage">
            <text:p>-2%</text:p>
          </table:table-cell>
          <table:table-cell table:formula="of:=[.E47]/[.E46]-1" office:value-type="percentage" office:value="-0.0163092713329274" calcext:value-type="percentage">
            <text:p>-2%</text:p>
          </table:table-cell>
          <table:table-cell table:formula="of:=[.F47]/[.F46]-1" office:value-type="percentage" office:value="-0.0143986437173633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5.10</text:p>
          </table:table-cell>
          <table:table-cell table:style-name="ce13" office:value-type="float" office:value="15299.764936" calcext:value-type="float">
            <text:p>15300</text:p>
          </table:table-cell>
          <table:table-cell table:style-name="ce19" office:value-type="float" office:value="45803.6538393333" calcext:value-type="float">
            <text:p>45804</text:p>
          </table:table-cell>
          <table:table-cell table:style-name="ce24" office:value-type="float" office:value="58239.080349" calcext:value-type="float">
            <text:p>58239</text:p>
          </table:table-cell>
          <table:table-cell table:formula="of:=[.D48]/[.D47]-1" office:value-type="percentage" office:value="0.0114084370365994" calcext:value-type="percentage">
            <text:p>1%</text:p>
          </table:table-cell>
          <table:table-cell table:formula="of:=[.E48]/[.E47]-1" office:value-type="percentage" office:value="0.00640210851270551" calcext:value-type="percentage">
            <text:p>1%</text:p>
          </table:table-cell>
          <table:table-cell table:formula="of:=[.F48]/[.F47]-1" office:value-type="percentage" office:value="0.00913840225545726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6.7</text:p>
          </table:table-cell>
          <table:table-cell table:style-name="ce13" office:value-type="float" office:value="15469.3362243333" calcext:value-type="float">
            <text:p>15469</text:p>
          </table:table-cell>
          <table:table-cell table:style-name="ce19" office:value-type="float" office:value="46269.6050636667" calcext:value-type="float">
            <text:p>46270</text:p>
          </table:table-cell>
          <table:table-cell table:style-name="ce24" office:value-type="float" office:value="58627.6972356667" calcext:value-type="float">
            <text:p>58628</text:p>
          </table:table-cell>
          <table:table-cell table:formula="of:=[.D49]/[.D48]-1" office:value-type="percentage" office:value="0.0110832610201941" calcext:value-type="percentage">
            <text:p>1%</text:p>
          </table:table-cell>
          <table:table-cell table:formula="of:=[.E49]/[.E48]-1" office:value-type="percentage" office:value="0.0101727959513411" calcext:value-type="percentage">
            <text:p>1%</text:p>
          </table:table-cell>
          <table:table-cell table:formula="of:=[.F49]/[.F48]-1" office:value-type="percentage" office:value="0.00667278542754968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7.8</text:p>
          </table:table-cell>
          <table:table-cell table:style-name="ce13" office:value-type="float" office:value="15177.9085223333" calcext:value-type="float">
            <text:p>15178</text:p>
          </table:table-cell>
          <table:table-cell table:style-name="ce19" office:value-type="float" office:value="45417.5994016667" calcext:value-type="float">
            <text:p>45418</text:p>
          </table:table-cell>
          <table:table-cell table:style-name="ce24" office:value-type="float" office:value="57421.184779" calcext:value-type="float">
            <text:p>57421</text:p>
          </table:table-cell>
          <table:table-cell table:formula="of:=[.D50]/[.D49]-1" office:value-type="percentage" office:value="-0.0188390566843833" calcext:value-type="percentage">
            <text:p>-2%</text:p>
          </table:table-cell>
          <table:table-cell table:formula="of:=[.E50]/[.E49]-1" office:value-type="percentage" office:value="-0.0184139384986676" calcext:value-type="percentage">
            <text:p>-2%</text:p>
          </table:table-cell>
          <table:table-cell table:formula="of:=[.F50]/[.F49]-1" office:value-type="percentage" office:value="-0.0205792230217888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8.30</text:p>
          </table:table-cell>
          <table:table-cell table:style-name="ce13" office:value-type="float" office:value="15032.4095566667" calcext:value-type="float">
            <text:p>15032</text:p>
          </table:table-cell>
          <table:table-cell table:style-name="ce19" office:value-type="float" office:value="45340.6814363333" calcext:value-type="float">
            <text:p>45341</text:p>
          </table:table-cell>
          <table:table-cell table:style-name="ce24" office:value-type="float" office:value="57873.8876066667" calcext:value-type="float">
            <text:p>57874</text:p>
          </table:table-cell>
          <table:table-cell table:formula="of:=[.D51]/[.D50]-1" office:value-type="percentage" office:value="-0.00958623287605853" calcext:value-type="percentage">
            <text:p>-1%</text:p>
          </table:table-cell>
          <table:table-cell table:formula="of:=[.E51]/[.E50]-1" office:value-type="percentage" office:value="-0.00169357179478269" calcext:value-type="percentage">
            <text:p>0%</text:p>
          </table:table-cell>
          <table:table-cell table:formula="of:=[.F51]/[.F50]-1" office:value-type="percentage" office:value="0.00788389911160903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9.8</text:p>
          </table:table-cell>
          <table:table-cell table:style-name="ce13" office:value-type="float" office:value="14962.1306523333" calcext:value-type="float">
            <text:p>14962</text:p>
          </table:table-cell>
          <table:table-cell table:style-name="ce19" office:value-type="float" office:value="45086.8623546667" calcext:value-type="float">
            <text:p>45087</text:p>
          </table:table-cell>
          <table:table-cell table:style-name="ce24" office:value-type="float" office:value="57546.030012" calcext:value-type="float">
            <text:p>57546</text:p>
          </table:table-cell>
          <table:table-cell table:formula="of:=[.D52]/[.D51]-1" office:value-type="percentage" office:value="-0.00467515896692905" calcext:value-type="percentage">
            <text:p>0%</text:p>
          </table:table-cell>
          <table:table-cell table:formula="of:=[.E52]/[.E51]-1" office:value-type="percentage" office:value="-0.00559804294126043" calcext:value-type="percentage">
            <text:p>-1%</text:p>
          </table:table-cell>
          <table:table-cell table:formula="of:=[.F52]/[.F51]-1" office:value-type="percentage" office:value="-0.00566503492723602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0.9</text:p>
          </table:table-cell>
          <table:table-cell table:style-name="ce13" office:value-type="float" office:value="15053.824274" calcext:value-type="float">
            <text:p>15054</text:p>
          </table:table-cell>
          <table:table-cell table:style-name="ce19" office:value-type="float" office:value="45541.5531123333" calcext:value-type="float">
            <text:p>45542</text:p>
          </table:table-cell>
          <table:table-cell table:style-name="ce24" office:value-type="float" office:value="58150.2278223333" calcext:value-type="float">
            <text:p>58150</text:p>
          </table:table-cell>
          <table:table-cell table:formula="of:=[.D53]/[.D52]-1" office:value-type="percentage" office:value="0.00612837996120574" calcext:value-type="percentage">
            <text:p>1%</text:p>
          </table:table-cell>
          <table:table-cell table:formula="of:=[.E53]/[.E52]-1" office:value-type="percentage" office:value="0.0100847726792312" calcext:value-type="percentage">
            <text:p>1%</text:p>
          </table:table-cell>
          <table:table-cell table:formula="of:=[.F53]/[.F52]-1" office:value-type="percentage" office:value="0.0104993830192508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1.21</text:p>
          </table:table-cell>
          <table:table-cell table:style-name="ce13" office:value-type="float" office:value="15155.9699883333" calcext:value-type="float">
            <text:p>15156</text:p>
          </table:table-cell>
          <table:table-cell table:style-name="ce19" office:value-type="float" office:value="45737.9361686667" calcext:value-type="float">
            <text:p>45738</text:p>
          </table:table-cell>
          <table:table-cell table:style-name="ce24" office:value-type="float" office:value="57911.8615246667" calcext:value-type="float">
            <text:p>57912</text:p>
          </table:table-cell>
          <table:table-cell table:formula="of:=[.D54]/[.D53]-1" office:value-type="percentage" office:value="0.00678536646064876" calcext:value-type="percentage">
            <text:p>1%</text:p>
          </table:table-cell>
          <table:table-cell table:formula="of:=[.E54]/[.E53]-1" office:value-type="percentage" office:value="0.00431217301370923" calcext:value-type="percentage">
            <text:p>0%</text:p>
          </table:table-cell>
          <table:table-cell table:formula="of:=[.F54]/[.F53]-1" office:value-type="percentage" office:value="-0.00409914641082532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2.8</text:p>
          </table:table-cell>
          <table:table-cell table:style-name="ce13" office:value-type="float" office:value="15043.1016296667" calcext:value-type="float">
            <text:p>15043</text:p>
          </table:table-cell>
          <table:table-cell table:style-name="ce19" office:value-type="float" office:value="45311.2335443333" calcext:value-type="float">
            <text:p>45311</text:p>
          </table:table-cell>
          <table:table-cell table:style-name="ce24" office:value-type="float" office:value="57480.2932866667" calcext:value-type="float">
            <text:p>57480</text:p>
          </table:table-cell>
          <table:table-cell table:formula="of:=[.D55]/[.D54]-1" office:value-type="percentage" office:value="-0.00744712207489739" calcext:value-type="percentage">
            <text:p>-1%</text:p>
          </table:table-cell>
          <table:table-cell table:formula="of:=[.E55]/[.E54]-1" office:value-type="percentage" office:value="-0.00932929336295063" calcext:value-type="percentage">
            <text:p>-1%</text:p>
          </table:table-cell>
          <table:table-cell table:formula="of:=[.F55]/[.F54]-1" office:value-type="percentage" office:value="-0.00745215620147488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3.6</text:p>
          </table:table-cell>
          <table:table-cell table:style-name="ce13" office:value-type="float" office:value="15121.3833873333" calcext:value-type="float">
            <text:p>15121</text:p>
          </table:table-cell>
          <table:table-cell table:style-name="ce19" office:value-type="float" office:value="47930.858526" calcext:value-type="float">
            <text:p>47931</text:p>
          </table:table-cell>
          <table:table-cell table:style-name="ce24" office:value-type="float" office:value="57684.8593756667" calcext:value-type="float">
            <text:p>57685</text:p>
          </table:table-cell>
          <table:table-cell table:formula="of:=[.D56]/[.D55]-1" office:value-type="percentage" office:value="0.005203830938177" calcext:value-type="percentage">
            <text:p>1%</text:p>
          </table:table-cell>
          <table:table-cell table:formula="of:=[.E56]/[.E55]-1" office:value-type="percentage" office:value="0.0578140292539955" calcext:value-type="percentage">
            <text:p>6%</text:p>
          </table:table-cell>
          <table:table-cell table:formula="of:=[.F56]/[.F55]-1" office:value-type="percentage" office:value="0.00355889083550398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4.7</text:p>
          </table:table-cell>
          <table:table-cell table:style-name="ce13" office:value-type="float" office:value="15056.602387" calcext:value-type="float">
            <text:p>15057</text:p>
          </table:table-cell>
          <table:table-cell table:style-name="ce19" office:value-type="float" office:value="47501.9006406667" calcext:value-type="float">
            <text:p>47502</text:p>
          </table:table-cell>
          <table:table-cell table:style-name="ce24" office:value-type="float" office:value="57561.762429" calcext:value-type="float">
            <text:p>57562</text:p>
          </table:table-cell>
          <table:table-cell table:formula="of:=[.D57]/[.D56]-1" office:value-type="percentage" office:value="-0.00428406572824314" calcext:value-type="percentage">
            <text:p>0%</text:p>
          </table:table-cell>
          <table:table-cell table:formula="of:=[.E57]/[.E56]-1" office:value-type="percentage" office:value="-0.0089495139149367" calcext:value-type="percentage">
            <text:p>-1%</text:p>
          </table:table-cell>
          <table:table-cell table:formula="of:=[.F57]/[.F56]-1" office:value-type="percentage" office:value="-0.00213395591146448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5.1</text:p>
          </table:table-cell>
          <table:table-cell table:style-name="ce13" office:value-type="float" office:value="15628.2149803333" calcext:value-type="float">
            <text:p>15628</text:p>
          </table:table-cell>
          <table:table-cell table:style-name="ce19" office:value-type="float" office:value="48982.6303473333" calcext:value-type="float">
            <text:p>48983</text:p>
          </table:table-cell>
          <table:table-cell table:style-name="ce24" office:value-type="float" office:value="58516.2167483333" calcext:value-type="float">
            <text:p>58516</text:p>
          </table:table-cell>
          <table:table-cell table:formula="of:=[.D58]/[.D57]-1" office:value-type="percentage" office:value="0.0379642484168163" calcext:value-type="percentage">
            <text:p>4%</text:p>
          </table:table-cell>
          <table:table-cell table:formula="of:=[.E58]/[.E57]-1" office:value-type="percentage" office:value="0.0311720096816281" calcext:value-type="percentage">
            <text:p>3%</text:p>
          </table:table-cell>
          <table:table-cell table:formula="of:=[.F58]/[.F57]-1" office:value-type="percentage" office:value="0.0165813949930838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6-rc3</text:p>
          </table:table-cell>
          <table:table-cell table:style-name="ce13" office:value-type="float" office:value="15179.611399" calcext:value-type="float">
            <text:p>15180</text:p>
          </table:table-cell>
          <table:table-cell table:style-name="ce19" office:value-type="float" office:value="45296.8572373333" calcext:value-type="float">
            <text:p>45297</text:p>
          </table:table-cell>
          <table:table-cell table:style-name="ce24" office:value-type="float" office:value="58181.6493926667" calcext:value-type="float">
            <text:p>58182</text:p>
          </table:table-cell>
          <table:table-cell table:formula="of:=[.D59]/[.D58]-1" office:value-type="percentage" office:value="-0.0287047229576651" calcext:value-type="percentage">
            <text:p>-3%</text:p>
          </table:table-cell>
          <table:table-cell table:formula="of:=[.E59]/[.E58]-1" office:value-type="percentage" office:value="-0.0752465329824955" calcext:value-type="percentage">
            <text:p>-8%</text:p>
          </table:table-cell>
          <table:table-cell table:formula="of:=[.F59]/[.F58]-1" office:value-type="percentage" office:value="-0.00571751514807439" calcext:value-type="percentage">
            <text:p>-1%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4.6.</text:p>
          </table:table-cell>
          <table:table-cell table:style-name="ce14" office:value-type="float" office:value="15251.1042923333" calcext:value-type="float">
            <text:p>15251</text:p>
          </table:table-cell>
          <table:table-cell table:style-name="ce20" office:value-type="float" office:value="48031.2667636667" calcext:value-type="float">
            <text:p>48031</text:p>
          </table:table-cell>
          <table:table-cell table:style-name="ce25" office:value-type="float" office:value="57717.63642" calcext:value-type="float">
            <text:p>57718</text:p>
          </table:table-cell>
          <table:table-cell table:formula="of:=[.D60]/[.D59]-1" office:value-type="percentage" office:value="0.0047097973363146" calcext:value-type="percentage">
            <text:p>0%</text:p>
          </table:table-cell>
          <table:table-cell table:formula="of:=[.E60]/[.E59]-1" office:value-type="percentage" office:value="0.0603664292206065" calcext:value-type="percentage">
            <text:p>6%</text:p>
          </table:table-cell>
          <table:table-cell table:formula="of:=[.F60]/[.F59]-1" office:value-type="percentage" office:value="-0.00797524610440459" calcext:value-type="percentage">
            <text:p>-1%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 office:value-type="float" office:value="1500" calcext:value-type="float">
            <text:p>15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4452.07916" calcext:value-type="float">
            <text:p>4452</text:p>
          </table:table-cell>
          <table:table-cell table:style-name="ce18" office:value-type="float" office:value="8771.75130466667" calcext:value-type="float">
            <text:p>8772</text:p>
          </table:table-cell>
          <table:table-cell table:style-name="ce23" office:value-type="float" office:value="13122.0810366667" calcext:value-type="float">
            <text:p>13122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0.101</text:p>
          </table:table-cell>
          <table:table-cell table:style-name="ce13" office:value-type="float" office:value="4465.46856433333" calcext:value-type="float">
            <text:p>4465</text:p>
          </table:table-cell>
          <table:table-cell table:style-name="ce19" office:value-type="float" office:value="8837.92965166667" calcext:value-type="float">
            <text:p>8838</text:p>
          </table:table-cell>
          <table:table-cell table:style-name="ce24" office:value-type="float" office:value="13200.6885346667" calcext:value-type="float">
            <text:p>13201</text:p>
          </table:table-cell>
          <table:table-cell table:formula="of:=[.D63]/[.D62]-1" office:value-type="percentage" office:value="0.00300744974474565" calcext:value-type="percentage">
            <text:p>0%</text:p>
          </table:table-cell>
          <table:table-cell table:formula="of:=[.E63]/[.E62]-1" office:value-type="percentage" office:value="0.00754448509783834" calcext:value-type="percentage">
            <text:p>1%</text:p>
          </table:table-cell>
          <table:table-cell table:formula="of:=[.F63]/[.F62]-1" office:value-type="percentage" office:value="0.00599047496965999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.10</text:p>
          </table:table-cell>
          <table:table-cell table:style-name="ce13" office:value-type="float" office:value="4506.998145" calcext:value-type="float">
            <text:p>4507</text:p>
          </table:table-cell>
          <table:table-cell table:style-name="ce19" office:value-type="float" office:value="8888.40080366667" calcext:value-type="float">
            <text:p>8888</text:p>
          </table:table-cell>
          <table:table-cell table:style-name="ce24" office:value-type="float" office:value="13081.7449606667" calcext:value-type="float">
            <text:p>13082</text:p>
          </table:table-cell>
          <table:table-cell table:formula="of:=[.D64]/[.D63]-1" office:value-type="percentage" office:value="0.0093001619132147" calcext:value-type="percentage">
            <text:p>1%</text:p>
          </table:table-cell>
          <table:table-cell table:formula="of:=[.E64]/[.E63]-1" office:value-type="percentage" office:value="0.00571074380417591" calcext:value-type="percentage">
            <text:p>1%</text:p>
          </table:table-cell>
          <table:table-cell table:formula="of:=[.F64]/[.F63]-1" office:value-type="percentage" office:value="-0.00901040681988974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2.79</text:p>
          </table:table-cell>
          <table:table-cell table:style-name="ce13" office:value-type="float" office:value="4469.14505033333" calcext:value-type="float">
            <text:p>4469</text:p>
          </table:table-cell>
          <table:table-cell table:style-name="ce19" office:value-type="float" office:value="9171.90512933333" calcext:value-type="float">
            <text:p>9172</text:p>
          </table:table-cell>
          <table:table-cell table:style-name="ce24" office:value-type="float" office:value="13321.3462863333" calcext:value-type="float">
            <text:p>13321</text:p>
          </table:table-cell>
          <table:table-cell table:formula="of:=[.D65]/[.D64]-1" office:value-type="percentage" office:value="-0.00839873757406873" calcext:value-type="percentage">
            <text:p>-1%</text:p>
          </table:table-cell>
          <table:table-cell table:formula="of:=[.E65]/[.E64]-1" office:value-type="percentage" office:value="0.0318959880330452" calcext:value-type="percentage">
            <text:p>3%</text:p>
          </table:table-cell>
          <table:table-cell table:formula="of:=[.F65]/[.F64]-1" office:value-type="percentage" office:value="0.0183157007254779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3.8</text:p>
          </table:table-cell>
          <table:table-cell table:style-name="ce13" office:value-type="float" office:value="4445.00025733333" calcext:value-type="float">
            <text:p>4445</text:p>
          </table:table-cell>
          <table:table-cell table:style-name="ce19" office:value-type="float" office:value="9159.79297433334" calcext:value-type="float">
            <text:p>9160</text:p>
          </table:table-cell>
          <table:table-cell table:style-name="ce24" office:value-type="float" office:value="13137.9862466667" calcext:value-type="float">
            <text:p>13138</text:p>
          </table:table-cell>
          <table:table-cell table:formula="of:=[.D66]/[.D65]-1" office:value-type="percentage" office:value="-0.00540255300019821" calcext:value-type="percentage">
            <text:p>-1%</text:p>
          </table:table-cell>
          <table:table-cell table:formula="of:=[.E66]/[.E65]-1" office:value-type="percentage" office:value="-0.00132057133487495" calcext:value-type="percentage">
            <text:p>0%</text:p>
          </table:table-cell>
          <table:table-cell table:formula="of:=[.F66]/[.F65]-1" office:value-type="percentage" office:value="-0.0137643775430352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4.111</text:p>
          </table:table-cell>
          <table:table-cell table:style-name="ce13" office:value-type="float" office:value="4448.57046966667" calcext:value-type="float">
            <text:p>4449</text:p>
          </table:table-cell>
          <table:table-cell table:style-name="ce19" office:value-type="float" office:value="9057.40912333333" calcext:value-type="float">
            <text:p>9057</text:p>
          </table:table-cell>
          <table:table-cell table:style-name="ce24" office:value-type="float" office:value="13674.401154" calcext:value-type="float">
            <text:p>13674</text:p>
          </table:table-cell>
          <table:table-cell table:formula="of:=[.D67]/[.D66]-1" office:value-type="percentage" office:value="0.000803197328830052" calcext:value-type="percentage">
            <text:p>0%</text:p>
          </table:table-cell>
          <table:table-cell table:formula="of:=[.E67]/[.E66]-1" office:value-type="percentage" office:value="-0.0111775289339946" calcext:value-type="percentage">
            <text:p>-1%</text:p>
          </table:table-cell>
          <table:table-cell table:formula="of:=[.F67]/[.F66]-1" office:value-type="percentage" office:value="0.0408293095503427" calcext:value-type="percentage">
            <text:p>4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5.7</text:p>
          </table:table-cell>
          <table:table-cell table:style-name="ce13" office:value-type="float" office:value="4421.109343" calcext:value-type="float">
            <text:p>4421</text:p>
          </table:table-cell>
          <table:table-cell table:style-name="ce19" office:value-type="float" office:value="9001.42971166667" calcext:value-type="float">
            <text:p>9001</text:p>
          </table:table-cell>
          <table:table-cell table:style-name="ce24" office:value-type="float" office:value="13656.3867463333" calcext:value-type="float">
            <text:p>13656</text:p>
          </table:table-cell>
          <table:table-cell table:formula="of:=[.D68]/[.D67]-1" office:value-type="percentage" office:value="-0.00617302273930875" calcext:value-type="percentage">
            <text:p>-1%</text:p>
          </table:table-cell>
          <table:table-cell table:formula="of:=[.E68]/[.E67]-1" office:value-type="percentage" office:value="-0.00618051044226853" calcext:value-type="percentage">
            <text:p>-1%</text:p>
          </table:table-cell>
          <table:table-cell table:formula="of:=[.F68]/[.F67]-1" office:value-type="percentage" office:value="-0.0013173818336774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6.11</text:p>
          </table:table-cell>
          <table:table-cell table:style-name="ce13" office:value-type="float" office:value="4433.132198" calcext:value-type="float">
            <text:p>4433</text:p>
          </table:table-cell>
          <table:table-cell table:style-name="ce19" office:value-type="float" office:value="9012.892953" calcext:value-type="float">
            <text:p>9013</text:p>
          </table:table-cell>
          <table:table-cell table:style-name="ce24" office:value-type="float" office:value="13624.4442086667" calcext:value-type="float">
            <text:p>13624</text:p>
          </table:table-cell>
          <table:table-cell table:formula="of:=[.D69]/[.D68]-1" office:value-type="percentage" office:value="0.00271942041402706" calcext:value-type="percentage">
            <text:p>0%</text:p>
          </table:table-cell>
          <table:table-cell table:formula="of:=[.E69]/[.E68]-1" office:value-type="percentage" office:value="0.00127349117868181" calcext:value-type="percentage">
            <text:p>0%</text:p>
          </table:table-cell>
          <table:table-cell table:formula="of:=[.F69]/[.F68]-1" office:value-type="percentage" office:value="-0.0023390182381277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7.10</text:p>
          </table:table-cell>
          <table:table-cell table:style-name="ce13" office:value-type="float" office:value="4417.48980633333" calcext:value-type="float">
            <text:p>4417</text:p>
          </table:table-cell>
          <table:table-cell table:style-name="ce19" office:value-type="float" office:value="9016.26873566667" calcext:value-type="float">
            <text:p>9016</text:p>
          </table:table-cell>
          <table:table-cell table:style-name="ce24" office:value-type="float" office:value="13559.0378196667" calcext:value-type="float">
            <text:p>13559</text:p>
          </table:table-cell>
          <table:table-cell table:formula="of:=[.D70]/[.D69]-1" office:value-type="percentage" office:value="-0.00352851910748952" calcext:value-type="percentage">
            <text:p>0%</text:p>
          </table:table-cell>
          <table:table-cell table:formula="of:=[.E70]/[.E69]-1" office:value-type="percentage" office:value="0.000374550400662033" calcext:value-type="percentage">
            <text:p>0%</text:p>
          </table:table-cell>
          <table:table-cell table:formula="of:=[.F70]/[.F69]-1" office:value-type="percentage" office:value="-0.00480066474626495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8.13</text:p>
          </table:table-cell>
          <table:table-cell table:style-name="ce13" office:value-type="float" office:value="3870.740788" calcext:value-type="float">
            <text:p>3871</text:p>
          </table:table-cell>
          <table:table-cell table:style-name="ce19" office:value-type="float" office:value="9122.350655" calcext:value-type="float">
            <text:p>9122</text:p>
          </table:table-cell>
          <table:table-cell table:style-name="ce24" office:value-type="float" office:value="13513.942362" calcext:value-type="float">
            <text:p>13514</text:p>
          </table:table-cell>
          <table:table-cell table:formula="of:=[.D71]/[.D70]-1" office:value-type="percentage" office:value="-0.123769163552898" calcext:value-type="percentage">
            <text:p>-12%</text:p>
          </table:table-cell>
          <table:table-cell table:formula="of:=[.E71]/[.E70]-1" office:value-type="percentage" office:value="0.0117656119669205" calcext:value-type="percentage">
            <text:p>1%</text:p>
          </table:table-cell>
          <table:table-cell table:formula="of:=[.F71]/[.F70]-1" office:value-type="percentage" office:value="-0.00332585971559818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9.11</text:p>
          </table:table-cell>
          <table:table-cell table:style-name="ce13" office:value-type="float" office:value="3910.73575333333" calcext:value-type="float">
            <text:p>3911</text:p>
          </table:table-cell>
          <table:table-cell table:style-name="ce19" office:value-type="float" office:value="9150.605101" calcext:value-type="float">
            <text:p>9151</text:p>
          </table:table-cell>
          <table:table-cell table:style-name="ce24" office:value-type="float" office:value="13446.24723" calcext:value-type="float">
            <text:p>13446</text:p>
          </table:table-cell>
          <table:table-cell table:formula="of:=[.D72]/[.D71]-1" office:value-type="percentage" office:value="0.0103326385112952" calcext:value-type="percentage">
            <text:p>1%</text:p>
          </table:table-cell>
          <table:table-cell table:formula="of:=[.E72]/[.E71]-1" office:value-type="percentage" office:value="0.00309727690466621" calcext:value-type="percentage">
            <text:p>0%</text:p>
          </table:table-cell>
          <table:table-cell table:formula="of:=[.F72]/[.F71]-1" office:value-type="percentage" office:value="-0.00500928079953567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0.101</text:p>
          </table:table-cell>
          <table:table-cell table:style-name="ce13" office:value-type="float" office:value="4192.79842466667" calcext:value-type="float">
            <text:p>4193</text:p>
          </table:table-cell>
          <table:table-cell table:style-name="ce19" office:value-type="float" office:value="8999.94437166667" calcext:value-type="float">
            <text:p>9000</text:p>
          </table:table-cell>
          <table:table-cell table:style-name="ce24" office:value-type="float" office:value="13426.260432" calcext:value-type="float">
            <text:p>13426</text:p>
          </table:table-cell>
          <table:table-cell table:formula="of:=[.D73]/[.D72]-1" office:value-type="percentage" office:value="0.0721252186606889" calcext:value-type="percentage">
            <text:p>7%</text:p>
          </table:table-cell>
          <table:table-cell table:formula="of:=[.E73]/[.E72]-1" office:value-type="percentage" office:value="-0.0164645646566984" calcext:value-type="percentage">
            <text:p>-2%</text:p>
          </table:table-cell>
          <table:table-cell table:formula="of:=[.F73]/[.F72]-1" office:value-type="percentage" office:value="-0.00148642202230298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1.10</text:p>
          </table:table-cell>
          <table:table-cell table:style-name="ce13" office:value-type="float" office:value="4206.16900566667" calcext:value-type="float">
            <text:p>4206</text:p>
          </table:table-cell>
          <table:table-cell table:style-name="ce19" office:value-type="float" office:value="8992.54593933333" calcext:value-type="float">
            <text:p>8993</text:p>
          </table:table-cell>
          <table:table-cell table:style-name="ce24" office:value-type="float" office:value="13392.3153466667" calcext:value-type="float">
            <text:p>13392</text:p>
          </table:table-cell>
          <table:table-cell table:formula="of:=[.D74]/[.D73]-1" office:value-type="percentage" office:value="0.00318893961640021" calcext:value-type="percentage">
            <text:p>0%</text:p>
          </table:table-cell>
          <table:table-cell table:formula="of:=[.E74]/[.E73]-1" office:value-type="percentage" office:value="-0.000822053118087251" calcext:value-type="percentage">
            <text:p>0%</text:p>
          </table:table-cell>
          <table:table-cell table:formula="of:=[.F74]/[.F73]-1" office:value-type="percentage" office:value="-0.002528260605789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2.58</text:p>
          </table:table-cell>
          <table:table-cell table:style-name="ce13" office:value-type="float" office:value="4939.90143033333" calcext:value-type="float">
            <text:p>4940</text:p>
          </table:table-cell>
          <table:table-cell table:style-name="ce19" office:value-type="float" office:value="15117.5742183333" calcext:value-type="float">
            <text:p>15118</text:p>
          </table:table-cell>
          <table:table-cell table:style-name="ce24" office:value-type="float" office:value="33633.7569016667" calcext:value-type="float">
            <text:p>33634</text:p>
          </table:table-cell>
          <table:table-cell table:formula="of:=[.D75]/[.D74]-1" office:value-type="percentage" office:value="0.174441974080964" calcext:value-type="percentage">
            <text:p>17%</text:p>
          </table:table-cell>
          <table:table-cell table:formula="of:=[.E75]/[.E74]-1" office:value-type="percentage" office:value="0.681122823316269" calcext:value-type="percentage">
            <text:p>68%</text:p>
          </table:table-cell>
          <table:table-cell table:formula="of:=[.F75]/[.F74]-1" office:value-type="percentage" office:value="1.5114221126848" calcext:value-type="percentage">
            <text:p>15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3.11</text:p>
          </table:table-cell>
          <table:table-cell table:style-name="ce13" office:value-type="float" office:value="4896.60356433333" calcext:value-type="float">
            <text:p>4897</text:p>
          </table:table-cell>
          <table:table-cell table:style-name="ce19" office:value-type="float" office:value="14908.1110766667" calcext:value-type="float">
            <text:p>14908</text:p>
          </table:table-cell>
          <table:table-cell table:style-name="ce24" office:value-type="float" office:value="33910.3765593333" calcext:value-type="float">
            <text:p>33910</text:p>
          </table:table-cell>
          <table:table-cell table:formula="of:=[.D76]/[.D75]-1" office:value-type="percentage" office:value="-0.00876492509225601" calcext:value-type="percentage">
            <text:p>-1%</text:p>
          </table:table-cell>
          <table:table-cell table:formula="of:=[.E76]/[.E75]-1" office:value-type="percentage" office:value="-0.0138556053134887" calcext:value-type="percentage">
            <text:p>-1%</text:p>
          </table:table-cell>
          <table:table-cell table:formula="of:=[.F76]/[.F75]-1" office:value-type="percentage" office:value="0.00822446503598573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4.66</text:p>
          </table:table-cell>
          <table:table-cell table:style-name="ce13" office:value-type="float" office:value="4875.329391" calcext:value-type="float">
            <text:p>4875</text:p>
          </table:table-cell>
          <table:table-cell table:style-name="ce19" office:value-type="float" office:value="14852.9277926667" calcext:value-type="float">
            <text:p>14853</text:p>
          </table:table-cell>
          <table:table-cell table:style-name="ce24" office:value-type="float" office:value="33135.5532443333" calcext:value-type="float">
            <text:p>33136</text:p>
          </table:table-cell>
          <table:table-cell table:formula="of:=[.D77]/[.D76]-1" office:value-type="percentage" office:value="-0.00434467954242612" calcext:value-type="percentage">
            <text:p>0%</text:p>
          </table:table-cell>
          <table:table-cell table:formula="of:=[.E77]/[.E76]-1" office:value-type="percentage" office:value="-0.00370156109759412" calcext:value-type="percentage">
            <text:p>0%</text:p>
          </table:table-cell>
          <table:table-cell table:formula="of:=[.F77]/[.F76]-1" office:value-type="percentage" office:value="-0.022849151015598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5.10</text:p>
          </table:table-cell>
          <table:table-cell table:style-name="ce13" office:value-type="float" office:value="4789.21950966667" calcext:value-type="float">
            <text:p>4789</text:p>
          </table:table-cell>
          <table:table-cell table:style-name="ce19" office:value-type="float" office:value="15518.9839193333" calcext:value-type="float">
            <text:p>15519</text:p>
          </table:table-cell>
          <table:table-cell table:style-name="ce24" office:value-type="float" office:value="34373.571802" calcext:value-type="float">
            <text:p>34374</text:p>
          </table:table-cell>
          <table:table-cell table:formula="of:=[.D78]/[.D77]-1" office:value-type="percentage" office:value="-0.0176623720014265" calcext:value-type="percentage">
            <text:p>-2%</text:p>
          </table:table-cell>
          <table:table-cell table:formula="of:=[.E78]/[.E77]-1" office:value-type="percentage" office:value="0.044843423193335" calcext:value-type="percentage">
            <text:p>4%</text:p>
          </table:table-cell>
          <table:table-cell table:formula="of:=[.F78]/[.F77]-1" office:value-type="percentage" office:value="0.037362241956181" calcext:value-type="percentage">
            <text:p>4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6.7</text:p>
          </table:table-cell>
          <table:table-cell table:style-name="ce13" office:value-type="float" office:value="4950.22499233333" calcext:value-type="float">
            <text:p>4950</text:p>
          </table:table-cell>
          <table:table-cell table:style-name="ce19" office:value-type="float" office:value="15483.0489053333" calcext:value-type="float">
            <text:p>15483</text:p>
          </table:table-cell>
          <table:table-cell table:style-name="ce24" office:value-type="float" office:value="34205.9984516667" calcext:value-type="float">
            <text:p>34206</text:p>
          </table:table-cell>
          <table:table-cell table:formula="of:=[.D79]/[.D78]-1" office:value-type="percentage" office:value="0.0336183134520527" calcext:value-type="percentage">
            <text:p>3%</text:p>
          </table:table-cell>
          <table:table-cell table:formula="of:=[.E79]/[.E78]-1" office:value-type="percentage" office:value="-0.00231555198373723" calcext:value-type="percentage">
            <text:p>0%</text:p>
          </table:table-cell>
          <table:table-cell table:formula="of:=[.F79]/[.F78]-1" office:value-type="percentage" office:value="-0.0048750636476929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7.8</text:p>
          </table:table-cell>
          <table:table-cell table:style-name="ce13" office:value-type="float" office:value="4949.82108833333" calcext:value-type="float">
            <text:p>4950</text:p>
          </table:table-cell>
          <table:table-cell table:style-name="ce19" office:value-type="float" office:value="15551.018774" calcext:value-type="float">
            <text:p>15551</text:p>
          </table:table-cell>
          <table:table-cell table:style-name="ce24" office:value-type="float" office:value="34277.8125193333" calcext:value-type="float">
            <text:p>34278</text:p>
          </table:table-cell>
          <table:table-cell table:formula="of:=[.D80]/[.D79]-1" office:value-type="percentage" office:value="-0.0000815930590276626" calcext:value-type="percentage">
            <text:p>0%</text:p>
          </table:table-cell>
          <table:table-cell table:formula="of:=[.E80]/[.E79]-1" office:value-type="percentage" office:value="0.00438995375408835" calcext:value-type="percentage">
            <text:p>0%</text:p>
          </table:table-cell>
          <table:table-cell table:formula="of:=[.F80]/[.F79]-1" office:value-type="percentage" office:value="0.00209945830898861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8.30</text:p>
          </table:table-cell>
          <table:table-cell table:style-name="ce13" office:value-type="float" office:value="4939.05678033333" calcext:value-type="float">
            <text:p>4939</text:p>
          </table:table-cell>
          <table:table-cell table:style-name="ce19" office:value-type="float" office:value="15883.940646" calcext:value-type="float">
            <text:p>15884</text:p>
          </table:table-cell>
          <table:table-cell table:style-name="ce24" office:value-type="float" office:value="34209.3486096667" calcext:value-type="float">
            <text:p>34209</text:p>
          </table:table-cell>
          <table:table-cell table:formula="of:=[.D81]/[.D80]-1" office:value-type="percentage" office:value="-0.00217468627813078" calcext:value-type="percentage">
            <text:p>0%</text:p>
          </table:table-cell>
          <table:table-cell table:formula="of:=[.E81]/[.E80]-1" office:value-type="percentage" office:value="0.0214083640974452" calcext:value-type="percentage">
            <text:p>2%</text:p>
          </table:table-cell>
          <table:table-cell table:formula="of:=[.F81]/[.F80]-1" office:value-type="percentage" office:value="-0.00199732435166311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9.8</text:p>
          </table:table-cell>
          <table:table-cell table:style-name="ce13" office:value-type="float" office:value="4929.40652366667" calcext:value-type="float">
            <text:p>4929</text:p>
          </table:table-cell>
          <table:table-cell table:style-name="ce19" office:value-type="float" office:value="15263.646379" calcext:value-type="float">
            <text:p>15264</text:p>
          </table:table-cell>
          <table:table-cell table:style-name="ce24" office:value-type="float" office:value="33083.1459123333" calcext:value-type="float">
            <text:p>33083</text:p>
          </table:table-cell>
          <table:table-cell table:formula="of:=[.D82]/[.D81]-1" office:value-type="percentage" office:value="-0.00195386631412819" calcext:value-type="percentage">
            <text:p>0%</text:p>
          </table:table-cell>
          <table:table-cell table:formula="of:=[.E82]/[.E81]-1" office:value-type="percentage" office:value="-0.0390516610974749" calcext:value-type="percentage">
            <text:p>-4%</text:p>
          </table:table-cell>
          <table:table-cell table:formula="of:=[.F82]/[.F81]-1" office:value-type="percentage" office:value="-0.0329209044633829" calcext:value-type="percentage">
            <text:p>-3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0.9</text:p>
          </table:table-cell>
          <table:table-cell table:style-name="ce13" office:value-type="float" office:value="4954.86048" calcext:value-type="float">
            <text:p>4955</text:p>
          </table:table-cell>
          <table:table-cell table:style-name="ce19" office:value-type="float" office:value="15330.815071" calcext:value-type="float">
            <text:p>15331</text:p>
          </table:table-cell>
          <table:table-cell table:style-name="ce24" office:value-type="float" office:value="33421.0417366667" calcext:value-type="float">
            <text:p>33421</text:p>
          </table:table-cell>
          <table:table-cell table:formula="of:=[.D83]/[.D82]-1" office:value-type="percentage" office:value="0.00516369591575017" calcext:value-type="percentage">
            <text:p>1%</text:p>
          </table:table-cell>
          <table:table-cell table:formula="of:=[.E83]/[.E82]-1" office:value-type="percentage" office:value="0.004400566570542" calcext:value-type="percentage">
            <text:p>0%</text:p>
          </table:table-cell>
          <table:table-cell table:formula="of:=[.F83]/[.F82]-1" office:value-type="percentage" office:value="0.0102135336593683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1.21</text:p>
          </table:table-cell>
          <table:table-cell table:style-name="ce13" office:value-type="float" office:value="4950.23833733333" calcext:value-type="float">
            <text:p>4950</text:p>
          </table:table-cell>
          <table:table-cell table:style-name="ce19" office:value-type="float" office:value="15433.897897" calcext:value-type="float">
            <text:p>15434</text:p>
          </table:table-cell>
          <table:table-cell table:style-name="ce24" office:value-type="float" office:value="33358.840713" calcext:value-type="float">
            <text:p>33359</text:p>
          </table:table-cell>
          <table:table-cell table:formula="of:=[.D84]/[.D83]-1" office:value-type="percentage" office:value="-0.000932850215526249" calcext:value-type="percentage">
            <text:p>0%</text:p>
          </table:table-cell>
          <table:table-cell table:formula="of:=[.E84]/[.E83]-1" office:value-type="percentage" office:value="0.0067238972959105" calcext:value-type="percentage">
            <text:p>1%</text:p>
          </table:table-cell>
          <table:table-cell table:formula="of:=[.F84]/[.F83]-1" office:value-type="percentage" office:value="-0.00186113359831219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2.8</text:p>
          </table:table-cell>
          <table:table-cell table:style-name="ce13" office:value-type="float" office:value="4903.20238533333" calcext:value-type="float">
            <text:p>4903</text:p>
          </table:table-cell>
          <table:table-cell table:style-name="ce19" office:value-type="float" office:value="15313.84176" calcext:value-type="float">
            <text:p>15314</text:p>
          </table:table-cell>
          <table:table-cell table:style-name="ce24" office:value-type="float" office:value="33360.7037736667" calcext:value-type="float">
            <text:p>33361</text:p>
          </table:table-cell>
          <table:table-cell table:formula="of:=[.D85]/[.D84]-1" office:value-type="percentage" office:value="-0.00950175502566553" calcext:value-type="percentage">
            <text:p>-1%</text:p>
          </table:table-cell>
          <table:table-cell table:formula="of:=[.E85]/[.E84]-1" office:value-type="percentage" office:value="-0.00777873080418245" calcext:value-type="percentage">
            <text:p>-1%</text:p>
          </table:table-cell>
          <table:table-cell table:formula="of:=[.F85]/[.F84]-1" office:value-type="percentage" office:value="0.0000558490830879776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3.6</text:p>
          </table:table-cell>
          <table:table-cell table:style-name="ce13" office:value-type="float" office:value="4906.150716" calcext:value-type="float">
            <text:p>4906</text:p>
          </table:table-cell>
          <table:table-cell table:style-name="ce19" office:value-type="float" office:value="15414.0714416667" calcext:value-type="float">
            <text:p>15414</text:p>
          </table:table-cell>
          <table:table-cell table:style-name="ce24" office:value-type="float" office:value="33036.006515" calcext:value-type="float">
            <text:p>33036</text:p>
          </table:table-cell>
          <table:table-cell table:formula="of:=[.D86]/[.D85]-1" office:value-type="percentage" office:value="0.000601307152951591" calcext:value-type="percentage">
            <text:p>0%</text:p>
          </table:table-cell>
          <table:table-cell table:formula="of:=[.E86]/[.E85]-1" office:value-type="percentage" office:value="0.00654503835402709" calcext:value-type="percentage">
            <text:p>1%</text:p>
          </table:table-cell>
          <table:table-cell table:formula="of:=[.F86]/[.F85]-1" office:value-type="percentage" office:value="-0.0097329259259511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4.7</text:p>
          </table:table-cell>
          <table:table-cell table:style-name="ce13" office:value-type="float" office:value="4963.061262" calcext:value-type="float">
            <text:p>4963</text:p>
          </table:table-cell>
          <table:table-cell table:style-name="ce19" office:value-type="float" office:value="15667.9568706667" calcext:value-type="float">
            <text:p>15668</text:p>
          </table:table-cell>
          <table:table-cell table:style-name="ce24" office:value-type="float" office:value="33301.3187836667" calcext:value-type="float">
            <text:p>33301</text:p>
          </table:table-cell>
          <table:table-cell table:formula="of:=[.D87]/[.D86]-1" office:value-type="percentage" office:value="0.0115998364694347" calcext:value-type="percentage">
            <text:p>1%</text:p>
          </table:table-cell>
          <table:table-cell table:formula="of:=[.E87]/[.E86]-1" office:value-type="percentage" office:value="0.0164710167563975" calcext:value-type="percentage">
            <text:p>2%</text:p>
          </table:table-cell>
          <table:table-cell table:formula="of:=[.F87]/[.F86]-1" office:value-type="percentage" office:value="0.00803100303743531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5.1</text:p>
          </table:table-cell>
          <table:table-cell table:style-name="ce13" office:value-type="float" office:value="5239.427405" calcext:value-type="float">
            <text:p>5239</text:p>
          </table:table-cell>
          <table:table-cell table:style-name="ce19" office:value-type="float" office:value="15663.057414" calcext:value-type="float">
            <text:p>15663</text:p>
          </table:table-cell>
          <table:table-cell table:style-name="ce24" office:value-type="float" office:value="33324.055794" calcext:value-type="float">
            <text:p>33324</text:p>
          </table:table-cell>
          <table:table-cell table:formula="of:=[.D88]/[.D87]-1" office:value-type="percentage" office:value="0.0556846124620736" calcext:value-type="percentage">
            <text:p>6%</text:p>
          </table:table-cell>
          <table:table-cell table:formula="of:=[.E88]/[.E87]-1" office:value-type="percentage" office:value="-0.000312705524220025" calcext:value-type="percentage">
            <text:p>0%</text:p>
          </table:table-cell>
          <table:table-cell table:formula="of:=[.F88]/[.F87]-1" office:value-type="percentage" office:value="0.000682766063440532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6-rc3</text:p>
          </table:table-cell>
          <table:table-cell table:style-name="ce13" office:value-type="float" office:value="5234.511835" calcext:value-type="float">
            <text:p>5235</text:p>
          </table:table-cell>
          <table:table-cell table:style-name="ce19" office:value-type="float" office:value="15685.8420826667" calcext:value-type="float">
            <text:p>15686</text:p>
          </table:table-cell>
          <table:table-cell table:style-name="ce24" office:value-type="float" office:value="34060.3163753333" calcext:value-type="float">
            <text:p>34060</text:p>
          </table:table-cell>
          <table:table-cell table:formula="of:=[.D89]/[.D88]-1" office:value-type="percentage" office:value="-0.000938188397325512" calcext:value-type="percentage">
            <text:p>0%</text:p>
          </table:table-cell>
          <table:table-cell table:formula="of:=[.E89]/[.E88]-1" office:value-type="percentage" office:value="0.00145467567821944" calcext:value-type="percentage">
            <text:p>0%</text:p>
          </table:table-cell>
          <table:table-cell table:formula="of:=[.F89]/[.F88]-1" office:value-type="percentage" office:value="0.0220939667693709" calcext:value-type="percentage">
            <text:p>2%</text:p>
          </table:table-cell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4.6.</text:p>
          </table:table-cell>
          <table:table-cell table:style-name="ce14" office:value-type="float" office:value="5226.382713" calcext:value-type="float">
            <text:p>5226</text:p>
          </table:table-cell>
          <table:table-cell table:style-name="ce20" office:value-type="float" office:value="15723.8152176667" calcext:value-type="float">
            <text:p>15724</text:p>
          </table:table-cell>
          <table:table-cell table:style-name="ce25" office:value-type="float" office:value="34239.067767" calcext:value-type="float">
            <text:p>34239</text:p>
          </table:table-cell>
          <table:table-cell table:formula="of:=[.D90]/[.D89]-1" office:value-type="percentage" office:value="-0.00155298569498796" calcext:value-type="percentage">
            <text:p>0%</text:p>
          </table:table-cell>
          <table:table-cell table:formula="of:=[.E90]/[.E89]-1" office:value-type="percentage" office:value="0.00242085409249149" calcext:value-type="percentage">
            <text:p>0%</text:p>
          </table:table-cell>
          <table:table-cell table:formula="of:=[.F90]/[.F89]-1" office:value-type="percentage" office:value="0.00524808371410646" calcext:value-type="percentage">
            <text:p>1%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ead-write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2332.67602" calcext:value-type="float">
            <text:p>2333</text:p>
          </table:table-cell>
          <table:table-cell table:style-name="ce18" office:value-type="float" office:value="6918.50960033333" calcext:value-type="float">
            <text:p>6919</text:p>
          </table:table-cell>
          <table:table-cell table:style-name="ce23" office:value-type="float" office:value="8975.840886" calcext:value-type="float">
            <text:p>897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0.101</text:p>
          </table:table-cell>
          <table:table-cell table:style-name="ce13" office:value-type="float" office:value="2279.86264" calcext:value-type="float">
            <text:p>2280</text:p>
          </table:table-cell>
          <table:table-cell table:style-name="ce19" office:value-type="float" office:value="6846.529031" calcext:value-type="float">
            <text:p>6847</text:p>
          </table:table-cell>
          <table:table-cell table:style-name="ce24" office:value-type="float" office:value="8912.77661466667" calcext:value-type="float">
            <text:p>8913</text:p>
          </table:table-cell>
          <table:table-cell table:formula="of:=[.D93]/[.D92]-1" office:value-type="percentage" office:value="-0.0226406837242662" calcext:value-type="percentage">
            <text:p>-2%</text:p>
          </table:table-cell>
          <table:table-cell table:formula="of:=[.E93]/[.E92]-1" office:value-type="percentage" office:value="-0.0104040571584756" calcext:value-type="percentage">
            <text:p>-1%</text:p>
          </table:table-cell>
          <table:table-cell table:formula="of:=[.F93]/[.F92]-1" office:value-type="percentage" office:value="-0.00702600147822285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.10</text:p>
          </table:table-cell>
          <table:table-cell table:style-name="ce13" office:value-type="float" office:value="2297.36136" calcext:value-type="float">
            <text:p>2297</text:p>
          </table:table-cell>
          <table:table-cell table:style-name="ce19" office:value-type="float" office:value="6887.39521833333" calcext:value-type="float">
            <text:p>6887</text:p>
          </table:table-cell>
          <table:table-cell table:style-name="ce24" office:value-type="float" office:value="8955.06010166667" calcext:value-type="float">
            <text:p>8955</text:p>
          </table:table-cell>
          <table:table-cell table:formula="of:=[.D94]/[.D93]-1" office:value-type="percentage" office:value="0.00767533959852962" calcext:value-type="percentage">
            <text:p>1%</text:p>
          </table:table-cell>
          <table:table-cell table:formula="of:=[.E94]/[.E93]-1" office:value-type="percentage" office:value="0.00596889126567568" calcext:value-type="percentage">
            <text:p>1%</text:p>
          </table:table-cell>
          <table:table-cell table:formula="of:=[.F94]/[.F93]-1" office:value-type="percentage" office:value="0.0047441430238943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2.79</text:p>
          </table:table-cell>
          <table:table-cell table:style-name="ce13" office:value-type="float" office:value="2245.47591633333" calcext:value-type="float">
            <text:p>2245</text:p>
          </table:table-cell>
          <table:table-cell table:style-name="ce19" office:value-type="float" office:value="6907.31070233333" calcext:value-type="float">
            <text:p>6907</text:p>
          </table:table-cell>
          <table:table-cell table:style-name="ce24" office:value-type="float" office:value="9028.666099" calcext:value-type="float">
            <text:p>9029</text:p>
          </table:table-cell>
          <table:table-cell table:formula="of:=[.D95]/[.D94]-1" office:value-type="percentage" office:value="-0.0225847986172579" calcext:value-type="percentage">
            <text:p>-2%</text:p>
          </table:table-cell>
          <table:table-cell table:formula="of:=[.E95]/[.E94]-1" office:value-type="percentage" office:value="0.00289158431724479" calcext:value-type="percentage">
            <text:p>0%</text:p>
          </table:table-cell>
          <table:table-cell table:formula="of:=[.F95]/[.F94]-1" office:value-type="percentage" office:value="0.00821948669218098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3.8</text:p>
          </table:table-cell>
          <table:table-cell table:style-name="ce13" office:value-type="float" office:value="2330.52725733333" calcext:value-type="float">
            <text:p>2331</text:p>
          </table:table-cell>
          <table:table-cell table:style-name="ce19" office:value-type="float" office:value="6955.08422733333" calcext:value-type="float">
            <text:p>6955</text:p>
          </table:table-cell>
          <table:table-cell table:style-name="ce24" office:value-type="float" office:value="9021.64050466667" calcext:value-type="float">
            <text:p>9022</text:p>
          </table:table-cell>
          <table:table-cell table:formula="of:=[.D96]/[.D95]-1" office:value-type="percentage" office:value="0.0378767549370476" calcext:value-type="percentage">
            <text:p>4%</text:p>
          </table:table-cell>
          <table:table-cell table:formula="of:=[.E96]/[.E95]-1" office:value-type="percentage" office:value="0.00691637122735234" calcext:value-type="percentage">
            <text:p>1%</text:p>
          </table:table-cell>
          <table:table-cell table:formula="of:=[.F96]/[.F95]-1" office:value-type="percentage" office:value="-0.00077814311176138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4.111</text:p>
          </table:table-cell>
          <table:table-cell table:style-name="ce13" office:value-type="float" office:value="2323.97032266667" calcext:value-type="float">
            <text:p>2324</text:p>
          </table:table-cell>
          <table:table-cell table:style-name="ce19" office:value-type="float" office:value="6969.689629" calcext:value-type="float">
            <text:p>6970</text:p>
          </table:table-cell>
          <table:table-cell table:style-name="ce24" office:value-type="float" office:value="9117.71663966667" calcext:value-type="float">
            <text:p>9118</text:p>
          </table:table-cell>
          <table:table-cell table:formula="of:=[.D97]/[.D96]-1" office:value-type="percentage" office:value="-0.00281349838154754" calcext:value-type="percentage">
            <text:p>0%</text:p>
          </table:table-cell>
          <table:table-cell table:formula="of:=[.E97]/[.E96]-1" office:value-type="percentage" office:value="0.00209996043028093" calcext:value-type="percentage">
            <text:p>0%</text:p>
          </table:table-cell>
          <table:table-cell table:formula="of:=[.F97]/[.F96]-1" office:value-type="percentage" office:value="0.0106495193363449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5.7</text:p>
          </table:table-cell>
          <table:table-cell table:style-name="ce13" office:value-type="float" office:value="2299.61347633333" calcext:value-type="float">
            <text:p>2300</text:p>
          </table:table-cell>
          <table:table-cell table:style-name="ce19" office:value-type="float" office:value="6916.22080933333" calcext:value-type="float">
            <text:p>6916</text:p>
          </table:table-cell>
          <table:table-cell table:style-name="ce24" office:value-type="float" office:value="9065.09508266667" calcext:value-type="float">
            <text:p>9065</text:p>
          </table:table-cell>
          <table:table-cell table:formula="of:=[.D98]/[.D97]-1" office:value-type="percentage" office:value="-0.0104807045493558" calcext:value-type="percentage">
            <text:p>-1%</text:p>
          </table:table-cell>
          <table:table-cell table:formula="of:=[.E98]/[.E97]-1" office:value-type="percentage" office:value="-0.00767162133650734" calcext:value-type="percentage">
            <text:p>-1%</text:p>
          </table:table-cell>
          <table:table-cell table:formula="of:=[.F98]/[.F97]-1" office:value-type="percentage" office:value="-0.00577135253042083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6.11</text:p>
          </table:table-cell>
          <table:table-cell table:style-name="ce13" office:value-type="float" office:value="2291.777681" calcext:value-type="float">
            <text:p>2292</text:p>
          </table:table-cell>
          <table:table-cell table:style-name="ce19" office:value-type="float" office:value="6917.28583566667" calcext:value-type="float">
            <text:p>6917</text:p>
          </table:table-cell>
          <table:table-cell table:style-name="ce24" office:value-type="float" office:value="9045.34712033333" calcext:value-type="float">
            <text:p>9045</text:p>
          </table:table-cell>
          <table:table-cell table:formula="of:=[.D99]/[.D98]-1" office:value-type="percentage" office:value="-0.00340744016939043" calcext:value-type="percentage">
            <text:p>0%</text:p>
          </table:table-cell>
          <table:table-cell table:formula="of:=[.E99]/[.E98]-1" office:value-type="percentage" office:value="0.000153989637216689" calcext:value-type="percentage">
            <text:p>0%</text:p>
          </table:table-cell>
          <table:table-cell table:formula="of:=[.F99]/[.F98]-1" office:value-type="percentage" office:value="-0.00217846168774338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7.10</text:p>
          </table:table-cell>
          <table:table-cell table:style-name="ce13" office:value-type="float" office:value="2302.33477666667" calcext:value-type="float">
            <text:p>2302</text:p>
          </table:table-cell>
          <table:table-cell table:style-name="ce19" office:value-type="float" office:value="6937.036799" calcext:value-type="float">
            <text:p>6937</text:p>
          </table:table-cell>
          <table:table-cell table:style-name="ce24" office:value-type="float" office:value="9043.29399266667" calcext:value-type="float">
            <text:p>9043</text:p>
          </table:table-cell>
          <table:table-cell table:formula="of:=[.D100]/[.D99]-1" office:value-type="percentage" office:value="0.00460650950316599" calcext:value-type="percentage">
            <text:p>0%</text:p>
          </table:table-cell>
          <table:table-cell table:formula="of:=[.E100]/[.E99]-1" office:value-type="percentage" office:value="0.00285530536145995" calcext:value-type="percentage">
            <text:p>0%</text:p>
          </table:table-cell>
          <table:table-cell table:formula="of:=[.F100]/[.F99]-1" office:value-type="percentage" office:value="-0.000226981633689394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8.13</text:p>
          </table:table-cell>
          <table:table-cell table:style-name="ce13" office:value-type="float" office:value="2059.54487733333" calcext:value-type="float">
            <text:p>2060</text:p>
          </table:table-cell>
          <table:table-cell table:style-name="ce19" office:value-type="float" office:value="6461.213589" calcext:value-type="float">
            <text:p>6461</text:p>
          </table:table-cell>
          <table:table-cell table:style-name="ce24" office:value-type="float" office:value="8134.67845066667" calcext:value-type="float">
            <text:p>8135</text:p>
          </table:table-cell>
          <table:table-cell table:formula="of:=[.D101]/[.D100]-1" office:value-type="percentage" office:value="-0.105453777527894" calcext:value-type="percentage">
            <text:p>-11%</text:p>
          </table:table-cell>
          <table:table-cell table:formula="of:=[.E101]/[.E100]-1" office:value-type="percentage" office:value="-0.0685917090808271" calcext:value-type="percentage">
            <text:p>-7%</text:p>
          </table:table-cell>
          <table:table-cell table:formula="of:=[.F101]/[.F100]-1" office:value-type="percentage" office:value="-0.100473958132602" calcext:value-type="percentage">
            <text:p>-1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9.11</text:p>
          </table:table-cell>
          <table:table-cell table:style-name="ce13" office:value-type="float" office:value="2075.156487" calcext:value-type="float">
            <text:p>2075</text:p>
          </table:table-cell>
          <table:table-cell table:style-name="ce19" office:value-type="float" office:value="6460.07969433333" calcext:value-type="float">
            <text:p>6460</text:p>
          </table:table-cell>
          <table:table-cell table:style-name="ce24" office:value-type="float" office:value="8257.78288233333" calcext:value-type="float">
            <text:p>8258</text:p>
          </table:table-cell>
          <table:table-cell table:formula="of:=[.D102]/[.D101]-1" office:value-type="percentage" office:value="0.00758012599700364" calcext:value-type="percentage">
            <text:p>1%</text:p>
          </table:table-cell>
          <table:table-cell table:formula="of:=[.E102]/[.E101]-1" office:value-type="percentage" office:value="-0.000175492521807485" calcext:value-type="percentage">
            <text:p>0%</text:p>
          </table:table-cell>
          <table:table-cell table:formula="of:=[.F102]/[.F101]-1" office:value-type="percentage" office:value="0.0151332879859032" calcext:value-type="percentage">
            <text:p>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0.101</text:p>
          </table:table-cell>
          <table:table-cell table:style-name="ce13" office:value-type="float" office:value="2079.54363966667" calcext:value-type="float">
            <text:p>2080</text:p>
          </table:table-cell>
          <table:table-cell table:style-name="ce19" office:value-type="float" office:value="6474.17251366667" calcext:value-type="float">
            <text:p>6474</text:p>
          </table:table-cell>
          <table:table-cell table:style-name="ce24" office:value-type="float" office:value="8211.07950466667" calcext:value-type="float">
            <text:p>8211</text:p>
          </table:table-cell>
          <table:table-cell table:formula="of:=[.D103]/[.D102]-1" office:value-type="percentage" office:value="0.0021141310036874" calcext:value-type="percentage">
            <text:p>0%</text:p>
          </table:table-cell>
          <table:table-cell table:formula="of:=[.E103]/[.E102]-1" office:value-type="percentage" office:value="0.002181524067838" calcext:value-type="percentage">
            <text:p>0%</text:p>
          </table:table-cell>
          <table:table-cell table:formula="of:=[.F103]/[.F102]-1" office:value-type="percentage" office:value="-0.00565568002115635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1.10</text:p>
          </table:table-cell>
          <table:table-cell table:style-name="ce13" office:value-type="float" office:value="2100.410279" calcext:value-type="float">
            <text:p>2100</text:p>
          </table:table-cell>
          <table:table-cell table:style-name="ce19" office:value-type="float" office:value="6495.71572366667" calcext:value-type="float">
            <text:p>6496</text:p>
          </table:table-cell>
          <table:table-cell table:style-name="ce24" office:value-type="float" office:value="8332.26360233333" calcext:value-type="float">
            <text:p>8332</text:p>
          </table:table-cell>
          <table:table-cell table:formula="of:=[.D104]/[.D103]-1" office:value-type="percentage" office:value="0.0100342396934141" calcext:value-type="percentage">
            <text:p>1%</text:p>
          </table:table-cell>
          <table:table-cell table:formula="of:=[.E104]/[.E103]-1" office:value-type="percentage" office:value="0.00332756193235872" calcext:value-type="percentage">
            <text:p>0%</text:p>
          </table:table-cell>
          <table:table-cell table:formula="of:=[.F104]/[.F103]-1" office:value-type="percentage" office:value="0.0147586072693349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2.58</text:p>
          </table:table-cell>
          <table:table-cell table:style-name="ce13" office:value-type="float" office:value="2064.16867666667" calcext:value-type="float">
            <text:p>2064</text:p>
          </table:table-cell>
          <table:table-cell table:style-name="ce19" office:value-type="float" office:value="6407.766473" calcext:value-type="float">
            <text:p>6408</text:p>
          </table:table-cell>
          <table:table-cell table:style-name="ce24" office:value-type="float" office:value="8313.005493" calcext:value-type="float">
            <text:p>8313</text:p>
          </table:table-cell>
          <table:table-cell table:formula="of:=[.D105]/[.D104]-1" office:value-type="percentage" office:value="-0.0172545348381102" calcext:value-type="percentage">
            <text:p>-2%</text:p>
          </table:table-cell>
          <table:table-cell table:formula="of:=[.E105]/[.E104]-1" office:value-type="percentage" office:value="-0.0135395781478296" calcext:value-type="percentage">
            <text:p>-1%</text:p>
          </table:table-cell>
          <table:table-cell table:formula="of:=[.F105]/[.F104]-1" office:value-type="percentage" office:value="-0.00231126981243579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3.11</text:p>
          </table:table-cell>
          <table:table-cell table:style-name="ce13" office:value-type="float" office:value="2085.95456733333" calcext:value-type="float">
            <text:p>2086</text:p>
          </table:table-cell>
          <table:table-cell table:style-name="ce19" office:value-type="float" office:value="6447.30859633333" calcext:value-type="float">
            <text:p>6447</text:p>
          </table:table-cell>
          <table:table-cell table:style-name="ce24" office:value-type="float" office:value="8398.40933666667" calcext:value-type="float">
            <text:p>8398</text:p>
          </table:table-cell>
          <table:table-cell table:formula="of:=[.D106]/[.D105]-1" office:value-type="percentage" office:value="0.0105543170540894" calcext:value-type="percentage">
            <text:p>1%</text:p>
          </table:table-cell>
          <table:table-cell table:formula="of:=[.E106]/[.E105]-1" office:value-type="percentage" office:value="0.00617096823049756" calcext:value-type="percentage">
            <text:p>1%</text:p>
          </table:table-cell>
          <table:table-cell table:formula="of:=[.F106]/[.F105]-1" office:value-type="percentage" office:value="0.0102735218614476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4.66</text:p>
          </table:table-cell>
          <table:table-cell table:style-name="ce13" office:value-type="float" office:value="2044.23879733333" calcext:value-type="float">
            <text:p>2044</text:p>
          </table:table-cell>
          <table:table-cell table:style-name="ce19" office:value-type="float" office:value="6223.79128566667" calcext:value-type="float">
            <text:p>6224</text:p>
          </table:table-cell>
          <table:table-cell table:style-name="ce24" office:value-type="float" office:value="8267.20277333333" calcext:value-type="float">
            <text:p>8267</text:p>
          </table:table-cell>
          <table:table-cell table:formula="of:=[.D107]/[.D106]-1" office:value-type="percentage" office:value="-0.0199984077569481" calcext:value-type="percentage">
            <text:p>-2%</text:p>
          </table:table-cell>
          <table:table-cell table:formula="of:=[.E107]/[.E106]-1" office:value-type="percentage" office:value="-0.0346683127272327" calcext:value-type="percentage">
            <text:p>-3%</text:p>
          </table:table-cell>
          <table:table-cell table:formula="of:=[.F107]/[.F106]-1" office:value-type="percentage" office:value="-0.0156227873724257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5.10</text:p>
          </table:table-cell>
          <table:table-cell table:style-name="ce13" office:value-type="float" office:value="2065.63008133333" calcext:value-type="float">
            <text:p>2066</text:p>
          </table:table-cell>
          <table:table-cell table:style-name="ce19" office:value-type="float" office:value="6417.64941366667" calcext:value-type="float">
            <text:p>6418</text:p>
          </table:table-cell>
          <table:table-cell table:style-name="ce24" office:value-type="float" office:value="8354.24591733333" calcext:value-type="float">
            <text:p>8354</text:p>
          </table:table-cell>
          <table:table-cell table:formula="of:=[.D108]/[.D107]-1" office:value-type="percentage" office:value="0.0104641806172081" calcext:value-type="percentage">
            <text:p>1%</text:p>
          </table:table-cell>
          <table:table-cell table:formula="of:=[.E108]/[.E107]-1" office:value-type="percentage" office:value="0.0311479159730907" calcext:value-type="percentage">
            <text:p>3%</text:p>
          </table:table-cell>
          <table:table-cell table:formula="of:=[.F108]/[.F107]-1" office:value-type="percentage" office:value="0.0105287297755372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6.7</text:p>
          </table:table-cell>
          <table:table-cell table:style-name="ce13" office:value-type="float" office:value="2095.490173" calcext:value-type="float">
            <text:p>2095</text:p>
          </table:table-cell>
          <table:table-cell table:style-name="ce19" office:value-type="float" office:value="6485.72135133333" calcext:value-type="float">
            <text:p>6486</text:p>
          </table:table-cell>
          <table:table-cell table:style-name="ce24" office:value-type="float" office:value="8375.960247" calcext:value-type="float">
            <text:p>8376</text:p>
          </table:table-cell>
          <table:table-cell table:formula="of:=[.D109]/[.D108]-1" office:value-type="percentage" office:value="0.0144556820393493" calcext:value-type="percentage">
            <text:p>1%</text:p>
          </table:table-cell>
          <table:table-cell table:formula="of:=[.E109]/[.E108]-1" office:value-type="percentage" office:value="0.0106069891449194" calcext:value-type="percentage">
            <text:p>1%</text:p>
          </table:table-cell>
          <table:table-cell table:formula="of:=[.F109]/[.F108]-1" office:value-type="percentage" office:value="0.00259919684930732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7.8</text:p>
          </table:table-cell>
          <table:table-cell table:style-name="ce13" office:value-type="float" office:value="2078.58026633333" calcext:value-type="float">
            <text:p>2079</text:p>
          </table:table-cell>
          <table:table-cell table:style-name="ce19" office:value-type="float" office:value="6429.125518" calcext:value-type="float">
            <text:p>6429</text:p>
          </table:table-cell>
          <table:table-cell table:style-name="ce24" office:value-type="float" office:value="8313.50918533333" calcext:value-type="float">
            <text:p>8314</text:p>
          </table:table-cell>
          <table:table-cell table:formula="of:=[.D110]/[.D109]-1" office:value-type="percentage" office:value="-0.00806966641244655" calcext:value-type="percentage">
            <text:p>-1%</text:p>
          </table:table-cell>
          <table:table-cell table:formula="of:=[.E110]/[.E109]-1" office:value-type="percentage" office:value="-0.00872622030264913" calcext:value-type="percentage">
            <text:p>-1%</text:p>
          </table:table-cell>
          <table:table-cell table:formula="of:=[.F110]/[.F109]-1" office:value-type="percentage" office:value="-0.00745598830761385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8.30</text:p>
          </table:table-cell>
          <table:table-cell table:style-name="ce13" office:value-type="float" office:value="2066.80580066667" calcext:value-type="float">
            <text:p>2067</text:p>
          </table:table-cell>
          <table:table-cell table:style-name="ce19" office:value-type="float" office:value="6431.09306" calcext:value-type="float">
            <text:p>6431</text:p>
          </table:table-cell>
          <table:table-cell table:style-name="ce24" office:value-type="float" office:value="8338.06621866667" calcext:value-type="float">
            <text:p>8338</text:p>
          </table:table-cell>
          <table:table-cell table:formula="of:=[.D111]/[.D110]-1" office:value-type="percentage" office:value="-0.00566466730073911" calcext:value-type="percentage">
            <text:p>-1%</text:p>
          </table:table-cell>
          <table:table-cell table:formula="of:=[.E111]/[.E110]-1" office:value-type="percentage" office:value="0.000306035711154173" calcext:value-type="percentage">
            <text:p>0%</text:p>
          </table:table-cell>
          <table:table-cell table:formula="of:=[.F111]/[.F110]-1" office:value-type="percentage" office:value="0.00295387095700383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9.8</text:p>
          </table:table-cell>
          <table:table-cell table:style-name="ce13" office:value-type="float" office:value="2061.710418" calcext:value-type="float">
            <text:p>2062</text:p>
          </table:table-cell>
          <table:table-cell table:style-name="ce19" office:value-type="float" office:value="6450.44893433333" calcext:value-type="float">
            <text:p>6450</text:p>
          </table:table-cell>
          <table:table-cell table:style-name="ce24" office:value-type="float" office:value="8301.47828" calcext:value-type="float">
            <text:p>8301</text:p>
          </table:table-cell>
          <table:table-cell table:formula="of:=[.D112]/[.D111]-1" office:value-type="percentage" office:value="-0.00246534176797186" calcext:value-type="percentage">
            <text:p>0%</text:p>
          </table:table-cell>
          <table:table-cell table:formula="of:=[.E112]/[.E111]-1" office:value-type="percentage" office:value="0.00300973320596443" calcext:value-type="percentage">
            <text:p>0%</text:p>
          </table:table-cell>
          <table:table-cell table:formula="of:=[.F112]/[.F111]-1" office:value-type="percentage" office:value="-0.00438806045756279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0.9</text:p>
          </table:table-cell>
          <table:table-cell table:style-name="ce13" office:value-type="float" office:value="2063.345903" calcext:value-type="float">
            <text:p>2063</text:p>
          </table:table-cell>
          <table:table-cell table:style-name="ce19" office:value-type="float" office:value="6430.19480033333" calcext:value-type="float">
            <text:p>6430</text:p>
          </table:table-cell>
          <table:table-cell table:style-name="ce24" office:value-type="float" office:value="8351.934796" calcext:value-type="float">
            <text:p>8352</text:p>
          </table:table-cell>
          <table:table-cell table:formula="of:=[.D113]/[.D112]-1" office:value-type="percentage" office:value="0.000793266108431556" calcext:value-type="percentage">
            <text:p>0%</text:p>
          </table:table-cell>
          <table:table-cell table:formula="of:=[.E113]/[.E112]-1" office:value-type="percentage" office:value="-0.00313995726595007" calcext:value-type="percentage">
            <text:p>0%</text:p>
          </table:table-cell>
          <table:table-cell table:formula="of:=[.F113]/[.F112]-1" office:value-type="percentage" office:value="0.00607801578202771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1.21</text:p>
          </table:table-cell>
          <table:table-cell table:style-name="ce13" office:value-type="float" office:value="2070.36749433333" calcext:value-type="float">
            <text:p>2070</text:p>
          </table:table-cell>
          <table:table-cell table:style-name="ce19" office:value-type="float" office:value="6436.11860033333" calcext:value-type="float">
            <text:p>6436</text:p>
          </table:table-cell>
          <table:table-cell table:style-name="ce24" office:value-type="float" office:value="8319.41515933333" calcext:value-type="float">
            <text:p>8319</text:p>
          </table:table-cell>
          <table:table-cell table:formula="of:=[.D114]/[.D113]-1" office:value-type="percentage" office:value="0.00340301222549311" calcext:value-type="percentage">
            <text:p>0%</text:p>
          </table:table-cell>
          <table:table-cell table:formula="of:=[.E114]/[.E113]-1" office:value-type="percentage" office:value="0.000921247362473787" calcext:value-type="percentage">
            <text:p>0%</text:p>
          </table:table-cell>
          <table:table-cell table:formula="of:=[.F114]/[.F113]-1" office:value-type="percentage" office:value="-0.00389366505617883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2.8</text:p>
          </table:table-cell>
          <table:table-cell table:style-name="ce13" office:value-type="float" office:value="2064.48945133333" calcext:value-type="float">
            <text:p>2064</text:p>
          </table:table-cell>
          <table:table-cell table:style-name="ce19" office:value-type="float" office:value="6414.053611" calcext:value-type="float">
            <text:p>6414</text:p>
          </table:table-cell>
          <table:table-cell table:style-name="ce24" office:value-type="float" office:value="8270.67298233333" calcext:value-type="float">
            <text:p>8271</text:p>
          </table:table-cell>
          <table:table-cell table:formula="of:=[.D115]/[.D114]-1" office:value-type="percentage" office:value="-0.002839130258801" calcext:value-type="percentage">
            <text:p>0%</text:p>
          </table:table-cell>
          <table:table-cell table:formula="of:=[.E115]/[.E114]-1" office:value-type="percentage" office:value="-0.00342830682644457" calcext:value-type="percentage">
            <text:p>0%</text:p>
          </table:table-cell>
          <table:table-cell table:formula="of:=[.F115]/[.F114]-1" office:value-type="percentage" office:value="-0.00585884657352598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3.6</text:p>
          </table:table-cell>
          <table:table-cell table:style-name="ce13" office:value-type="float" office:value="2063.34920566667" calcext:value-type="float">
            <text:p>2063</text:p>
          </table:table-cell>
          <table:table-cell table:style-name="ce19" office:value-type="float" office:value="6066.022757" calcext:value-type="float">
            <text:p>6066</text:p>
          </table:table-cell>
          <table:table-cell table:style-name="ce24" office:value-type="float" office:value="8107.57621566667" calcext:value-type="float">
            <text:p>8108</text:p>
          </table:table-cell>
          <table:table-cell table:formula="of:=[.D116]/[.D115]-1" office:value-type="percentage" office:value="-0.000552313631790979" calcext:value-type="percentage">
            <text:p>0%</text:p>
          </table:table-cell>
          <table:table-cell table:formula="of:=[.E116]/[.E115]-1" office:value-type="percentage" office:value="-0.0542606711928839" calcext:value-type="percentage">
            <text:p>-5%</text:p>
          </table:table-cell>
          <table:table-cell table:formula="of:=[.F116]/[.F115]-1" office:value-type="percentage" office:value="-0.019719890632243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4.7</text:p>
          </table:table-cell>
          <table:table-cell table:style-name="ce13" office:value-type="float" office:value="2070.728832" calcext:value-type="float">
            <text:p>2071</text:p>
          </table:table-cell>
          <table:table-cell table:style-name="ce19" office:value-type="float" office:value="6086.99865" calcext:value-type="float">
            <text:p>6087</text:p>
          </table:table-cell>
          <table:table-cell table:style-name="ce24" office:value-type="float" office:value="8140.88734366667" calcext:value-type="float">
            <text:p>8141</text:p>
          </table:table-cell>
          <table:table-cell table:formula="of:=[.D117]/[.D116]-1" office:value-type="percentage" office:value="0.00357652806081621" calcext:value-type="percentage">
            <text:p>0%</text:p>
          </table:table-cell>
          <table:table-cell table:formula="of:=[.E117]/[.E116]-1" office:value-type="percentage" office:value="0.00345793180149134" calcext:value-type="percentage">
            <text:p>0%</text:p>
          </table:table-cell>
          <table:table-cell table:formula="of:=[.F117]/[.F116]-1" office:value-type="percentage" office:value="0.00410864198052585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5.1</text:p>
          </table:table-cell>
          <table:table-cell table:style-name="ce13" office:value-type="float" office:value="2079.94415366667" calcext:value-type="float">
            <text:p>2080</text:p>
          </table:table-cell>
          <table:table-cell table:style-name="ce19" office:value-type="float" office:value="6142.135761" calcext:value-type="float">
            <text:p>6142</text:p>
          </table:table-cell>
          <table:table-cell table:style-name="ce24" office:value-type="float" office:value="8172.54985066667" calcext:value-type="float">
            <text:p>8173</text:p>
          </table:table-cell>
          <table:table-cell table:formula="of:=[.D118]/[.D117]-1" office:value-type="percentage" office:value="0.00445027930468789" calcext:value-type="percentage">
            <text:p>0%</text:p>
          </table:table-cell>
          <table:table-cell table:formula="of:=[.E118]/[.E117]-1" office:value-type="percentage" office:value="0.00905817697199574" calcext:value-type="percentage">
            <text:p>1%</text:p>
          </table:table-cell>
          <table:table-cell table:formula="of:=[.F118]/[.F117]-1" office:value-type="percentage" office:value="0.00388931889895661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6-rc3</text:p>
          </table:table-cell>
          <table:table-cell table:style-name="ce13" office:value-type="float" office:value="2040.92952966667" calcext:value-type="float">
            <text:p>2041</text:p>
          </table:table-cell>
          <table:table-cell table:style-name="ce19" office:value-type="float" office:value="6070.12091533333" calcext:value-type="float">
            <text:p>6070</text:p>
          </table:table-cell>
          <table:table-cell table:style-name="ce24" office:value-type="float" office:value="8208.089096" calcext:value-type="float">
            <text:p>8208</text:p>
          </table:table-cell>
          <table:table-cell table:formula="of:=[.D119]/[.D118]-1" office:value-type="percentage" office:value="-0.0187575343939991" calcext:value-type="percentage">
            <text:p>-2%</text:p>
          </table:table-cell>
          <table:table-cell table:formula="of:=[.E119]/[.E118]-1" office:value-type="percentage" office:value="-0.011724723853213" calcext:value-type="percentage">
            <text:p>-1%</text:p>
          </table:table-cell>
          <table:table-cell table:formula="of:=[.F119]/[.F118]-1" office:value-type="percentage" office:value="0.00434861163073008" calcext:value-type="percentage">
            <text:p>0%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4.6.</text:p>
          </table:table-cell>
          <table:table-cell table:style-name="ce14" office:value-type="float" office:value="2046.339624" calcext:value-type="float">
            <text:p>2046</text:p>
          </table:table-cell>
          <table:table-cell table:style-name="ce20" office:value-type="float" office:value="6119.79860733333" calcext:value-type="float">
            <text:p>6120</text:p>
          </table:table-cell>
          <table:table-cell table:style-name="ce25" office:value-type="float" office:value="8114.096792" calcext:value-type="float">
            <text:p>8114</text:p>
          </table:table-cell>
          <table:table-cell table:formula="of:=[.D120]/[.D119]-1" office:value-type="percentage" office:value="0.0026507991847291" calcext:value-type="percentage">
            <text:p>0%</text:p>
          </table:table-cell>
          <table:table-cell table:formula="of:=[.E120]/[.E119]-1" office:value-type="percentage" office:value="0.00818397074669686" calcext:value-type="percentage">
            <text:p>1%</text:p>
          </table:table-cell>
          <table:table-cell table:formula="of:=[.F120]/[.F119]-1" office:value-type="percentage" office:value="-0.0114511797935776" calcext:value-type="percentage">
            <text:p>-1%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2044.56382166667" calcext:value-type="float">
            <text:p>2045</text:p>
          </table:table-cell>
          <table:table-cell table:style-name="ce18" office:value-type="float" office:value="5946.09334666667" calcext:value-type="float">
            <text:p>5946</text:p>
          </table:table-cell>
          <table:table-cell table:style-name="ce23" office:value-type="float" office:value="7603.506215" calcext:value-type="float">
            <text:p>760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0.101</text:p>
          </table:table-cell>
          <table:table-cell table:style-name="ce13" office:value-type="float" office:value="1998.73871866667" calcext:value-type="float">
            <text:p>1999</text:p>
          </table:table-cell>
          <table:table-cell table:style-name="ce19" office:value-type="float" office:value="5926.03796866667" calcext:value-type="float">
            <text:p>5926</text:p>
          </table:table-cell>
          <table:table-cell table:style-name="ce24" office:value-type="float" office:value="7558.74445233333" calcext:value-type="float">
            <text:p>7559</text:p>
          </table:table-cell>
          <table:table-cell table:formula="of:=[.D123]/[.D122]-1" office:value-type="percentage" office:value="-0.0224131438277357" calcext:value-type="percentage">
            <text:p>-2%</text:p>
          </table:table-cell>
          <table:table-cell table:formula="of:=[.E123]/[.E122]-1" office:value-type="percentage" office:value="-0.0033728663225987" calcext:value-type="percentage">
            <text:p>0%</text:p>
          </table:table-cell>
          <table:table-cell table:formula="of:=[.F123]/[.F122]-1" office:value-type="percentage" office:value="-0.00588698968620105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.10</text:p>
          </table:table-cell>
          <table:table-cell table:style-name="ce13" office:value-type="float" office:value="2012.847563" calcext:value-type="float">
            <text:p>2013</text:p>
          </table:table-cell>
          <table:table-cell table:style-name="ce19" office:value-type="float" office:value="5906.26027933333" calcext:value-type="float">
            <text:p>5906</text:p>
          </table:table-cell>
          <table:table-cell table:style-name="ce24" office:value-type="float" office:value="7579.220336" calcext:value-type="float">
            <text:p>7579</text:p>
          </table:table-cell>
          <table:table-cell table:formula="of:=[.D124]/[.D123]-1" office:value-type="percentage" office:value="0.00705887377953118" calcext:value-type="percentage">
            <text:p>1%</text:p>
          </table:table-cell>
          <table:table-cell table:formula="of:=[.E124]/[.E123]-1" office:value-type="percentage" office:value="-0.00333742197365472" calcext:value-type="percentage">
            <text:p>0%</text:p>
          </table:table-cell>
          <table:table-cell table:formula="of:=[.F124]/[.F123]-1" office:value-type="percentage" office:value="0.00270890010844993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2.79</text:p>
          </table:table-cell>
          <table:table-cell table:style-name="ce13" office:value-type="float" office:value="2018.83882333333" calcext:value-type="float">
            <text:p>2019</text:p>
          </table:table-cell>
          <table:table-cell table:style-name="ce19" office:value-type="float" office:value="5884.976181" calcext:value-type="float">
            <text:p>5885</text:p>
          </table:table-cell>
          <table:table-cell table:style-name="ce24" office:value-type="float" office:value="7639.728928" calcext:value-type="float">
            <text:p>7640</text:p>
          </table:table-cell>
          <table:table-cell table:formula="of:=[.D125]/[.D124]-1" office:value-type="percentage" office:value="0.00297650971860008" calcext:value-type="percentage">
            <text:p>0%</text:p>
          </table:table-cell>
          <table:table-cell table:formula="of:=[.E125]/[.E124]-1" office:value-type="percentage" office:value="-0.00360365058881762" calcext:value-type="percentage">
            <text:p>0%</text:p>
          </table:table-cell>
          <table:table-cell table:formula="of:=[.F125]/[.F124]-1" office:value-type="percentage" office:value="0.0079834850179239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3.8</text:p>
          </table:table-cell>
          <table:table-cell table:style-name="ce13" office:value-type="float" office:value="2064.86812966667" calcext:value-type="float">
            <text:p>2065</text:p>
          </table:table-cell>
          <table:table-cell table:style-name="ce19" office:value-type="float" office:value="5913.536059" calcext:value-type="float">
            <text:p>5914</text:p>
          </table:table-cell>
          <table:table-cell table:style-name="ce24" office:value-type="float" office:value="7563.578628" calcext:value-type="float">
            <text:p>7564</text:p>
          </table:table-cell>
          <table:table-cell table:formula="of:=[.D126]/[.D125]-1" office:value-type="percentage" office:value="0.022799891601718" calcext:value-type="percentage">
            <text:p>2%</text:p>
          </table:table-cell>
          <table:table-cell table:formula="of:=[.E126]/[.E125]-1" office:value-type="percentage" office:value="0.00485301505419966" calcext:value-type="percentage">
            <text:p>0%</text:p>
          </table:table-cell>
          <table:table-cell table:formula="of:=[.F126]/[.F125]-1" office:value-type="percentage" office:value="-0.0099676704131354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4.111</text:p>
          </table:table-cell>
          <table:table-cell table:style-name="ce13" office:value-type="float" office:value="2067.95837433333" calcext:value-type="float">
            <text:p>2068</text:p>
          </table:table-cell>
          <table:table-cell table:style-name="ce19" office:value-type="float" office:value="5890.85569966667" calcext:value-type="float">
            <text:p>5891</text:p>
          </table:table-cell>
          <table:table-cell table:style-name="ce24" office:value-type="float" office:value="7654.71312166667" calcext:value-type="float">
            <text:p>7655</text:p>
          </table:table-cell>
          <table:table-cell table:formula="of:=[.D127]/[.D126]-1" office:value-type="percentage" office:value="0.00149658209270687" calcext:value-type="percentage">
            <text:p>0%</text:p>
          </table:table-cell>
          <table:table-cell table:formula="of:=[.E127]/[.E126]-1" office:value-type="percentage" office:value="-0.00383532950624554" calcext:value-type="percentage">
            <text:p>0%</text:p>
          </table:table-cell>
          <table:table-cell table:formula="of:=[.F127]/[.F126]-1" office:value-type="percentage" office:value="0.0120491235893674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5.7</text:p>
          </table:table-cell>
          <table:table-cell table:style-name="ce13" office:value-type="float" office:value="2045.05241166667" calcext:value-type="float">
            <text:p>2045</text:p>
          </table:table-cell>
          <table:table-cell table:style-name="ce19" office:value-type="float" office:value="5899.988824" calcext:value-type="float">
            <text:p>5900</text:p>
          </table:table-cell>
          <table:table-cell table:style-name="ce24" office:value-type="float" office:value="7723.597765" calcext:value-type="float">
            <text:p>7724</text:p>
          </table:table-cell>
          <table:table-cell table:formula="of:=[.D128]/[.D127]-1" office:value-type="percentage" office:value="-0.0110766072233173" calcext:value-type="percentage">
            <text:p>-1%</text:p>
          </table:table-cell>
          <table:table-cell table:formula="of:=[.E128]/[.E127]-1" office:value-type="percentage" office:value="0.00155039009593239" calcext:value-type="percentage">
            <text:p>0%</text:p>
          </table:table-cell>
          <table:table-cell table:formula="of:=[.F128]/[.F127]-1" office:value-type="percentage" office:value="0.00899898431704149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6.11</text:p>
          </table:table-cell>
          <table:table-cell table:style-name="ce13" office:value-type="float" office:value="2036.10896166667" calcext:value-type="float">
            <text:p>2036</text:p>
          </table:table-cell>
          <table:table-cell table:style-name="ce19" office:value-type="float" office:value="5880.413533" calcext:value-type="float">
            <text:p>5880</text:p>
          </table:table-cell>
          <table:table-cell table:style-name="ce24" office:value-type="float" office:value="7664.999791" calcext:value-type="float">
            <text:p>7665</text:p>
          </table:table-cell>
          <table:table-cell table:formula="of:=[.D129]/[.D128]-1" office:value-type="percentage" office:value="-0.00437321310152206" calcext:value-type="percentage">
            <text:p>0%</text:p>
          </table:table-cell>
          <table:table-cell table:formula="of:=[.E129]/[.E128]-1" office:value-type="percentage" office:value="-0.00331785221700276" calcext:value-type="percentage">
            <text:p>0%</text:p>
          </table:table-cell>
          <table:table-cell table:formula="of:=[.F129]/[.F128]-1" office:value-type="percentage" office:value="-0.00758687541517777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7.10</text:p>
          </table:table-cell>
          <table:table-cell table:style-name="ce13" office:value-type="float" office:value="2019.840955" calcext:value-type="float">
            <text:p>2020</text:p>
          </table:table-cell>
          <table:table-cell table:style-name="ce19" office:value-type="float" office:value="5912.767085" calcext:value-type="float">
            <text:p>5913</text:p>
          </table:table-cell>
          <table:table-cell table:style-name="ce24" office:value-type="float" office:value="7647.644702" calcext:value-type="float">
            <text:p>7648</text:p>
          </table:table-cell>
          <table:table-cell table:formula="of:=[.D130]/[.D129]-1" office:value-type="percentage" office:value="-0.00798975249996137" calcext:value-type="percentage">
            <text:p>-1%</text:p>
          </table:table-cell>
          <table:table-cell table:formula="of:=[.E130]/[.E129]-1" office:value-type="percentage" office:value="0.00550191781894882" calcext:value-type="percentage">
            <text:p>1%</text:p>
          </table:table-cell>
          <table:table-cell table:formula="of:=[.F130]/[.F129]-1" office:value-type="percentage" office:value="-0.00226419953988499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8.13</text:p>
          </table:table-cell>
          <table:table-cell table:style-name="ce13" office:value-type="float" office:value="1830.791007" calcext:value-type="float">
            <text:p>1831</text:p>
          </table:table-cell>
          <table:table-cell table:style-name="ce19" office:value-type="float" office:value="5566.907115" calcext:value-type="float">
            <text:p>5567</text:p>
          </table:table-cell>
          <table:table-cell table:style-name="ce24" office:value-type="float" office:value="6920.63575066667" calcext:value-type="float">
            <text:p>6921</text:p>
          </table:table-cell>
          <table:table-cell table:formula="of:=[.D131]/[.D130]-1" office:value-type="percentage" office:value="-0.0935964524989047" calcext:value-type="percentage">
            <text:p>-9%</text:p>
          </table:table-cell>
          <table:table-cell table:formula="of:=[.E131]/[.E130]-1" office:value-type="percentage" office:value="-0.0584937585106992" calcext:value-type="percentage">
            <text:p>-6%</text:p>
          </table:table-cell>
          <table:table-cell table:formula="of:=[.F131]/[.F130]-1" office:value-type="percentage" office:value="-0.095063118079113" calcext:value-type="percentage">
            <text:p>-1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9.11</text:p>
          </table:table-cell>
          <table:table-cell table:style-name="ce13" office:value-type="float" office:value="1842.15157566667" calcext:value-type="float">
            <text:p>1842</text:p>
          </table:table-cell>
          <table:table-cell table:style-name="ce19" office:value-type="float" office:value="5537.62265233333" calcext:value-type="float">
            <text:p>5538</text:p>
          </table:table-cell>
          <table:table-cell table:style-name="ce24" office:value-type="float" office:value="6955.395615" calcext:value-type="float">
            <text:p>6955</text:p>
          </table:table-cell>
          <table:table-cell table:formula="of:=[.D132]/[.D131]-1" office:value-type="percentage" office:value="0.00620527882387067" calcext:value-type="percentage">
            <text:p>1%</text:p>
          </table:table-cell>
          <table:table-cell table:formula="of:=[.E132]/[.E131]-1" office:value-type="percentage" office:value="-0.00526045469445025" calcext:value-type="percentage">
            <text:p>-1%</text:p>
          </table:table-cell>
          <table:table-cell table:formula="of:=[.F132]/[.F131]-1" office:value-type="percentage" office:value="0.005022640344853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0.101</text:p>
          </table:table-cell>
          <table:table-cell table:style-name="ce13" office:value-type="float" office:value="1871.23017533333" calcext:value-type="float">
            <text:p>1871</text:p>
          </table:table-cell>
          <table:table-cell table:style-name="ce19" office:value-type="float" office:value="5686.08634733333" calcext:value-type="float">
            <text:p>5686</text:p>
          </table:table-cell>
          <table:table-cell table:style-name="ce24" office:value-type="float" office:value="7044.19708933333" calcext:value-type="float">
            <text:p>7044</text:p>
          </table:table-cell>
          <table:table-cell table:formula="of:=[.D133]/[.D132]-1" office:value-type="percentage" office:value="0.0157851286782069" calcext:value-type="percentage">
            <text:p>2%</text:p>
          </table:table-cell>
          <table:table-cell table:formula="of:=[.E133]/[.E132]-1" office:value-type="percentage" office:value="0.0268100057228429" calcext:value-type="percentage">
            <text:p>3%</text:p>
          </table:table-cell>
          <table:table-cell table:formula="of:=[.F133]/[.F132]-1" office:value-type="percentage" office:value="0.012767278706882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1.10</text:p>
          </table:table-cell>
          <table:table-cell table:style-name="ce13" office:value-type="float" office:value="1887.90151566667" calcext:value-type="float">
            <text:p>1888</text:p>
          </table:table-cell>
          <table:table-cell table:style-name="ce19" office:value-type="float" office:value="5621.17499166667" calcext:value-type="float">
            <text:p>5621</text:p>
          </table:table-cell>
          <table:table-cell table:style-name="ce24" office:value-type="float" office:value="7063.36642266667" calcext:value-type="float">
            <text:p>7063</text:p>
          </table:table-cell>
          <table:table-cell table:formula="of:=[.D134]/[.D133]-1" office:value-type="percentage" office:value="0.00890929429906739" calcext:value-type="percentage">
            <text:p>1%</text:p>
          </table:table-cell>
          <table:table-cell table:formula="of:=[.E134]/[.E133]-1" office:value-type="percentage" office:value="-0.0114158230638024" calcext:value-type="percentage">
            <text:p>-1%</text:p>
          </table:table-cell>
          <table:table-cell table:formula="of:=[.F134]/[.F133]-1" office:value-type="percentage" office:value="0.00272129429234269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2.58</text:p>
          </table:table-cell>
          <table:table-cell table:style-name="ce13" office:value-type="float" office:value="1879.33200266667" calcext:value-type="float">
            <text:p>1879</text:p>
          </table:table-cell>
          <table:table-cell table:style-name="ce19" office:value-type="float" office:value="5570.28825766667" calcext:value-type="float">
            <text:p>5570</text:p>
          </table:table-cell>
          <table:table-cell table:style-name="ce24" office:value-type="float" office:value="7145.31787066667" calcext:value-type="float">
            <text:p>7145</text:p>
          </table:table-cell>
          <table:table-cell table:formula="of:=[.D135]/[.D134]-1" office:value-type="percentage" office:value="-0.00453917374867618" calcext:value-type="percentage">
            <text:p>0%</text:p>
          </table:table-cell>
          <table:table-cell table:formula="of:=[.E135]/[.E134]-1" office:value-type="percentage" office:value="-0.00905268632900413" calcext:value-type="percentage">
            <text:p>-1%</text:p>
          </table:table-cell>
          <table:table-cell table:formula="of:=[.F135]/[.F134]-1" office:value-type="percentage" office:value="0.0116023214846981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3.11</text:p>
          </table:table-cell>
          <table:table-cell table:style-name="ce13" office:value-type="float" office:value="1902.11646133333" calcext:value-type="float">
            <text:p>1902</text:p>
          </table:table-cell>
          <table:table-cell table:style-name="ce19" office:value-type="float" office:value="5588.85566566667" calcext:value-type="float">
            <text:p>5589</text:p>
          </table:table-cell>
          <table:table-cell table:style-name="ce24" office:value-type="float" office:value="7189.01451166667" calcext:value-type="float">
            <text:p>7189</text:p>
          </table:table-cell>
          <table:table-cell table:formula="of:=[.D136]/[.D135]-1" office:value-type="percentage" office:value="0.0121237006736066" calcext:value-type="percentage">
            <text:p>1%</text:p>
          </table:table-cell>
          <table:table-cell table:formula="of:=[.E136]/[.E135]-1" office:value-type="percentage" office:value="0.00333329392324444" calcext:value-type="percentage">
            <text:p>0%</text:p>
          </table:table-cell>
          <table:table-cell table:formula="of:=[.F136]/[.F135]-1" office:value-type="percentage" office:value="0.00611542296520984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4.66</text:p>
          </table:table-cell>
          <table:table-cell table:style-name="ce13" office:value-type="float" office:value="1873.990413" calcext:value-type="float">
            <text:p>1874</text:p>
          </table:table-cell>
          <table:table-cell table:style-name="ce19" office:value-type="float" office:value="5505.06720366667" calcext:value-type="float">
            <text:p>5505</text:p>
          </table:table-cell>
          <table:table-cell table:style-name="ce24" office:value-type="float" office:value="7060.87381433333" calcext:value-type="float">
            <text:p>7061</text:p>
          </table:table-cell>
          <table:table-cell table:formula="of:=[.D137]/[.D136]-1" office:value-type="percentage" office:value="-0.0147867120153171" calcext:value-type="percentage">
            <text:p>-1%</text:p>
          </table:table-cell>
          <table:table-cell table:formula="of:=[.E137]/[.E136]-1" office:value-type="percentage" office:value="-0.014992060452505" calcext:value-type="percentage">
            <text:p>-1%</text:p>
          </table:table-cell>
          <table:table-cell table:formula="of:=[.F137]/[.F136]-1" office:value-type="percentage" office:value="-0.0178245150465877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5.10</text:p>
          </table:table-cell>
          <table:table-cell table:style-name="ce13" office:value-type="float" office:value="1883.58081766667" calcext:value-type="float">
            <text:p>1884</text:p>
          </table:table-cell>
          <table:table-cell table:style-name="ce19" office:value-type="float" office:value="5521.96065433333" calcext:value-type="float">
            <text:p>5522</text:p>
          </table:table-cell>
          <table:table-cell table:style-name="ce24" office:value-type="float" office:value="7126.23161966667" calcext:value-type="float">
            <text:p>7126</text:p>
          </table:table-cell>
          <table:table-cell table:formula="of:=[.D138]/[.D137]-1" office:value-type="percentage" office:value="0.00511763806268206" calcext:value-type="percentage">
            <text:p>1%</text:p>
          </table:table-cell>
          <table:table-cell table:formula="of:=[.E138]/[.E137]-1" office:value-type="percentage" office:value="0.00306870925306923" calcext:value-type="percentage">
            <text:p>0%</text:p>
          </table:table-cell>
          <table:table-cell table:formula="of:=[.F138]/[.F137]-1" office:value-type="percentage" office:value="0.00925633385497782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6.7</text:p>
          </table:table-cell>
          <table:table-cell table:style-name="ce13" office:value-type="float" office:value="1877.73853433333" calcext:value-type="float">
            <text:p>1878</text:p>
          </table:table-cell>
          <table:table-cell table:style-name="ce19" office:value-type="float" office:value="5635.77980366667" calcext:value-type="float">
            <text:p>5636</text:p>
          </table:table-cell>
          <table:table-cell table:style-name="ce24" office:value-type="float" office:value="7224.451418" calcext:value-type="float">
            <text:p>7224</text:p>
          </table:table-cell>
          <table:table-cell table:formula="of:=[.D139]/[.D138]-1" office:value-type="percentage" office:value="-0.0031016897594961" calcext:value-type="percentage">
            <text:p>0%</text:p>
          </table:table-cell>
          <table:table-cell table:formula="of:=[.E139]/[.E138]-1" office:value-type="percentage" office:value="0.0206120898822451" calcext:value-type="percentage">
            <text:p>2%</text:p>
          </table:table-cell>
          <table:table-cell table:formula="of:=[.F139]/[.F138]-1" office:value-type="percentage" office:value="0.013782852365094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7.8</text:p>
          </table:table-cell>
          <table:table-cell table:style-name="ce13" office:value-type="float" office:value="1867.33916633333" calcext:value-type="float">
            <text:p>1867</text:p>
          </table:table-cell>
          <table:table-cell table:style-name="ce19" office:value-type="float" office:value="5611.53494366667" calcext:value-type="float">
            <text:p>5612</text:p>
          </table:table-cell>
          <table:table-cell table:style-name="ce24" office:value-type="float" office:value="7103.99537433333" calcext:value-type="float">
            <text:p>7104</text:p>
          </table:table-cell>
          <table:table-cell table:formula="of:=[.D140]/[.D139]-1" office:value-type="percentage" office:value="-0.0055382407134188" calcext:value-type="percentage">
            <text:p>-1%</text:p>
          </table:table-cell>
          <table:table-cell table:formula="of:=[.E140]/[.E139]-1" office:value-type="percentage" office:value="-0.00430195302950376" calcext:value-type="percentage">
            <text:p>0%</text:p>
          </table:table-cell>
          <table:table-cell table:formula="of:=[.F140]/[.F139]-1" office:value-type="percentage" office:value="-0.0166733827521559" calcext:value-type="percentage">
            <text:p>-2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8.30</text:p>
          </table:table-cell>
          <table:table-cell table:style-name="ce13" office:value-type="float" office:value="1862.84967" calcext:value-type="float">
            <text:p>1863</text:p>
          </table:table-cell>
          <table:table-cell table:style-name="ce19" office:value-type="float" office:value="5593.83167733333" calcext:value-type="float">
            <text:p>5594</text:p>
          </table:table-cell>
          <table:table-cell table:style-name="ce24" office:value-type="float" office:value="7133.22288533333" calcext:value-type="float">
            <text:p>7133</text:p>
          </table:table-cell>
          <table:table-cell table:formula="of:=[.D141]/[.D140]-1" office:value-type="percentage" office:value="-0.00240422115825134" calcext:value-type="percentage">
            <text:p>0%</text:p>
          </table:table-cell>
          <table:table-cell table:formula="of:=[.E141]/[.E140]-1" office:value-type="percentage" office:value="-0.00315479926812545" calcext:value-type="percentage">
            <text:p>0%</text:p>
          </table:table-cell>
          <table:table-cell table:formula="of:=[.F141]/[.F140]-1" office:value-type="percentage" office:value="0.00411423564626734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9.8</text:p>
          </table:table-cell>
          <table:table-cell table:style-name="ce13" office:value-type="float" office:value="1864.22188866667" calcext:value-type="float">
            <text:p>1864</text:p>
          </table:table-cell>
          <table:table-cell table:style-name="ce19" office:value-type="float" office:value="5592.31133066667" calcext:value-type="float">
            <text:p>5592</text:p>
          </table:table-cell>
          <table:table-cell table:style-name="ce24" office:value-type="float" office:value="7104.91398533333" calcext:value-type="float">
            <text:p>7105</text:p>
          </table:table-cell>
          <table:table-cell table:formula="of:=[.D142]/[.D141]-1" office:value-type="percentage" office:value="0.000736623404866688" calcext:value-type="percentage">
            <text:p>0%</text:p>
          </table:table-cell>
          <table:table-cell table:formula="of:=[.E142]/[.E141]-1" office:value-type="percentage" office:value="-0.000271789848954596" calcext:value-type="percentage">
            <text:p>0%</text:p>
          </table:table-cell>
          <table:table-cell table:formula="of:=[.F142]/[.F141]-1" office:value-type="percentage" office:value="-0.00396859883043976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0.9</text:p>
          </table:table-cell>
          <table:table-cell table:style-name="ce13" office:value-type="float" office:value="1861.547666" calcext:value-type="float">
            <text:p>1862</text:p>
          </table:table-cell>
          <table:table-cell table:style-name="ce19" office:value-type="float" office:value="5626.27195933333" calcext:value-type="float">
            <text:p>5626</text:p>
          </table:table-cell>
          <table:table-cell table:style-name="ce24" office:value-type="float" office:value="7111.77263533333" calcext:value-type="float">
            <text:p>7112</text:p>
          </table:table-cell>
          <table:table-cell table:formula="of:=[.D143]/[.D142]-1" office:value-type="percentage" office:value="-0.00143449805140028" calcext:value-type="percentage">
            <text:p>0%</text:p>
          </table:table-cell>
          <table:table-cell table:formula="of:=[.E143]/[.E142]-1" office:value-type="percentage" office:value="0.00607273570060918" calcext:value-type="percentage">
            <text:p>1%</text:p>
          </table:table-cell>
          <table:table-cell table:formula="of:=[.F143]/[.F142]-1" office:value-type="percentage" office:value="0.000965338920943859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1.21</text:p>
          </table:table-cell>
          <table:table-cell table:style-name="ce13" office:value-type="float" office:value="1869.78549833333" calcext:value-type="float">
            <text:p>1870</text:p>
          </table:table-cell>
          <table:table-cell table:style-name="ce19" office:value-type="float" office:value="5632.26784666667" calcext:value-type="float">
            <text:p>5632</text:p>
          </table:table-cell>
          <table:table-cell table:style-name="ce24" office:value-type="float" office:value="7112.32368566667" calcext:value-type="float">
            <text:p>7112</text:p>
          </table:table-cell>
          <table:table-cell table:formula="of:=[.D144]/[.D143]-1" office:value-type="percentage" office:value="0.00442525995105525" calcext:value-type="percentage">
            <text:p>0%</text:p>
          </table:table-cell>
          <table:table-cell table:formula="of:=[.E144]/[.E143]-1" office:value-type="percentage" office:value="0.00106569454457195" calcext:value-type="percentage">
            <text:p>0%</text:p>
          </table:table-cell>
          <table:table-cell table:formula="of:=[.F144]/[.F143]-1" office:value-type="percentage" office:value="0.0000774842450110835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2.8</text:p>
          </table:table-cell>
          <table:table-cell table:style-name="ce13" office:value-type="float" office:value="1853.07687033333" calcext:value-type="float">
            <text:p>1853</text:p>
          </table:table-cell>
          <table:table-cell table:style-name="ce19" office:value-type="float" office:value="5623.080592" calcext:value-type="float">
            <text:p>5623</text:p>
          </table:table-cell>
          <table:table-cell table:style-name="ce24" office:value-type="float" office:value="7028.34101" calcext:value-type="float">
            <text:p>7028</text:p>
          </table:table-cell>
          <table:table-cell table:formula="of:=[.D145]/[.D144]-1" office:value-type="percentage" office:value="-0.00893612022068502" calcext:value-type="percentage">
            <text:p>-1%</text:p>
          </table:table-cell>
          <table:table-cell table:formula="of:=[.E145]/[.E144]-1" office:value-type="percentage" office:value="-0.00163118213067714" calcext:value-type="percentage">
            <text:p>0%</text:p>
          </table:table-cell>
          <table:table-cell table:formula="of:=[.F145]/[.F144]-1" office:value-type="percentage" office:value="-0.0118080502770028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3.6</text:p>
          </table:table-cell>
          <table:table-cell table:style-name="ce13" office:value-type="float" office:value="1862.73481033333" calcext:value-type="float">
            <text:p>1863</text:p>
          </table:table-cell>
          <table:table-cell table:style-name="ce19" office:value-type="float" office:value="5262.63435233333" calcext:value-type="float">
            <text:p>5263</text:p>
          </table:table-cell>
          <table:table-cell table:style-name="ce24" office:value-type="float" office:value="6947.10956366667" calcext:value-type="float">
            <text:p>6947</text:p>
          </table:table-cell>
          <table:table-cell table:formula="of:=[.D146]/[.D145]-1" office:value-type="percentage" office:value="0.00521183991588159" calcext:value-type="percentage">
            <text:p>1%</text:p>
          </table:table-cell>
          <table:table-cell table:formula="of:=[.E146]/[.E145]-1" office:value-type="percentage" office:value="-0.0641012046278476" calcext:value-type="percentage">
            <text:p>-6%</text:p>
          </table:table-cell>
          <table:table-cell table:formula="of:=[.F146]/[.F145]-1" office:value-type="percentage" office:value="-0.0115576984978039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4.7</text:p>
          </table:table-cell>
          <table:table-cell table:style-name="ce13" office:value-type="float" office:value="1870.087746" calcext:value-type="float">
            <text:p>1870</text:p>
          </table:table-cell>
          <table:table-cell table:style-name="ce19" office:value-type="float" office:value="5340.90823366667" calcext:value-type="float">
            <text:p>5341</text:p>
          </table:table-cell>
          <table:table-cell table:style-name="ce24" office:value-type="float" office:value="6932.124935" calcext:value-type="float">
            <text:p>6932</text:p>
          </table:table-cell>
          <table:table-cell table:formula="of:=[.D147]/[.D146]-1" office:value-type="percentage" office:value="0.00394738726408095" calcext:value-type="percentage">
            <text:p>0%</text:p>
          </table:table-cell>
          <table:table-cell table:formula="of:=[.E147]/[.E146]-1" office:value-type="percentage" office:value="0.0148735169675307" calcext:value-type="percentage">
            <text:p>1%</text:p>
          </table:table-cell>
          <table:table-cell table:formula="of:=[.F147]/[.F146]-1" office:value-type="percentage" office:value="-0.00215695873648503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5.1</text:p>
          </table:table-cell>
          <table:table-cell table:style-name="ce13" office:value-type="float" office:value="1882.61326666667" calcext:value-type="float">
            <text:p>1883</text:p>
          </table:table-cell>
          <table:table-cell table:style-name="ce19" office:value-type="float" office:value="5356.72974566667" calcext:value-type="float">
            <text:p>5357</text:p>
          </table:table-cell>
          <table:table-cell table:style-name="ce24" office:value-type="float" office:value="6972.35248766667" calcext:value-type="float">
            <text:p>6972</text:p>
          </table:table-cell>
          <table:table-cell table:formula="of:=[.D148]/[.D147]-1" office:value-type="percentage" office:value="0.00669782511192918" calcext:value-type="percentage">
            <text:p>1%</text:p>
          </table:table-cell>
          <table:table-cell table:formula="of:=[.E148]/[.E147]-1" office:value-type="percentage" office:value="0.00296232612653191" calcext:value-type="percentage">
            <text:p>0%</text:p>
          </table:table-cell>
          <table:table-cell table:formula="of:=[.F148]/[.F147]-1" office:value-type="percentage" office:value="0.00580306227078542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6-rc3</text:p>
          </table:table-cell>
          <table:table-cell table:style-name="ce13" office:value-type="float" office:value="1842.13598666667" calcext:value-type="float">
            <text:p>1842</text:p>
          </table:table-cell>
          <table:table-cell table:style-name="ce19" office:value-type="float" office:value="5283.72783533333" calcext:value-type="float">
            <text:p>5284</text:p>
          </table:table-cell>
          <table:table-cell table:style-name="ce24" office:value-type="float" office:value="6958.35604766667" calcext:value-type="float">
            <text:p>6958</text:p>
          </table:table-cell>
          <table:table-cell table:formula="of:=[.D149]/[.D148]-1" office:value-type="percentage" office:value="-0.0215005815143693" calcext:value-type="percentage">
            <text:p>-2%</text:p>
          </table:table-cell>
          <table:table-cell table:formula="of:=[.E149]/[.E148]-1" office:value-type="percentage" office:value="-0.0136280741794739" calcext:value-type="percentage">
            <text:p>-1%</text:p>
          </table:table-cell>
          <table:table-cell table:formula="of:=[.F149]/[.F148]-1" office:value-type="percentage" office:value="-0.00200742002426846" calcext:value-type="percentage">
            <text:p>0%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4.6.</text:p>
          </table:table-cell>
          <table:table-cell table:style-name="ce14" office:value-type="float" office:value="1858.78976666667" calcext:value-type="float">
            <text:p>1859</text:p>
          </table:table-cell>
          <table:table-cell table:style-name="ce20" office:value-type="float" office:value="5322.37222033333" calcext:value-type="float">
            <text:p>5322</text:p>
          </table:table-cell>
          <table:table-cell table:style-name="ce25" office:value-type="float" office:value="6940.72266633333" calcext:value-type="float">
            <text:p>6941</text:p>
          </table:table-cell>
          <table:table-cell table:formula="of:=[.D150]/[.D149]-1" office:value-type="percentage" office:value="0.00904047264726349" calcext:value-type="percentage">
            <text:p>1%</text:p>
          </table:table-cell>
          <table:table-cell table:formula="of:=[.E150]/[.E149]-1" office:value-type="percentage" office:value="0.00731384851838457" calcext:value-type="percentage">
            <text:p>1%</text:p>
          </table:table-cell>
          <table:table-cell table:formula="of:=[.F150]/[.F149]-1" office:value-type="percentage" office:value="-0.00253413036248018" calcext:value-type="percentage">
            <text:p>0%</text:p>
          </table:table-cell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6" office:value-type="string" calcext:value-type="string">
            <text:p>scal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7" office:value-type="float" office:value="1500" calcext:value-type="float">
            <text:p>1500</text:p>
          </table:table-cell>
          <table:table-cell table:style-name="ce7" office:value-type="string" calcext:value-type="string">
            <text:p>2.6.39</text:p>
          </table:table-cell>
          <table:table-cell table:style-name="ce12" office:value-type="float" office:value="1097.19754266667" calcext:value-type="float">
            <text:p>1097</text:p>
          </table:table-cell>
          <table:table-cell table:style-name="ce18" office:value-type="float" office:value="2372.53742333333" calcext:value-type="float">
            <text:p>2373</text:p>
          </table:table-cell>
          <table:table-cell table:style-name="ce23" office:value-type="float" office:value="4785.85575233333" calcext:value-type="float">
            <text:p>478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0.101</text:p>
          </table:table-cell>
          <table:table-cell table:style-name="ce13" office:value-type="float" office:value="1094.278661" calcext:value-type="float">
            <text:p>1094</text:p>
          </table:table-cell>
          <table:table-cell table:style-name="ce19" office:value-type="float" office:value="2356.49366666667" calcext:value-type="float">
            <text:p>2356</text:p>
          </table:table-cell>
          <table:table-cell table:style-name="ce24" office:value-type="float" office:value="4780.25381133333" calcext:value-type="float">
            <text:p>4780</text:p>
          </table:table-cell>
          <table:table-cell table:formula="of:=[.D153]/[.D152]-1" office:value-type="percentage" office:value="-0.00266030641991388" calcext:value-type="percentage">
            <text:p>0%</text:p>
          </table:table-cell>
          <table:table-cell table:formula="of:=[.E153]/[.E152]-1" office:value-type="percentage" office:value="-0.00676227759734094" calcext:value-type="percentage">
            <text:p>-1%</text:p>
          </table:table-cell>
          <table:table-cell table:formula="of:=[.F153]/[.F152]-1" office:value-type="percentage" office:value="-0.0011705202350214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.10</text:p>
          </table:table-cell>
          <table:table-cell table:style-name="ce13" office:value-type="float" office:value="1124.03542066667" calcext:value-type="float">
            <text:p>1124</text:p>
          </table:table-cell>
          <table:table-cell table:style-name="ce19" office:value-type="float" office:value="2407.91506466667" calcext:value-type="float">
            <text:p>2408</text:p>
          </table:table-cell>
          <table:table-cell table:style-name="ce24" office:value-type="float" office:value="4813.99434766667" calcext:value-type="float">
            <text:p>4814</text:p>
          </table:table-cell>
          <table:table-cell table:formula="of:=[.D154]/[.D153]-1" office:value-type="percentage" office:value="0.0271930365885751" calcext:value-type="percentage">
            <text:p>3%</text:p>
          </table:table-cell>
          <table:table-cell table:formula="of:=[.E154]/[.E153]-1" office:value-type="percentage" office:value="0.0218211483983053" calcext:value-type="percentage">
            <text:p>2%</text:p>
          </table:table-cell>
          <table:table-cell table:formula="of:=[.F154]/[.F153]-1" office:value-type="percentage" office:value="0.0070583148228125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2.79</text:p>
          </table:table-cell>
          <table:table-cell table:style-name="ce13" office:value-type="float" office:value="1078.92307133333" calcext:value-type="float">
            <text:p>1079</text:p>
          </table:table-cell>
          <table:table-cell table:style-name="ce19" office:value-type="float" office:value="2405.50544166667" calcext:value-type="float">
            <text:p>2406</text:p>
          </table:table-cell>
          <table:table-cell table:style-name="ce24" office:value-type="float" office:value="4871.52621133333" calcext:value-type="float">
            <text:p>4872</text:p>
          </table:table-cell>
          <table:table-cell table:formula="of:=[.D155]/[.D154]-1" office:value-type="percentage" office:value="-0.0401342773580781" calcext:value-type="percentage">
            <text:p>-4%</text:p>
          </table:table-cell>
          <table:table-cell table:formula="of:=[.E155]/[.E154]-1" office:value-type="percentage" office:value="-0.00100070930048923" calcext:value-type="percentage">
            <text:p>0%</text:p>
          </table:table-cell>
          <table:table-cell table:formula="of:=[.F155]/[.F154]-1" office:value-type="percentage" office:value="0.0119509620310512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3.8</text:p>
          </table:table-cell>
          <table:table-cell table:style-name="ce13" office:value-type="float" office:value="1115.248085" calcext:value-type="float">
            <text:p>1115</text:p>
          </table:table-cell>
          <table:table-cell table:style-name="ce19" office:value-type="float" office:value="2439.18765833333" calcext:value-type="float">
            <text:p>2439</text:p>
          </table:table-cell>
          <table:table-cell table:style-name="ce24" office:value-type="float" office:value="4871.513538" calcext:value-type="float">
            <text:p>4872</text:p>
          </table:table-cell>
          <table:table-cell table:formula="of:=[.D156]/[.D155]-1" office:value-type="percentage" office:value="0.0336678440120663" calcext:value-type="percentage">
            <text:p>3%</text:p>
          </table:table-cell>
          <table:table-cell table:formula="of:=[.E156]/[.E155]-1" office:value-type="percentage" office:value="0.014002136965994" calcext:value-type="percentage">
            <text:p>1%</text:p>
          </table:table-cell>
          <table:table-cell table:formula="of:=[.F156]/[.F155]-1" office:value-type="percentage" office:value="-0.00000260151188358204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4.111</text:p>
          </table:table-cell>
          <table:table-cell table:style-name="ce13" office:value-type="float" office:value="1082.87825733333" calcext:value-type="float">
            <text:p>1083</text:p>
          </table:table-cell>
          <table:table-cell table:style-name="ce19" office:value-type="float" office:value="2405.634633" calcext:value-type="float">
            <text:p>2406</text:p>
          </table:table-cell>
          <table:table-cell table:style-name="ce24" office:value-type="float" office:value="4890.06349466667" calcext:value-type="float">
            <text:p>4890</text:p>
          </table:table-cell>
          <table:table-cell table:formula="of:=[.D157]/[.D156]-1" office:value-type="percentage" office:value="-0.0290247776275445" calcext:value-type="percentage">
            <text:p>-3%</text:p>
          </table:table-cell>
          <table:table-cell table:formula="of:=[.E157]/[.E156]-1" office:value-type="percentage" office:value="-0.0137558195732493" calcext:value-type="percentage">
            <text:p>-1%</text:p>
          </table:table-cell>
          <table:table-cell table:formula="of:=[.F157]/[.F156]-1" office:value-type="percentage" office:value="0.00380784257746014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5.7</text:p>
          </table:table-cell>
          <table:table-cell table:style-name="ce13" office:value-type="float" office:value="1074.54007066667" calcext:value-type="float">
            <text:p>1075</text:p>
          </table:table-cell>
          <table:table-cell table:style-name="ce19" office:value-type="float" office:value="2381.30637966667" calcext:value-type="float">
            <text:p>2381</text:p>
          </table:table-cell>
          <table:table-cell table:style-name="ce24" office:value-type="float" office:value="4884.096492" calcext:value-type="float">
            <text:p>4884</text:p>
          </table:table-cell>
          <table:table-cell table:formula="of:=[.D158]/[.D157]-1" office:value-type="percentage" office:value="-0.00770002224182931" calcext:value-type="percentage">
            <text:p>-1%</text:p>
          </table:table-cell>
          <table:table-cell table:formula="of:=[.E158]/[.E157]-1" office:value-type="percentage" office:value="-0.0101130292188182" calcext:value-type="percentage">
            <text:p>-1%</text:p>
          </table:table-cell>
          <table:table-cell table:formula="of:=[.F158]/[.F157]-1" office:value-type="percentage" office:value="-0.00122023009991135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6.11</text:p>
          </table:table-cell>
          <table:table-cell table:style-name="ce13" office:value-type="float" office:value="1078.11786966667" calcext:value-type="float">
            <text:p>1078</text:p>
          </table:table-cell>
          <table:table-cell table:style-name="ce19" office:value-type="float" office:value="2397.43743266667" calcext:value-type="float">
            <text:p>2397</text:p>
          </table:table-cell>
          <table:table-cell table:style-name="ce24" office:value-type="float" office:value="4892.319253" calcext:value-type="float">
            <text:p>4892</text:p>
          </table:table-cell>
          <table:table-cell table:formula="of:=[.D159]/[.D158]-1" office:value-type="percentage" office:value="0.00332960966060591" calcext:value-type="percentage">
            <text:p>0%</text:p>
          </table:table-cell>
          <table:table-cell table:formula="of:=[.E159]/[.E158]-1" office:value-type="percentage" office:value="0.00677403510011909" calcext:value-type="percentage">
            <text:p>1%</text:p>
          </table:table-cell>
          <table:table-cell table:formula="of:=[.F159]/[.F158]-1" office:value-type="percentage" office:value="0.00168357873630631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7.10</text:p>
          </table:table-cell>
          <table:table-cell table:style-name="ce13" office:value-type="float" office:value="1088.54822166667" calcext:value-type="float">
            <text:p>1089</text:p>
          </table:table-cell>
          <table:table-cell table:style-name="ce19" office:value-type="float" office:value="2424.380746" calcext:value-type="float">
            <text:p>2424</text:p>
          </table:table-cell>
          <table:table-cell table:style-name="ce24" office:value-type="float" office:value="4896.670481" calcext:value-type="float">
            <text:p>4897</text:p>
          </table:table-cell>
          <table:table-cell table:formula="of:=[.D160]/[.D159]-1" office:value-type="percentage" office:value="0.00967459337560639" calcext:value-type="percentage">
            <text:p>1%</text:p>
          </table:table-cell>
          <table:table-cell table:formula="of:=[.E160]/[.E159]-1" office:value-type="percentage" office:value="0.0112383801830278" calcext:value-type="percentage">
            <text:p>1%</text:p>
          </table:table-cell>
          <table:table-cell table:formula="of:=[.F160]/[.F159]-1" office:value-type="percentage" office:value="0.0008893998480030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8.13</text:p>
          </table:table-cell>
          <table:table-cell table:style-name="ce13" office:value-type="float" office:value="985.943035333333" calcext:value-type="float">
            <text:p>986</text:p>
          </table:table-cell>
          <table:table-cell table:style-name="ce19" office:value-type="float" office:value="2320.459227" calcext:value-type="float">
            <text:p>2320</text:p>
          </table:table-cell>
          <table:table-cell table:style-name="ce24" office:value-type="float" office:value="4688.43642633333" calcext:value-type="float">
            <text:p>4688</text:p>
          </table:table-cell>
          <table:table-cell table:formula="of:=[.D161]/[.D160]-1" office:value-type="percentage" office:value="-0.0942587423240092" calcext:value-type="percentage">
            <text:p>-9%</text:p>
          </table:table-cell>
          <table:table-cell table:formula="of:=[.E161]/[.E160]-1" office:value-type="percentage" office:value="-0.042865180797802" calcext:value-type="percentage">
            <text:p>-4%</text:p>
          </table:table-cell>
          <table:table-cell table:formula="of:=[.F161]/[.F160]-1" office:value-type="percentage" office:value="-0.0425256417548735" calcext:value-type="percentage">
            <text:p>-4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9.11</text:p>
          </table:table-cell>
          <table:table-cell table:style-name="ce13" office:value-type="float" office:value="1009.899007" calcext:value-type="float">
            <text:p>1010</text:p>
          </table:table-cell>
          <table:table-cell table:style-name="ce19" office:value-type="float" office:value="2338.47921366667" calcext:value-type="float">
            <text:p>2338</text:p>
          </table:table-cell>
          <table:table-cell table:style-name="ce24" office:value-type="float" office:value="4714.848205" calcext:value-type="float">
            <text:p>4715</text:p>
          </table:table-cell>
          <table:table-cell table:formula="of:=[.D162]/[.D161]-1" office:value-type="percentage" office:value="0.0242975210617191" calcext:value-type="percentage">
            <text:p>2%</text:p>
          </table:table-cell>
          <table:table-cell table:formula="of:=[.E162]/[.E161]-1" office:value-type="percentage" office:value="0.00776569846907726" calcext:value-type="percentage">
            <text:p>1%</text:p>
          </table:table-cell>
          <table:table-cell table:formula="of:=[.F162]/[.F161]-1" office:value-type="percentage" office:value="0.00563338739506514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0.101</text:p>
          </table:table-cell>
          <table:table-cell table:style-name="ce13" office:value-type="float" office:value="1067.46729233333" calcext:value-type="float">
            <text:p>1067</text:p>
          </table:table-cell>
          <table:table-cell table:style-name="ce19" office:value-type="float" office:value="2389.899164" calcext:value-type="float">
            <text:p>2390</text:p>
          </table:table-cell>
          <table:table-cell table:style-name="ce24" office:value-type="float" office:value="4746.02502733333" calcext:value-type="float">
            <text:p>4746</text:p>
          </table:table-cell>
          <table:table-cell table:formula="of:=[.D163]/[.D162]-1" office:value-type="percentage" office:value="0.0570040023153822" calcext:value-type="percentage">
            <text:p>6%</text:p>
          </table:table-cell>
          <table:table-cell table:formula="of:=[.E163]/[.E162]-1" office:value-type="percentage" office:value="0.02198862834992" calcext:value-type="percentage">
            <text:p>2%</text:p>
          </table:table-cell>
          <table:table-cell table:formula="of:=[.F163]/[.F162]-1" office:value-type="percentage" office:value="0.00661247636780082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1.10</text:p>
          </table:table-cell>
          <table:table-cell table:style-name="ce13" office:value-type="float" office:value="1076.752355" calcext:value-type="float">
            <text:p>1077</text:p>
          </table:table-cell>
          <table:table-cell table:style-name="ce19" office:value-type="float" office:value="2407.08926433333" calcext:value-type="float">
            <text:p>2407</text:p>
          </table:table-cell>
          <table:table-cell table:style-name="ce24" office:value-type="float" office:value="4764.30785733333" calcext:value-type="float">
            <text:p>4764</text:p>
          </table:table-cell>
          <table:table-cell table:formula="of:=[.D164]/[.D163]-1" office:value-type="percentage" office:value="0.00869821748484134" calcext:value-type="percentage">
            <text:p>1%</text:p>
          </table:table-cell>
          <table:table-cell table:formula="of:=[.E164]/[.E163]-1" office:value-type="percentage" office:value="0.00719281407026351" calcext:value-type="percentage">
            <text:p>1%</text:p>
          </table:table-cell>
          <table:table-cell table:formula="of:=[.F164]/[.F163]-1" office:value-type="percentage" office:value="0.00385224053701871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2.58</text:p>
          </table:table-cell>
          <table:table-cell table:style-name="ce13" office:value-type="float" office:value="1113.039101" calcext:value-type="float">
            <text:p>1113</text:p>
          </table:table-cell>
          <table:table-cell table:style-name="ce19" office:value-type="float" office:value="2968.51686533333" calcext:value-type="float">
            <text:p>2969</text:p>
          </table:table-cell>
          <table:table-cell table:style-name="ce24" office:value-type="float" office:value="6462.785065" calcext:value-type="float">
            <text:p>6463</text:p>
          </table:table-cell>
          <table:table-cell table:formula="of:=[.D165]/[.D164]-1" office:value-type="percentage" office:value="0.0337001779763928" calcext:value-type="percentage">
            <text:p>3%</text:p>
          </table:table-cell>
          <table:table-cell table:formula="of:=[.E165]/[.E164]-1" office:value-type="percentage" office:value="0.233239211074914" calcext:value-type="percentage">
            <text:p>23%</text:p>
          </table:table-cell>
          <table:table-cell table:formula="of:=[.F165]/[.F164]-1" office:value-type="percentage" office:value="0.356500305716461" calcext:value-type="percentage">
            <text:p>36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3.11</text:p>
          </table:table-cell>
          <table:table-cell table:style-name="ce13" office:value-type="float" office:value="1115.56131733333" calcext:value-type="float">
            <text:p>1116</text:p>
          </table:table-cell>
          <table:table-cell table:style-name="ce19" office:value-type="float" office:value="2954.57507633333" calcext:value-type="float">
            <text:p>2955</text:p>
          </table:table-cell>
          <table:table-cell table:style-name="ce24" office:value-type="float" office:value="6486.050967" calcext:value-type="float">
            <text:p>6486</text:p>
          </table:table-cell>
          <table:table-cell table:formula="of:=[.D166]/[.D165]-1" office:value-type="percentage" office:value="0.0022660626487101" calcext:value-type="percentage">
            <text:p>0%</text:p>
          </table:table-cell>
          <table:table-cell table:formula="of:=[.E166]/[.E165]-1" office:value-type="percentage" office:value="-0.00469655037598526" calcext:value-type="percentage">
            <text:p>0%</text:p>
          </table:table-cell>
          <table:table-cell table:formula="of:=[.F166]/[.F165]-1" office:value-type="percentage" office:value="0.00359998077701817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4.66</text:p>
          </table:table-cell>
          <table:table-cell table:style-name="ce13" office:value-type="float" office:value="1123.84418066667" calcext:value-type="float">
            <text:p>1124</text:p>
          </table:table-cell>
          <table:table-cell table:style-name="ce19" office:value-type="float" office:value="2931.96662533333" calcext:value-type="float">
            <text:p>2932</text:p>
          </table:table-cell>
          <table:table-cell table:style-name="ce24" office:value-type="float" office:value="6443.56056366667" calcext:value-type="float">
            <text:p>6444</text:p>
          </table:table-cell>
          <table:table-cell table:formula="of:=[.D167]/[.D166]-1" office:value-type="percentage" office:value="0.00742483914119529" calcext:value-type="percentage">
            <text:p>1%</text:p>
          </table:table-cell>
          <table:table-cell table:formula="of:=[.E167]/[.E166]-1" office:value-type="percentage" office:value="-0.00765201438985175" calcext:value-type="percentage">
            <text:p>-1%</text:p>
          </table:table-cell>
          <table:table-cell table:formula="of:=[.F167]/[.F166]-1" office:value-type="percentage" office:value="-0.00655104370124671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5.10</text:p>
          </table:table-cell>
          <table:table-cell table:style-name="ce13" office:value-type="float" office:value="1125.13666" calcext:value-type="float">
            <text:p>1125</text:p>
          </table:table-cell>
          <table:table-cell table:style-name="ce19" office:value-type="float" office:value="2993.79520366667" calcext:value-type="float">
            <text:p>2994</text:p>
          </table:table-cell>
          <table:table-cell table:style-name="ce24" office:value-type="float" office:value="6536.370115" calcext:value-type="float">
            <text:p>6536</text:p>
          </table:table-cell>
          <table:table-cell table:formula="of:=[.D168]/[.D167]-1" office:value-type="percentage" office:value="0.00115005207622576" calcext:value-type="percentage">
            <text:p>0%</text:p>
          </table:table-cell>
          <table:table-cell table:formula="of:=[.E168]/[.E167]-1" office:value-type="percentage" office:value="0.0210877497032598" calcext:value-type="percentage">
            <text:p>2%</text:p>
          </table:table-cell>
          <table:table-cell table:formula="of:=[.F168]/[.F167]-1" office:value-type="percentage" office:value="0.0144034575940288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6.7</text:p>
          </table:table-cell>
          <table:table-cell table:style-name="ce13" office:value-type="float" office:value="1131.73918866667" calcext:value-type="float">
            <text:p>1132</text:p>
          </table:table-cell>
          <table:table-cell table:style-name="ce19" office:value-type="float" office:value="3040.13881366667" calcext:value-type="float">
            <text:p>3040</text:p>
          </table:table-cell>
          <table:table-cell table:style-name="ce24" office:value-type="float" office:value="6560.106015" calcext:value-type="float">
            <text:p>6560</text:p>
          </table:table-cell>
          <table:table-cell table:formula="of:=[.D169]/[.D168]-1" office:value-type="percentage" office:value="0.00586820152733281" calcext:value-type="percentage">
            <text:p>1%</text:p>
          </table:table-cell>
          <table:table-cell table:formula="of:=[.E169]/[.E168]-1" office:value-type="percentage" office:value="0.0154798865143615" calcext:value-type="percentage">
            <text:p>2%</text:p>
          </table:table-cell>
          <table:table-cell table:formula="of:=[.F169]/[.F168]-1" office:value-type="percentage" office:value="0.003631358014065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7.8</text:p>
          </table:table-cell>
          <table:table-cell table:style-name="ce13" office:value-type="float" office:value="1143.21841166667" calcext:value-type="float">
            <text:p>1143</text:p>
          </table:table-cell>
          <table:table-cell table:style-name="ce19" office:value-type="float" office:value="3004.56470833333" calcext:value-type="float">
            <text:p>3005</text:p>
          </table:table-cell>
          <table:table-cell table:style-name="ce24" office:value-type="float" office:value="6522.071631" calcext:value-type="float">
            <text:p>6522</text:p>
          </table:table-cell>
          <table:table-cell table:formula="of:=[.D170]/[.D169]-1" office:value-type="percentage" office:value="0.0101429932929369" calcext:value-type="percentage">
            <text:p>1%</text:p>
          </table:table-cell>
          <table:table-cell table:formula="of:=[.E170]/[.E169]-1" office:value-type="percentage" office:value="-0.0117014740160613" calcext:value-type="percentage">
            <text:p>-1%</text:p>
          </table:table-cell>
          <table:table-cell table:formula="of:=[.F170]/[.F169]-1" office:value-type="percentage" office:value="-0.00579783069252737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8.30</text:p>
          </table:table-cell>
          <table:table-cell table:style-name="ce13" office:value-type="float" office:value="1137.46362933333" calcext:value-type="float">
            <text:p>1137</text:p>
          </table:table-cell>
          <table:table-cell table:style-name="ce19" office:value-type="float" office:value="3037.512506" calcext:value-type="float">
            <text:p>3038</text:p>
          </table:table-cell>
          <table:table-cell table:style-name="ce24" office:value-type="float" office:value="6546.72113733333" calcext:value-type="float">
            <text:p>6547</text:p>
          </table:table-cell>
          <table:table-cell table:formula="of:=[.D171]/[.D170]-1" office:value-type="percentage" office:value="-0.00503384329242063" calcext:value-type="percentage">
            <text:p>-1%</text:p>
          </table:table-cell>
          <table:table-cell table:formula="of:=[.E171]/[.E170]-1" office:value-type="percentage" office:value="0.0109659138228202" calcext:value-type="percentage">
            <text:p>1%</text:p>
          </table:table-cell>
          <table:table-cell table:formula="of:=[.F171]/[.F170]-1" office:value-type="percentage" office:value="0.0037793982844605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3.19.8</text:p>
          </table:table-cell>
          <table:table-cell table:style-name="ce13" office:value-type="float" office:value="1137.014508" calcext:value-type="float">
            <text:p>1137</text:p>
          </table:table-cell>
          <table:table-cell table:style-name="ce19" office:value-type="float" office:value="3014.75062533333" calcext:value-type="float">
            <text:p>3015</text:p>
          </table:table-cell>
          <table:table-cell table:style-name="ce24" office:value-type="float" office:value="6459.94404633333" calcext:value-type="float">
            <text:p>6460</text:p>
          </table:table-cell>
          <table:table-cell table:formula="of:=[.D172]/[.D171]-1" office:value-type="percentage" office:value="-0.000394844566232955" calcext:value-type="percentage">
            <text:p>0%</text:p>
          </table:table-cell>
          <table:table-cell table:formula="of:=[.E172]/[.E171]-1" office:value-type="percentage" office:value="-0.00749359241211633" calcext:value-type="percentage">
            <text:p>-1%</text:p>
          </table:table-cell>
          <table:table-cell table:formula="of:=[.F172]/[.F171]-1" office:value-type="percentage" office:value="-0.0132550461795516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0.9</text:p>
          </table:table-cell>
          <table:table-cell table:style-name="ce13" office:value-type="float" office:value="1151.48928933333" calcext:value-type="float">
            <text:p>1151</text:p>
          </table:table-cell>
          <table:table-cell table:style-name="ce19" office:value-type="float" office:value="3021.38394566667" calcext:value-type="float">
            <text:p>3021</text:p>
          </table:table-cell>
          <table:table-cell table:style-name="ce24" office:value-type="float" office:value="6510.424549" calcext:value-type="float">
            <text:p>6510</text:p>
          </table:table-cell>
          <table:table-cell table:formula="of:=[.D173]/[.D172]-1" office:value-type="percentage" office:value="0.0127305159533901" calcext:value-type="percentage">
            <text:p>1%</text:p>
          </table:table-cell>
          <table:table-cell table:formula="of:=[.E173]/[.E172]-1" office:value-type="percentage" office:value="0.00220028823531848" calcext:value-type="percentage">
            <text:p>0%</text:p>
          </table:table-cell>
          <table:table-cell table:formula="of:=[.F173]/[.F172]-1" office:value-type="percentage" office:value="0.00781438698301451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1.21</text:p>
          </table:table-cell>
          <table:table-cell table:style-name="ce13" office:value-type="float" office:value="1138.661774" calcext:value-type="float">
            <text:p>1139</text:p>
          </table:table-cell>
          <table:table-cell table:style-name="ce19" office:value-type="float" office:value="2995.04266066667" calcext:value-type="float">
            <text:p>2995</text:p>
          </table:table-cell>
          <table:table-cell table:style-name="ce24" office:value-type="float" office:value="6479.561589" calcext:value-type="float">
            <text:p>6480</text:p>
          </table:table-cell>
          <table:table-cell table:formula="of:=[.D174]/[.D173]-1" office:value-type="percentage" office:value="-0.0111399345631401" calcext:value-type="percentage">
            <text:p>-1%</text:p>
          </table:table-cell>
          <table:table-cell table:formula="of:=[.E174]/[.E173]-1" office:value-type="percentage" office:value="-0.00871828455889534" calcext:value-type="percentage">
            <text:p>-1%</text:p>
          </table:table-cell>
          <table:table-cell table:formula="of:=[.F174]/[.F173]-1" office:value-type="percentage" office:value="-0.00474054491649722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2.8</text:p>
          </table:table-cell>
          <table:table-cell table:style-name="ce13" office:value-type="float" office:value="1129.920078" calcext:value-type="float">
            <text:p>1130</text:p>
          </table:table-cell>
          <table:table-cell table:style-name="ce19" office:value-type="float" office:value="2991.90359266667" calcext:value-type="float">
            <text:p>2992</text:p>
          </table:table-cell>
          <table:table-cell table:style-name="ce24" office:value-type="float" office:value="6531.85037" calcext:value-type="float">
            <text:p>6532</text:p>
          </table:table-cell>
          <table:table-cell table:formula="of:=[.D175]/[.D174]-1" office:value-type="percentage" office:value="-0.007677166477005" calcext:value-type="percentage">
            <text:p>-1%</text:p>
          </table:table-cell>
          <table:table-cell table:formula="of:=[.E175]/[.E174]-1" office:value-type="percentage" office:value="-0.00104808790913891" calcext:value-type="percentage">
            <text:p>0%</text:p>
          </table:table-cell>
          <table:table-cell table:formula="of:=[.F175]/[.F174]-1" office:value-type="percentage" office:value="0.00806980229785426" calcext:value-type="percentage">
            <text:p>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3.6</text:p>
          </table:table-cell>
          <table:table-cell table:style-name="ce13" office:value-type="float" office:value="1124.46042533333" calcext:value-type="float">
            <text:p>1124</text:p>
          </table:table-cell>
          <table:table-cell table:style-name="ce19" office:value-type="float" office:value="3009.217319" calcext:value-type="float">
            <text:p>3009</text:p>
          </table:table-cell>
          <table:table-cell table:style-name="ce24" office:value-type="float" office:value="6482.34641033333" calcext:value-type="float">
            <text:p>6482</text:p>
          </table:table-cell>
          <table:table-cell table:formula="of:=[.D176]/[.D175]-1" office:value-type="percentage" office:value="-0.00483189277982732" calcext:value-type="percentage">
            <text:p>0%</text:p>
          </table:table-cell>
          <table:table-cell table:formula="of:=[.E176]/[.E175]-1" office:value-type="percentage" office:value="0.00578685970221993" calcext:value-type="percentage">
            <text:p>1%</text:p>
          </table:table-cell>
          <table:table-cell table:formula="of:=[.F176]/[.F175]-1" office:value-type="percentage" office:value="-0.00757885696433525" calcext:value-type="percentage">
            <text:p>-1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4.7</text:p>
          </table:table-cell>
          <table:table-cell table:style-name="ce13" office:value-type="float" office:value="1148.07441133333" calcext:value-type="float">
            <text:p>1148</text:p>
          </table:table-cell>
          <table:table-cell table:style-name="ce19" office:value-type="float" office:value="3031.600096" calcext:value-type="float">
            <text:p>3032</text:p>
          </table:table-cell>
          <table:table-cell table:style-name="ce24" office:value-type="float" office:value="6513.133791" calcext:value-type="float">
            <text:p>6513</text:p>
          </table:table-cell>
          <table:table-cell table:formula="of:=[.D177]/[.D176]-1" office:value-type="percentage" office:value="0.0210002819734629" calcext:value-type="percentage">
            <text:p>2%</text:p>
          </table:table-cell>
          <table:table-cell table:formula="of:=[.E177]/[.E176]-1" office:value-type="percentage" office:value="0.00743807263725249" calcext:value-type="percentage">
            <text:p>1%</text:p>
          </table:table-cell>
          <table:table-cell table:formula="of:=[.F177]/[.F176]-1" office:value-type="percentage" office:value="0.00474941922535832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5.1</text:p>
          </table:table-cell>
          <table:table-cell table:style-name="ce13" office:value-type="float" office:value="1135.764369" calcext:value-type="float">
            <text:p>1136</text:p>
          </table:table-cell>
          <table:table-cell table:style-name="ce19" office:value-type="float" office:value="3064.043378" calcext:value-type="float">
            <text:p>3064</text:p>
          </table:table-cell>
          <table:table-cell table:style-name="ce24" office:value-type="float" office:value="6544.70631766667" calcext:value-type="float">
            <text:p>6545</text:p>
          </table:table-cell>
          <table:table-cell table:formula="of:=[.D178]/[.D177]-1" office:value-type="percentage" office:value="-0.0107223383883573" calcext:value-type="percentage">
            <text:p>-1%</text:p>
          </table:table-cell>
          <table:table-cell table:formula="of:=[.E178]/[.E177]-1" office:value-type="percentage" office:value="0.0107017023923461" calcext:value-type="percentage">
            <text:p>1%</text:p>
          </table:table-cell>
          <table:table-cell table:formula="of:=[.F178]/[.F177]-1" office:value-type="percentage" office:value="0.00484751698334485" calcext:value-type="percentage">
            <text:p>0%</text:p>
          </table:table-cell>
        </table:table-row>
        <table:table-row table:style-name="ro1">
          <table:table-cell table:style-name="ce3"/>
          <table:table-cell table:style-name="ce8"/>
          <table:table-cell table:style-name="ce8" office:value-type="string" calcext:value-type="string">
            <text:p>4.6-rc3</text:p>
          </table:table-cell>
          <table:table-cell table:style-name="ce13" office:value-type="float" office:value="1120.705131" calcext:value-type="float">
            <text:p>1121</text:p>
          </table:table-cell>
          <table:table-cell table:style-name="ce19" office:value-type="float" office:value="3003.75925366667" calcext:value-type="float">
            <text:p>3004</text:p>
          </table:table-cell>
          <table:table-cell table:style-name="ce24" office:value-type="float" office:value="6525.22072133333" calcext:value-type="float">
            <text:p>6525</text:p>
          </table:table-cell>
          <table:table-cell table:formula="of:=[.D179]/[.D178]-1" office:value-type="percentage" office:value="-0.0132591217078408" calcext:value-type="percentage">
            <text:p>-1%</text:p>
          </table:table-cell>
          <table:table-cell table:formula="of:=[.E179]/[.E178]-1" office:value-type="percentage" office:value="-0.0196746967638165" calcext:value-type="percentage">
            <text:p>-2%</text:p>
          </table:table-cell>
          <table:table-cell table:formula="of:=[.F179]/[.F178]-1" office:value-type="percentage" office:value="-0.00297730645006034" calcext:value-type="percentage">
            <text:p>0%</text:p>
          </table:table-cell>
        </table:table-row>
        <table:table-row table:style-name="ro1">
          <table:table-cell table:style-name="ce5"/>
          <table:table-cell table:style-name="ce10"/>
          <table:table-cell table:style-name="ce10" office:value-type="string" calcext:value-type="string">
            <text:p>4.6.</text:p>
          </table:table-cell>
          <table:table-cell table:style-name="ce15" office:value-type="float" office:value="1100.64789066667" calcext:value-type="float">
            <text:p>1101</text:p>
          </table:table-cell>
          <table:table-cell table:style-name="ce21" office:value-type="float" office:value="3011.45014266667" calcext:value-type="float">
            <text:p>3011</text:p>
          </table:table-cell>
          <table:table-cell table:style-name="ce26" office:value-type="float" office:value="6547.04316166667" calcext:value-type="float">
            <text:p>6547</text:p>
          </table:table-cell>
          <table:table-cell table:formula="of:=[.D180]/[.D179]-1" office:value-type="percentage" office:value="-0.017896982692881" calcext:value-type="percentage">
            <text:p>-2%</text:p>
          </table:table-cell>
          <table:table-cell table:formula="of:=[.E180]/[.E179]-1" office:value-type="percentage" office:value="0.00256042124235223" calcext:value-type="percentage">
            <text:p>0%</text:p>
          </table:table-cell>
          <table:table-cell table:formula="of:=[.F180]/[.F179]-1" office:value-type="percentage" office:value="0.00334432217166136" calcext:value-type="percentage">
            <text:p>0%</text:p>
          </table:table-cell>
        </table:table-row>
        <table:table-row table:style-name="ro1" table:number-rows-repeated="104839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01:29:05.809620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9T01:34:04.355597762</dc:date>
    <meta:editing-duration>PT37M2S</meta:editing-duration>
    <meta:editing-cycles>22</meta:editing-cycles>
    <meta:generator>LibreOffice/5.0.6.2$Linux_X86_64 LibreOffice_project/00$Build-2</meta:generator>
    <meta:document-statistic meta:table-count="2" meta:cell-count="1064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title svg:x="5.388cm" svg:y="0.39cm" chart:style-name="ch2">
          <text:p>pgbench - read-only, small data set</text:p>
        </chart:title>
        <chart:subtitle svg:x="6.584cm" svg:y="1.591cm" chart:style-name="ch3">
          <text:p>scale 30 (450MB, fits into shared buffers)</text:p>
        </chart:subtitle>
        <chart:legend chart:legend-position="bottom" svg:x="8.089cm" svg:y="11.918cm" style:legend-expansion="wide" chart:style-name="ch4"/>
        <chart:plot-area chart:style-name="ch5" table:cell-range-address="charts.C1:charts.F30" chart:data-source-has-labels="both" svg:x="1.539cm" svg:y="2.528cm" svg:width="18.376cm" svg:height="9.136cm">
          <chartooo:coordinate-region svg:x="2.716cm" svg:y="2.727cm" svg:width="17cm" svg:height="7.364cm"/>
          <chart:axis chart:dimension="x" chart:name="primary-x" chart:style-name="ch6" chartooo:axis-type="auto">
            <chartooo:date-scale/>
            <chart:categories table:cell-range-address="charts.C2:charts.C30"/>
          </chart:axis>
          <chart:axis chart:dimension="y" chart:name="primary-y" chart:style-name="ch7">
            <chart:title svg:x="0.451cm" svg:y="7.431cm" chart:style-name="ch8">
              <text:p>tps</text:p>
            </chart:title>
            <chart:grid chart:style-name="ch9" chart:class="major"/>
          </chart:axis>
          <chart:series chart:style-name="ch10" chart:values-cell-range-address="charts.D2:charts.D30" chart:label-cell-address="charts.D1:charts.D1" chart:class="chart:line">
            <chart:data-point chart:repeated="29"/>
          </chart:series>
          <chart:series chart:style-name="ch11" chart:values-cell-range-address="charts.E2:charts.E30" chart:label-cell-address="charts.E1:charts.E1" chart:class="chart:line">
            <chart:data-point chart:repeated="29"/>
          </chart:series>
          <chart:series chart:style-name="ch12" chart:values-cell-range-address="charts.F2:charts.F30" chart:label-cell-address="charts.F1:charts.F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:charts.D1</svg:desc>
                </draw:g>
              </table:table-cell>
              <table:table-cell office:value-type="string">
                <text:p>4</text:p>
                <draw:g>
                  <svg:desc>charts.E1:charts.E1</svg:desc>
                </draw:g>
              </table:table-cell>
              <table:table-cell office:value-type="string">
                <text:p>16</text:p>
                <draw:g>
                  <svg:desc>charts.F1:char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2:charts.C30</svg:desc>
                </draw:g>
              </table:table-cell>
              <table:table-cell office:value-type="float" office:value="18591.6879583333">
                <text:p>18591.6879583333</text:p>
                <draw:g>
                  <svg:desc>charts.D2:charts.D30</svg:desc>
                </draw:g>
              </table:table-cell>
              <table:table-cell office:value-type="float" office:value="56285.449851">
                <text:p>56285.449851</text:p>
                <draw:g>
                  <svg:desc>charts.E2:charts.E30</svg:desc>
                </draw:g>
              </table:table-cell>
              <table:table-cell office:value-type="float" office:value="56123.8189496667">
                <text:p>56123.8189496667</text:p>
                <draw:g>
                  <svg:desc>charts.F2:charts.F30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8193.4205643333">
                <text:p>18193.4205643333</text:p>
              </table:table-cell>
              <table:table-cell office:value-type="float" office:value="55587.129755">
                <text:p>55587.129755</text:p>
              </table:table-cell>
              <table:table-cell office:value-type="float" office:value="55812.959723">
                <text:p>55812.959723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18483.8749403333">
                <text:p>18483.8749403333</text:p>
              </table:table-cell>
              <table:table-cell office:value-type="float" office:value="55984.6832873333">
                <text:p>55984.6832873333</text:p>
              </table:table-cell>
              <table:table-cell office:value-type="float" office:value="56815.8325546667">
                <text:p>56815.832554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18568.7927356667">
                <text:p>18568.7927356667</text:p>
              </table:table-cell>
              <table:table-cell office:value-type="float" office:value="56248.985909">
                <text:p>56248.985909</text:p>
              </table:table-cell>
              <table:table-cell office:value-type="float" office:value="52504.062211">
                <text:p>52504.062211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18749.630828">
                <text:p>18749.630828</text:p>
              </table:table-cell>
              <table:table-cell office:value-type="float" office:value="56618.6610133333">
                <text:p>56618.6610133333</text:p>
              </table:table-cell>
              <table:table-cell office:value-type="float" office:value="57725.1969066667">
                <text:p>57725.1969066667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19136.3480236667">
                <text:p>19136.3480236667</text:p>
              </table:table-cell>
              <table:table-cell office:value-type="float" office:value="57334.7838963333">
                <text:p>57334.7838963333</text:p>
              </table:table-cell>
              <table:table-cell office:value-type="float" office:value="57455.3956776667">
                <text:p>57455.395677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18747.065312">
                <text:p>18747.065312</text:p>
              </table:table-cell>
              <table:table-cell office:value-type="float" office:value="56695.5082553333">
                <text:p>56695.5082553333</text:p>
              </table:table-cell>
              <table:table-cell office:value-type="float" office:value="56827.2427573333">
                <text:p>56827.2427573333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18929.1240126667">
                <text:p>18929.1240126667</text:p>
              </table:table-cell>
              <table:table-cell office:value-type="float" office:value="56966.5723563333">
                <text:p>56966.5723563333</text:p>
              </table:table-cell>
              <table:table-cell office:value-type="float" office:value="56642.9331273333">
                <text:p>56642.9331273333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18806.0816243333">
                <text:p>18806.0816243333</text:p>
              </table:table-cell>
              <table:table-cell office:value-type="float" office:value="56688.3508326667">
                <text:p>56688.3508326667</text:p>
              </table:table-cell>
              <table:table-cell office:value-type="float" office:value="56578.5766593333">
                <text:p>56578.5766593333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16569.9574896667">
                <text:p>16569.9574896667</text:p>
              </table:table-cell>
              <table:table-cell office:value-type="float" office:value="50259.3779326667">
                <text:p>50259.3779326667</text:p>
              </table:table-cell>
              <table:table-cell office:value-type="float" office:value="48964.7812906667">
                <text:p>48964.7812906667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6771.256423">
                <text:p>16771.256423</text:p>
              </table:table-cell>
              <table:table-cell office:value-type="float" office:value="50771.9727453333">
                <text:p>50771.9727453333</text:p>
              </table:table-cell>
              <table:table-cell office:value-type="float" office:value="49641.0221016667">
                <text:p>49641.0221016667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6619.3310746667">
                <text:p>16619.3310746667</text:p>
              </table:table-cell>
              <table:table-cell office:value-type="float" office:value="50306.7245543333">
                <text:p>50306.7245543333</text:p>
              </table:table-cell>
              <table:table-cell office:value-type="float" office:value="50830.7946746667">
                <text:p>50830.7946746667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6744.1577713333">
                <text:p>16744.1577713333</text:p>
              </table:table-cell>
              <table:table-cell office:value-type="float" office:value="50501.691832">
                <text:p>50501.691832</text:p>
              </table:table-cell>
              <table:table-cell office:value-type="float" office:value="64028.0253406667">
                <text:p>64028.0253406667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6401.893101">
                <text:p>16401.893101</text:p>
              </table:table-cell>
              <table:table-cell office:value-type="float" office:value="49706.3458733333">
                <text:p>49706.3458733333</text:p>
              </table:table-cell>
              <table:table-cell office:value-type="float" office:value="63301.5970856667">
                <text:p>63301.597085666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6623.757011">
                <text:p>16623.757011</text:p>
              </table:table-cell>
              <table:table-cell office:value-type="float" office:value="50380.5302463333">
                <text:p>50380.5302463333</text:p>
              </table:table-cell>
              <table:table-cell office:value-type="float" office:value="64563.3520026667">
                <text:p>64563.35200266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6368.250789">
                <text:p>16368.250789</text:p>
              </table:table-cell>
              <table:table-cell office:value-type="float" office:value="49701.6461733333">
                <text:p>49701.6461733333</text:p>
              </table:table-cell>
              <table:table-cell office:value-type="float" office:value="63007.1309656667">
                <text:p>63007.1309656667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6441.5415683333">
                <text:p>16441.5415683333</text:p>
              </table:table-cell>
              <table:table-cell office:value-type="float" office:value="49884.3518653333">
                <text:p>49884.3518653333</text:p>
              </table:table-cell>
              <table:table-cell office:value-type="float" office:value="64002.4144173333">
                <text:p>64002.4144173333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6685.6195033333">
                <text:p>16685.6195033333</text:p>
              </table:table-cell>
              <table:table-cell office:value-type="float" office:value="50509.0395666667">
                <text:p>50509.0395666667</text:p>
              </table:table-cell>
              <table:table-cell office:value-type="float" office:value="65304.838184">
                <text:p>65304.838184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6348.065793">
                <text:p>16348.065793</text:p>
              </table:table-cell>
              <table:table-cell office:value-type="float" office:value="49473.0737466667">
                <text:p>49473.0737466667</text:p>
              </table:table-cell>
              <table:table-cell office:value-type="float" office:value="63989.373978">
                <text:p>63989.373978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6184.654642">
                <text:p>16184.654642</text:p>
              </table:table-cell>
              <table:table-cell office:value-type="float" office:value="49429.2285216667">
                <text:p>49429.2285216667</text:p>
              </table:table-cell>
              <table:table-cell office:value-type="float" office:value="64369.823629">
                <text:p>64369.823629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6167.276568">
                <text:p>16167.276568</text:p>
              </table:table-cell>
              <table:table-cell office:value-type="float" office:value="49160.6295106667">
                <text:p>49160.6295106667</text:p>
              </table:table-cell>
              <table:table-cell office:value-type="float" office:value="63289.75203">
                <text:p>63289.7520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6262.9479226667">
                <text:p>16262.9479226667</text:p>
              </table:table-cell>
              <table:table-cell office:value-type="float" office:value="49733.645855">
                <text:p>49733.645855</text:p>
              </table:table-cell>
              <table:table-cell office:value-type="float" office:value="63780.295751">
                <text:p>63780.295751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6315.8909646667">
                <text:p>16315.8909646667</text:p>
              </table:table-cell>
              <table:table-cell office:value-type="float" office:value="49758.379419">
                <text:p>49758.379419</text:p>
              </table:table-cell>
              <table:table-cell office:value-type="float" office:value="64328.0448286667">
                <text:p>64328.0448286667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6304.6953833333">
                <text:p>16304.6953833333</text:p>
              </table:table-cell>
              <table:table-cell office:value-type="float" office:value="49466.0147246667">
                <text:p>49466.0147246667</text:p>
              </table:table-cell>
              <table:table-cell office:value-type="float" office:value="63992.205336">
                <text:p>63992.205336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6308.8150496667">
                <text:p>16308.8150496667</text:p>
              </table:table-cell>
              <table:table-cell office:value-type="float" office:value="50737.4956673333">
                <text:p>50737.4956673333</text:p>
              </table:table-cell>
              <table:table-cell office:value-type="float" office:value="64206.021953">
                <text:p>64206.021953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6333.0380763333">
                <text:p>16333.0380763333</text:p>
              </table:table-cell>
              <table:table-cell office:value-type="float" office:value="50840.9589736667">
                <text:p>50840.9589736667</text:p>
              </table:table-cell>
              <table:table-cell office:value-type="float" office:value="64020.5774286667">
                <text:p>64020.5774286667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6932.0009653333">
                <text:p>16932.0009653333</text:p>
              </table:table-cell>
              <table:table-cell office:value-type="float" office:value="51414.9958543333">
                <text:p>51414.9958543333</text:p>
              </table:table-cell>
              <table:table-cell office:value-type="float" office:value="64815.1116956667">
                <text:p>64815.111695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6466.7501443333">
                <text:p>16466.7501443333</text:p>
              </table:table-cell>
              <table:table-cell office:value-type="float" office:value="49888.483197">
                <text:p>49888.483197</text:p>
              </table:table-cell>
              <table:table-cell office:value-type="float" office:value="64784.3962313333">
                <text:p>64784.3962313333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6465.717413">
                <text:p>16465.717413</text:p>
              </table:table-cell>
              <table:table-cell office:value-type="float" office:value="50602.592115">
                <text:p>50602.592115</text:p>
              </table:table-cell>
              <table:table-cell office:value-type="float" office:value="64177.2372183333">
                <text:p>64177.237218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title svg:x="5.017cm" svg:y="0.39cm" chart:style-name="ch2">
          <text:p>pgbench - read-only, medium data set</text:p>
        </chart:title>
        <chart:subtitle svg:x="7.351cm" svg:y="1.591cm" chart:style-name="ch3">
          <text:p>scale 300 (4.5GB, fits into RAM)</text:p>
        </chart:subtitle>
        <chart:legend chart:legend-position="bottom" svg:x="8.089cm" svg:y="11.918cm" style:legend-expansion="wide" chart:style-name="ch4"/>
        <chart:plot-area chart:style-name="ch5" table:cell-range-address="charts.C31:charts.F60" chart:data-source-has-labels="both" svg:x="1.539cm" svg:y="2.528cm" svg:width="18.376cm" svg:height="9.136cm">
          <chartooo:coordinate-region svg:x="2.716cm" svg:y="2.727cm" svg:width="17cm" svg:height="7.364cm"/>
          <chart:axis chart:dimension="x" chart:name="primary-x" chart:style-name="ch6" chartooo:axis-type="auto">
            <chartooo:date-scale/>
            <chart:categories table:cell-range-address="charts.C32:charts.C60"/>
          </chart:axis>
          <chart:axis chart:dimension="y" chart:name="primary-y" chart:style-name="ch7">
            <chart:title svg:x="0.451cm" svg:y="7.431cm" chart:style-name="ch8">
              <text:p>tps</text:p>
            </chart:title>
            <chart:grid chart:style-name="ch9" chart:class="major"/>
          </chart:axis>
          <chart:series chart:style-name="ch10" chart:values-cell-range-address="charts.D32:charts.D60" chart:label-cell-address="charts.D31:charts.D31" chart:class="chart:line">
            <chart:data-point chart:repeated="29"/>
          </chart:series>
          <chart:series chart:style-name="ch11" chart:values-cell-range-address="charts.E32:charts.E60" chart:label-cell-address="charts.E31:charts.E31" chart:class="chart:line">
            <chart:data-point chart:repeated="29"/>
          </chart:series>
          <chart:series chart:style-name="ch12" chart:values-cell-range-address="charts.F32:charts.F60" chart:label-cell-address="charts.F31:charts.F3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31:charts.D31</svg:desc>
                </draw:g>
              </table:table-cell>
              <table:table-cell office:value-type="string">
                <text:p>4</text:p>
                <draw:g>
                  <svg:desc>charts.E31:charts.E31</svg:desc>
                </draw:g>
              </table:table-cell>
              <table:table-cell office:value-type="string">
                <text:p>16</text:p>
                <draw:g>
                  <svg:desc>charts.F31:charts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32:charts.C60</svg:desc>
                </draw:g>
              </table:table-cell>
              <table:table-cell office:value-type="float" office:value="17183.2366846667">
                <text:p>17183.2366846667</text:p>
                <draw:g>
                  <svg:desc>charts.D32:charts.D60</svg:desc>
                </draw:g>
              </table:table-cell>
              <table:table-cell office:value-type="float" office:value="51301.4775063333">
                <text:p>51301.4775063333</text:p>
                <draw:g>
                  <svg:desc>charts.E32:charts.E60</svg:desc>
                </draw:g>
              </table:table-cell>
              <table:table-cell office:value-type="float" office:value="61269.760734">
                <text:p>61269.760734</text:p>
                <draw:g>
                  <svg:desc>charts.F32:charts.F60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6721.2338876667">
                <text:p>16721.2338876667</text:p>
              </table:table-cell>
              <table:table-cell office:value-type="float" office:value="50960.506323">
                <text:p>50960.506323</text:p>
              </table:table-cell>
              <table:table-cell office:value-type="float" office:value="61724.6531336667">
                <text:p>61724.6531336667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16951.6905383333">
                <text:p>16951.6905383333</text:p>
              </table:table-cell>
              <table:table-cell office:value-type="float" office:value="51862.7663766667">
                <text:p>51862.7663766667</text:p>
              </table:table-cell>
              <table:table-cell office:value-type="float" office:value="62111.7180556667">
                <text:p>62111.718055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17179.9857616667">
                <text:p>17179.9857616667</text:p>
              </table:table-cell>
              <table:table-cell office:value-type="float" office:value="51216.475771">
                <text:p>51216.475771</text:p>
              </table:table-cell>
              <table:table-cell office:value-type="float" office:value="62638.4138353333">
                <text:p>62638.4138353333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17324.5859653333">
                <text:p>17324.5859653333</text:p>
              </table:table-cell>
              <table:table-cell office:value-type="float" office:value="51607.3988736667">
                <text:p>51607.3988736667</text:p>
              </table:table-cell>
              <table:table-cell office:value-type="float" office:value="63037.3623733333">
                <text:p>63037.3623733333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17564.0852266667">
                <text:p>17564.0852266667</text:p>
              </table:table-cell>
              <table:table-cell office:value-type="float" office:value="52323.8917523333">
                <text:p>52323.8917523333</text:p>
              </table:table-cell>
              <table:table-cell office:value-type="float" office:value="64197.1016253333">
                <text:p>64197.1016253333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17338.723008">
                <text:p>17338.723008</text:p>
              </table:table-cell>
              <table:table-cell office:value-type="float" office:value="51583.9637863333">
                <text:p>51583.9637863333</text:p>
              </table:table-cell>
              <table:table-cell office:value-type="float" office:value="63420.320551">
                <text:p>63420.320551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17469.2392973333">
                <text:p>17469.2392973333</text:p>
              </table:table-cell>
              <table:table-cell office:value-type="float" office:value="52138.2305246667">
                <text:p>52138.2305246667</text:p>
              </table:table-cell>
              <table:table-cell office:value-type="float" office:value="63776.7877826667">
                <text:p>63776.7877826667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17304.6844016667">
                <text:p>17304.6844016667</text:p>
              </table:table-cell>
              <table:table-cell office:value-type="float" office:value="51504.516934">
                <text:p>51504.516934</text:p>
              </table:table-cell>
              <table:table-cell office:value-type="float" office:value="61817.6867783333">
                <text:p>61817.6867783333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15383.6521873333">
                <text:p>15383.6521873333</text:p>
              </table:table-cell>
              <table:table-cell office:value-type="float" office:value="46020.7324273333">
                <text:p>46020.7324273333</text:p>
              </table:table-cell>
              <table:table-cell office:value-type="float" office:value="52198.7195543333">
                <text:p>52198.7195543333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5576.3516426667">
                <text:p>15576.3516426667</text:p>
              </table:table-cell>
              <table:table-cell office:value-type="float" office:value="46642.9208783333">
                <text:p>46642.9208783333</text:p>
              </table:table-cell>
              <table:table-cell office:value-type="float" office:value="56322.8108283333">
                <text:p>56322.8108283333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5405.018194">
                <text:p>15405.018194</text:p>
              </table:table-cell>
              <table:table-cell office:value-type="float" office:value="46333.619439">
                <text:p>46333.619439</text:p>
              </table:table-cell>
              <table:table-cell office:value-type="float" office:value="56881.121341">
                <text:p>56881.121341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5521.3440023333">
                <text:p>15521.3440023333</text:p>
              </table:table-cell>
              <table:table-cell office:value-type="float" office:value="46556.9700803333">
                <text:p>46556.9700803333</text:p>
              </table:table-cell>
              <table:table-cell office:value-type="float" office:value="58465.8999746667">
                <text:p>58465.8999746667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5243.1324073333">
                <text:p>15243.1324073333</text:p>
              </table:table-cell>
              <table:table-cell office:value-type="float" office:value="45619.5696483333">
                <text:p>45619.5696483333</text:p>
              </table:table-cell>
              <table:table-cell office:value-type="float" office:value="58092.044819">
                <text:p>58092.044819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5448.0095006667">
                <text:p>15448.0095006667</text:p>
              </table:table-cell>
              <table:table-cell office:value-type="float" office:value="46266.85803">
                <text:p>46266.85803</text:p>
              </table:table-cell>
              <table:table-cell office:value-type="float" office:value="58554.7973973333">
                <text:p>58554.7973973333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5127.1873713333">
                <text:p>15127.1873713333</text:p>
              </table:table-cell>
              <table:table-cell office:value-type="float" office:value="45512.2792886667">
                <text:p>45512.2792886667</text:p>
              </table:table-cell>
              <table:table-cell office:value-type="float" office:value="57711.6877316667">
                <text:p>57711.6877316667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5299.764936">
                <text:p>15299.764936</text:p>
              </table:table-cell>
              <table:table-cell office:value-type="float" office:value="45803.6538393333">
                <text:p>45803.6538393333</text:p>
              </table:table-cell>
              <table:table-cell office:value-type="float" office:value="58239.080349">
                <text:p>58239.080349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5469.3362243333">
                <text:p>15469.3362243333</text:p>
              </table:table-cell>
              <table:table-cell office:value-type="float" office:value="46269.6050636667">
                <text:p>46269.6050636667</text:p>
              </table:table-cell>
              <table:table-cell office:value-type="float" office:value="58627.6972356667">
                <text:p>58627.6972356667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5177.9085223333">
                <text:p>15177.9085223333</text:p>
              </table:table-cell>
              <table:table-cell office:value-type="float" office:value="45417.5994016667">
                <text:p>45417.5994016667</text:p>
              </table:table-cell>
              <table:table-cell office:value-type="float" office:value="57421.184779">
                <text:p>57421.184779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5032.4095566667">
                <text:p>15032.4095566667</text:p>
              </table:table-cell>
              <table:table-cell office:value-type="float" office:value="45340.6814363333">
                <text:p>45340.6814363333</text:p>
              </table:table-cell>
              <table:table-cell office:value-type="float" office:value="57873.8876066667">
                <text:p>57873.8876066667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4962.1306523333">
                <text:p>14962.1306523333</text:p>
              </table:table-cell>
              <table:table-cell office:value-type="float" office:value="45086.8623546667">
                <text:p>45086.8623546667</text:p>
              </table:table-cell>
              <table:table-cell office:value-type="float" office:value="57546.030012">
                <text:p>57546.030012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5053.824274">
                <text:p>15053.824274</text:p>
              </table:table-cell>
              <table:table-cell office:value-type="float" office:value="45541.5531123333">
                <text:p>45541.5531123333</text:p>
              </table:table-cell>
              <table:table-cell office:value-type="float" office:value="58150.2278223333">
                <text:p>58150.2278223333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5155.9699883333">
                <text:p>15155.9699883333</text:p>
              </table:table-cell>
              <table:table-cell office:value-type="float" office:value="45737.9361686667">
                <text:p>45737.9361686667</text:p>
              </table:table-cell>
              <table:table-cell office:value-type="float" office:value="57911.8615246667">
                <text:p>57911.8615246667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5043.1016296667">
                <text:p>15043.1016296667</text:p>
              </table:table-cell>
              <table:table-cell office:value-type="float" office:value="45311.2335443333">
                <text:p>45311.2335443333</text:p>
              </table:table-cell>
              <table:table-cell office:value-type="float" office:value="57480.2932866667">
                <text:p>57480.2932866667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5121.3833873333">
                <text:p>15121.3833873333</text:p>
              </table:table-cell>
              <table:table-cell office:value-type="float" office:value="47930.858526">
                <text:p>47930.858526</text:p>
              </table:table-cell>
              <table:table-cell office:value-type="float" office:value="57684.8593756667">
                <text:p>57684.859375666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5056.602387">
                <text:p>15056.602387</text:p>
              </table:table-cell>
              <table:table-cell office:value-type="float" office:value="47501.9006406667">
                <text:p>47501.9006406667</text:p>
              </table:table-cell>
              <table:table-cell office:value-type="float" office:value="57561.762429">
                <text:p>57561.762429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5628.2149803333">
                <text:p>15628.2149803333</text:p>
              </table:table-cell>
              <table:table-cell office:value-type="float" office:value="48982.6303473333">
                <text:p>48982.6303473333</text:p>
              </table:table-cell>
              <table:table-cell office:value-type="float" office:value="58516.2167483333">
                <text:p>58516.2167483333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5179.611399">
                <text:p>15179.611399</text:p>
              </table:table-cell>
              <table:table-cell office:value-type="float" office:value="45296.8572373333">
                <text:p>45296.8572373333</text:p>
              </table:table-cell>
              <table:table-cell office:value-type="float" office:value="58181.6493926667">
                <text:p>58181.6493926667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5251.1042923333">
                <text:p>15251.1042923333</text:p>
              </table:table-cell>
              <table:table-cell office:value-type="float" office:value="48031.2667636667">
                <text:p>48031.2667636667</text:p>
              </table:table-cell>
              <table:table-cell office:value-type="float" office:value="57717.63642">
                <text:p>57717.636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title svg:x="5.428cm" svg:y="0.39cm" chart:style-name="ch2">
          <text:p>pgbench - read-only, large data set</text:p>
        </chart:title>
        <chart:subtitle svg:x="7.021cm" svg:y="1.591cm" chart:style-name="ch3">
          <text:p>scale 1500 (22.5GB, exceeds RAM)</text:p>
        </chart:subtitle>
        <chart:legend chart:legend-position="bottom" svg:x="8.089cm" svg:y="11.918cm" style:legend-expansion="wide" chart:style-name="ch4"/>
        <chart:plot-area chart:style-name="ch5" table:cell-range-address="charts.C61:charts.F90" chart:data-source-has-labels="both" svg:x="1.539cm" svg:y="2.528cm" svg:width="18.376cm" svg:height="9.136cm">
          <chartooo:coordinate-region svg:x="2.716cm" svg:y="2.727cm" svg:width="17cm" svg:height="7.364cm"/>
          <chart:axis chart:dimension="x" chart:name="primary-x" chart:style-name="ch6" chartooo:axis-type="auto">
            <chartooo:date-scale/>
            <chart:categories table:cell-range-address="charts.C62:charts.C90"/>
          </chart:axis>
          <chart:axis chart:dimension="y" chart:name="primary-y" chart:style-name="ch7">
            <chart:title svg:x="0.451cm" svg:y="7.431cm" chart:style-name="ch8">
              <text:p>tps</text:p>
            </chart:title>
            <chart:grid chart:style-name="ch9" chart:class="major"/>
          </chart:axis>
          <chart:series chart:style-name="ch10" chart:values-cell-range-address="charts.D62:charts.D90" chart:label-cell-address="charts.D61:charts.D61" chart:class="chart:line">
            <chart:data-point chart:repeated="29"/>
          </chart:series>
          <chart:series chart:style-name="ch11" chart:values-cell-range-address="charts.E62:charts.E90" chart:label-cell-address="charts.E61:charts.E61" chart:class="chart:line">
            <chart:data-point chart:repeated="29"/>
          </chart:series>
          <chart:series chart:style-name="ch12" chart:values-cell-range-address="charts.F62:charts.F90" chart:label-cell-address="charts.F61:charts.F6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61:charts.D61</svg:desc>
                </draw:g>
              </table:table-cell>
              <table:table-cell office:value-type="string">
                <text:p>4</text:p>
                <draw:g>
                  <svg:desc>charts.E61:charts.E61</svg:desc>
                </draw:g>
              </table:table-cell>
              <table:table-cell office:value-type="string">
                <text:p>16</text:p>
                <draw:g>
                  <svg:desc>charts.F61:charts.F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62:charts.C90</svg:desc>
                </draw:g>
              </table:table-cell>
              <table:table-cell office:value-type="float" office:value="4452.07916">
                <text:p>4452.07916</text:p>
                <draw:g>
                  <svg:desc>charts.D62:charts.D90</svg:desc>
                </draw:g>
              </table:table-cell>
              <table:table-cell office:value-type="float" office:value="8771.75130466667">
                <text:p>8771.75130466667</text:p>
                <draw:g>
                  <svg:desc>charts.E62:charts.E90</svg:desc>
                </draw:g>
              </table:table-cell>
              <table:table-cell office:value-type="float" office:value="13122.0810366667">
                <text:p>13122.0810366667</text:p>
                <draw:g>
                  <svg:desc>charts.F62:charts.F90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4465.46856433333">
                <text:p>4465.46856433333</text:p>
              </table:table-cell>
              <table:table-cell office:value-type="float" office:value="8837.92965166667">
                <text:p>8837.92965166667</text:p>
              </table:table-cell>
              <table:table-cell office:value-type="float" office:value="13200.6885346667">
                <text:p>13200.6885346667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4506.998145">
                <text:p>4506.998145</text:p>
              </table:table-cell>
              <table:table-cell office:value-type="float" office:value="8888.40080366667">
                <text:p>8888.40080366667</text:p>
              </table:table-cell>
              <table:table-cell office:value-type="float" office:value="13081.7449606667">
                <text:p>13081.744960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4469.14505033333">
                <text:p>4469.14505033333</text:p>
              </table:table-cell>
              <table:table-cell office:value-type="float" office:value="9171.90512933333">
                <text:p>9171.90512933333</text:p>
              </table:table-cell>
              <table:table-cell office:value-type="float" office:value="13321.3462863333">
                <text:p>13321.3462863333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4445.00025733333">
                <text:p>4445.00025733333</text:p>
              </table:table-cell>
              <table:table-cell office:value-type="float" office:value="9159.79297433334">
                <text:p>9159.79297433334</text:p>
              </table:table-cell>
              <table:table-cell office:value-type="float" office:value="13137.9862466667">
                <text:p>13137.9862466667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4448.57046966667">
                <text:p>4448.57046966667</text:p>
              </table:table-cell>
              <table:table-cell office:value-type="float" office:value="9057.40912333333">
                <text:p>9057.40912333333</text:p>
              </table:table-cell>
              <table:table-cell office:value-type="float" office:value="13674.401154">
                <text:p>13674.401154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4421.109343">
                <text:p>4421.109343</text:p>
              </table:table-cell>
              <table:table-cell office:value-type="float" office:value="9001.42971166667">
                <text:p>9001.42971166667</text:p>
              </table:table-cell>
              <table:table-cell office:value-type="float" office:value="13656.3867463333">
                <text:p>13656.3867463333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4433.132198">
                <text:p>4433.132198</text:p>
              </table:table-cell>
              <table:table-cell office:value-type="float" office:value="9012.892953">
                <text:p>9012.892953</text:p>
              </table:table-cell>
              <table:table-cell office:value-type="float" office:value="13624.4442086667">
                <text:p>13624.4442086667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4417.48980633333">
                <text:p>4417.48980633333</text:p>
              </table:table-cell>
              <table:table-cell office:value-type="float" office:value="9016.26873566667">
                <text:p>9016.26873566667</text:p>
              </table:table-cell>
              <table:table-cell office:value-type="float" office:value="13559.0378196667">
                <text:p>13559.0378196667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3870.740788">
                <text:p>3870.740788</text:p>
              </table:table-cell>
              <table:table-cell office:value-type="float" office:value="9122.350655">
                <text:p>9122.350655</text:p>
              </table:table-cell>
              <table:table-cell office:value-type="float" office:value="13513.942362">
                <text:p>13513.942362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3910.73575333333">
                <text:p>3910.73575333333</text:p>
              </table:table-cell>
              <table:table-cell office:value-type="float" office:value="9150.605101">
                <text:p>9150.605101</text:p>
              </table:table-cell>
              <table:table-cell office:value-type="float" office:value="13446.24723">
                <text:p>13446.24723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4192.79842466667">
                <text:p>4192.79842466667</text:p>
              </table:table-cell>
              <table:table-cell office:value-type="float" office:value="8999.94437166667">
                <text:p>8999.94437166667</text:p>
              </table:table-cell>
              <table:table-cell office:value-type="float" office:value="13426.260432">
                <text:p>13426.260432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4206.16900566667">
                <text:p>4206.16900566667</text:p>
              </table:table-cell>
              <table:table-cell office:value-type="float" office:value="8992.54593933333">
                <text:p>8992.54593933333</text:p>
              </table:table-cell>
              <table:table-cell office:value-type="float" office:value="13392.3153466667">
                <text:p>13392.3153466667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4939.90143033333">
                <text:p>4939.90143033333</text:p>
              </table:table-cell>
              <table:table-cell office:value-type="float" office:value="15117.5742183333">
                <text:p>15117.5742183333</text:p>
              </table:table-cell>
              <table:table-cell office:value-type="float" office:value="33633.7569016667">
                <text:p>33633.756901666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4896.60356433333">
                <text:p>4896.60356433333</text:p>
              </table:table-cell>
              <table:table-cell office:value-type="float" office:value="14908.1110766667">
                <text:p>14908.1110766667</text:p>
              </table:table-cell>
              <table:table-cell office:value-type="float" office:value="33910.3765593333">
                <text:p>33910.3765593333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4875.329391">
                <text:p>4875.329391</text:p>
              </table:table-cell>
              <table:table-cell office:value-type="float" office:value="14852.9277926667">
                <text:p>14852.9277926667</text:p>
              </table:table-cell>
              <table:table-cell office:value-type="float" office:value="33135.5532443333">
                <text:p>33135.5532443333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4789.21950966667">
                <text:p>4789.21950966667</text:p>
              </table:table-cell>
              <table:table-cell office:value-type="float" office:value="15518.9839193333">
                <text:p>15518.9839193333</text:p>
              </table:table-cell>
              <table:table-cell office:value-type="float" office:value="34373.571802">
                <text:p>34373.571802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4950.22499233333">
                <text:p>4950.22499233333</text:p>
              </table:table-cell>
              <table:table-cell office:value-type="float" office:value="15483.0489053333">
                <text:p>15483.0489053333</text:p>
              </table:table-cell>
              <table:table-cell office:value-type="float" office:value="34205.9984516667">
                <text:p>34205.9984516667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4949.82108833333">
                <text:p>4949.82108833333</text:p>
              </table:table-cell>
              <table:table-cell office:value-type="float" office:value="15551.018774">
                <text:p>15551.018774</text:p>
              </table:table-cell>
              <table:table-cell office:value-type="float" office:value="34277.8125193333">
                <text:p>34277.8125193333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4939.05678033333">
                <text:p>4939.05678033333</text:p>
              </table:table-cell>
              <table:table-cell office:value-type="float" office:value="15883.940646">
                <text:p>15883.940646</text:p>
              </table:table-cell>
              <table:table-cell office:value-type="float" office:value="34209.3486096667">
                <text:p>34209.3486096667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4929.40652366667">
                <text:p>4929.40652366667</text:p>
              </table:table-cell>
              <table:table-cell office:value-type="float" office:value="15263.646379">
                <text:p>15263.646379</text:p>
              </table:table-cell>
              <table:table-cell office:value-type="float" office:value="33083.1459123333">
                <text:p>33083.145912333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4954.86048">
                <text:p>4954.86048</text:p>
              </table:table-cell>
              <table:table-cell office:value-type="float" office:value="15330.815071">
                <text:p>15330.815071</text:p>
              </table:table-cell>
              <table:table-cell office:value-type="float" office:value="33421.0417366667">
                <text:p>33421.0417366667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4950.23833733333">
                <text:p>4950.23833733333</text:p>
              </table:table-cell>
              <table:table-cell office:value-type="float" office:value="15433.897897">
                <text:p>15433.897897</text:p>
              </table:table-cell>
              <table:table-cell office:value-type="float" office:value="33358.840713">
                <text:p>33358.840713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4903.20238533333">
                <text:p>4903.20238533333</text:p>
              </table:table-cell>
              <table:table-cell office:value-type="float" office:value="15313.84176">
                <text:p>15313.84176</text:p>
              </table:table-cell>
              <table:table-cell office:value-type="float" office:value="33360.7037736667">
                <text:p>33360.7037736667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4906.150716">
                <text:p>4906.150716</text:p>
              </table:table-cell>
              <table:table-cell office:value-type="float" office:value="15414.0714416667">
                <text:p>15414.0714416667</text:p>
              </table:table-cell>
              <table:table-cell office:value-type="float" office:value="33036.006515">
                <text:p>33036.006515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4963.061262">
                <text:p>4963.061262</text:p>
              </table:table-cell>
              <table:table-cell office:value-type="float" office:value="15667.9568706667">
                <text:p>15667.9568706667</text:p>
              </table:table-cell>
              <table:table-cell office:value-type="float" office:value="33301.3187836667">
                <text:p>33301.3187836667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5239.427405">
                <text:p>5239.427405</text:p>
              </table:table-cell>
              <table:table-cell office:value-type="float" office:value="15663.057414">
                <text:p>15663.057414</text:p>
              </table:table-cell>
              <table:table-cell office:value-type="float" office:value="33324.055794">
                <text:p>33324.055794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5234.511835">
                <text:p>5234.511835</text:p>
              </table:table-cell>
              <table:table-cell office:value-type="float" office:value="15685.8420826667">
                <text:p>15685.8420826667</text:p>
              </table:table-cell>
              <table:table-cell office:value-type="float" office:value="34060.3163753333">
                <text:p>34060.3163753333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5226.382713">
                <text:p>5226.382713</text:p>
              </table:table-cell>
              <table:table-cell office:value-type="float" office:value="15723.8152176667">
                <text:p>15723.8152176667</text:p>
              </table:table-cell>
              <table:table-cell office:value-type="float" office:value="34239.067767">
                <text:p>34239.0677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title svg:x="5.295cm" svg:y="0.39cm" chart:style-name="ch2">
          <text:p>pgbench - read-write, small data set</text:p>
        </chart:title>
        <chart:subtitle svg:x="6.584cm" svg:y="1.591cm" chart:style-name="ch3">
          <text:p>scale 30 (450MB, fits into shared buffers)</text:p>
        </chart:subtitle>
        <chart:legend chart:legend-position="bottom" svg:x="8.089cm" svg:y="11.918cm" style:legend-expansion="wide" chart:style-name="ch4"/>
        <chart:plot-area chart:style-name="ch5" table:cell-range-address="charts.C91:charts.F120" chart:data-source-has-labels="both" svg:x="1.539cm" svg:y="2.528cm" svg:width="18.376cm" svg:height="9.136cm">
          <chartooo:coordinate-region svg:x="2.531cm" svg:y="2.727cm" svg:width="17cm" svg:height="7.364cm"/>
          <chart:axis chart:dimension="x" chart:name="primary-x" chart:style-name="ch6" chartooo:axis-type="auto">
            <chartooo:date-scale/>
            <chart:categories table:cell-range-address="charts.C92:charts.C120"/>
          </chart:axis>
          <chart:axis chart:dimension="y" chart:name="primary-y" chart:style-name="ch7">
            <chart:title svg:x="0.451cm" svg:y="7.431cm" chart:style-name="ch8">
              <text:p>tps</text:p>
            </chart:title>
            <chart:grid chart:style-name="ch9" chart:class="major"/>
          </chart:axis>
          <chart:series chart:style-name="ch10" chart:values-cell-range-address="charts.D92:charts.D120" chart:label-cell-address="charts.D91:charts.D91" chart:class="chart:line">
            <chart:data-point chart:repeated="29"/>
          </chart:series>
          <chart:series chart:style-name="ch11" chart:values-cell-range-address="charts.E92:charts.E120" chart:label-cell-address="charts.E91:charts.E91" chart:class="chart:line">
            <chart:data-point chart:repeated="29"/>
          </chart:series>
          <chart:series chart:style-name="ch12" chart:values-cell-range-address="charts.F92:charts.F120" chart:label-cell-address="charts.F91:charts.F9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91:charts.D91</svg:desc>
                </draw:g>
              </table:table-cell>
              <table:table-cell office:value-type="string">
                <text:p>4</text:p>
                <draw:g>
                  <svg:desc>charts.E91:charts.E91</svg:desc>
                </draw:g>
              </table:table-cell>
              <table:table-cell office:value-type="string">
                <text:p>16</text:p>
                <draw:g>
                  <svg:desc>charts.F91:charts.F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92:charts.C120</svg:desc>
                </draw:g>
              </table:table-cell>
              <table:table-cell office:value-type="float" office:value="2332.67602">
                <text:p>2332.67602</text:p>
                <draw:g>
                  <svg:desc>charts.D92:charts.D120</svg:desc>
                </draw:g>
              </table:table-cell>
              <table:table-cell office:value-type="float" office:value="6918.50960033333">
                <text:p>6918.50960033333</text:p>
                <draw:g>
                  <svg:desc>charts.E92:charts.E120</svg:desc>
                </draw:g>
              </table:table-cell>
              <table:table-cell office:value-type="float" office:value="8975.840886">
                <text:p>8975.840886</text:p>
                <draw:g>
                  <svg:desc>charts.F92:charts.F120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2279.86264">
                <text:p>2279.86264</text:p>
              </table:table-cell>
              <table:table-cell office:value-type="float" office:value="6846.529031">
                <text:p>6846.529031</text:p>
              </table:table-cell>
              <table:table-cell office:value-type="float" office:value="8912.77661466667">
                <text:p>8912.77661466667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2297.36136">
                <text:p>2297.36136</text:p>
              </table:table-cell>
              <table:table-cell office:value-type="float" office:value="6887.39521833333">
                <text:p>6887.39521833333</text:p>
              </table:table-cell>
              <table:table-cell office:value-type="float" office:value="8955.06010166667">
                <text:p>8955.0601016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2245.47591633333">
                <text:p>2245.47591633333</text:p>
              </table:table-cell>
              <table:table-cell office:value-type="float" office:value="6907.31070233333">
                <text:p>6907.31070233333</text:p>
              </table:table-cell>
              <table:table-cell office:value-type="float" office:value="9028.666099">
                <text:p>9028.666099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2330.52725733333">
                <text:p>2330.52725733333</text:p>
              </table:table-cell>
              <table:table-cell office:value-type="float" office:value="6955.08422733333">
                <text:p>6955.08422733333</text:p>
              </table:table-cell>
              <table:table-cell office:value-type="float" office:value="9021.64050466667">
                <text:p>9021.64050466667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2323.97032266667">
                <text:p>2323.97032266667</text:p>
              </table:table-cell>
              <table:table-cell office:value-type="float" office:value="6969.689629">
                <text:p>6969.689629</text:p>
              </table:table-cell>
              <table:table-cell office:value-type="float" office:value="9117.71663966667">
                <text:p>9117.7166396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2299.61347633333">
                <text:p>2299.61347633333</text:p>
              </table:table-cell>
              <table:table-cell office:value-type="float" office:value="6916.22080933333">
                <text:p>6916.22080933333</text:p>
              </table:table-cell>
              <table:table-cell office:value-type="float" office:value="9065.09508266667">
                <text:p>9065.09508266667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2291.777681">
                <text:p>2291.777681</text:p>
              </table:table-cell>
              <table:table-cell office:value-type="float" office:value="6917.28583566667">
                <text:p>6917.28583566667</text:p>
              </table:table-cell>
              <table:table-cell office:value-type="float" office:value="9045.34712033333">
                <text:p>9045.34712033333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2302.33477666667">
                <text:p>2302.33477666667</text:p>
              </table:table-cell>
              <table:table-cell office:value-type="float" office:value="6937.036799">
                <text:p>6937.036799</text:p>
              </table:table-cell>
              <table:table-cell office:value-type="float" office:value="9043.29399266667">
                <text:p>9043.29399266667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2059.54487733333">
                <text:p>2059.54487733333</text:p>
              </table:table-cell>
              <table:table-cell office:value-type="float" office:value="6461.213589">
                <text:p>6461.213589</text:p>
              </table:table-cell>
              <table:table-cell office:value-type="float" office:value="8134.67845066667">
                <text:p>8134.67845066667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2075.156487">
                <text:p>2075.156487</text:p>
              </table:table-cell>
              <table:table-cell office:value-type="float" office:value="6460.07969433333">
                <text:p>6460.07969433333</text:p>
              </table:table-cell>
              <table:table-cell office:value-type="float" office:value="8257.78288233333">
                <text:p>8257.78288233333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2079.54363966667">
                <text:p>2079.54363966667</text:p>
              </table:table-cell>
              <table:table-cell office:value-type="float" office:value="6474.17251366667">
                <text:p>6474.17251366667</text:p>
              </table:table-cell>
              <table:table-cell office:value-type="float" office:value="8211.07950466667">
                <text:p>8211.07950466667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2100.410279">
                <text:p>2100.410279</text:p>
              </table:table-cell>
              <table:table-cell office:value-type="float" office:value="6495.71572366667">
                <text:p>6495.71572366667</text:p>
              </table:table-cell>
              <table:table-cell office:value-type="float" office:value="8332.26360233333">
                <text:p>8332.26360233333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2064.16867666667">
                <text:p>2064.16867666667</text:p>
              </table:table-cell>
              <table:table-cell office:value-type="float" office:value="6407.766473">
                <text:p>6407.766473</text:p>
              </table:table-cell>
              <table:table-cell office:value-type="float" office:value="8313.005493">
                <text:p>8313.005493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2085.95456733333">
                <text:p>2085.95456733333</text:p>
              </table:table-cell>
              <table:table-cell office:value-type="float" office:value="6447.30859633333">
                <text:p>6447.30859633333</text:p>
              </table:table-cell>
              <table:table-cell office:value-type="float" office:value="8398.40933666667">
                <text:p>8398.409336666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2044.23879733333">
                <text:p>2044.23879733333</text:p>
              </table:table-cell>
              <table:table-cell office:value-type="float" office:value="6223.79128566667">
                <text:p>6223.79128566667</text:p>
              </table:table-cell>
              <table:table-cell office:value-type="float" office:value="8267.20277333333">
                <text:p>8267.20277333333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2065.63008133333">
                <text:p>2065.63008133333</text:p>
              </table:table-cell>
              <table:table-cell office:value-type="float" office:value="6417.64941366667">
                <text:p>6417.64941366667</text:p>
              </table:table-cell>
              <table:table-cell office:value-type="float" office:value="8354.24591733333">
                <text:p>8354.24591733333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2095.490173">
                <text:p>2095.490173</text:p>
              </table:table-cell>
              <table:table-cell office:value-type="float" office:value="6485.72135133333">
                <text:p>6485.72135133333</text:p>
              </table:table-cell>
              <table:table-cell office:value-type="float" office:value="8375.960247">
                <text:p>8375.960247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2078.58026633333">
                <text:p>2078.58026633333</text:p>
              </table:table-cell>
              <table:table-cell office:value-type="float" office:value="6429.125518">
                <text:p>6429.125518</text:p>
              </table:table-cell>
              <table:table-cell office:value-type="float" office:value="8313.50918533333">
                <text:p>8313.50918533333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2066.80580066667">
                <text:p>2066.80580066667</text:p>
              </table:table-cell>
              <table:table-cell office:value-type="float" office:value="6431.09306">
                <text:p>6431.09306</text:p>
              </table:table-cell>
              <table:table-cell office:value-type="float" office:value="8338.06621866667">
                <text:p>8338.06621866667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2061.710418">
                <text:p>2061.710418</text:p>
              </table:table-cell>
              <table:table-cell office:value-type="float" office:value="6450.44893433333">
                <text:p>6450.44893433333</text:p>
              </table:table-cell>
              <table:table-cell office:value-type="float" office:value="8301.47828">
                <text:p>8301.47828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2063.345903">
                <text:p>2063.345903</text:p>
              </table:table-cell>
              <table:table-cell office:value-type="float" office:value="6430.19480033333">
                <text:p>6430.19480033333</text:p>
              </table:table-cell>
              <table:table-cell office:value-type="float" office:value="8351.934796">
                <text:p>8351.934796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2070.36749433333">
                <text:p>2070.36749433333</text:p>
              </table:table-cell>
              <table:table-cell office:value-type="float" office:value="6436.11860033333">
                <text:p>6436.11860033333</text:p>
              </table:table-cell>
              <table:table-cell office:value-type="float" office:value="8319.41515933333">
                <text:p>8319.41515933333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2064.48945133333">
                <text:p>2064.48945133333</text:p>
              </table:table-cell>
              <table:table-cell office:value-type="float" office:value="6414.053611">
                <text:p>6414.053611</text:p>
              </table:table-cell>
              <table:table-cell office:value-type="float" office:value="8270.67298233333">
                <text:p>8270.67298233333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2063.34920566667">
                <text:p>2063.34920566667</text:p>
              </table:table-cell>
              <table:table-cell office:value-type="float" office:value="6066.022757">
                <text:p>6066.022757</text:p>
              </table:table-cell>
              <table:table-cell office:value-type="float" office:value="8107.57621566667">
                <text:p>8107.5762156666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2070.728832">
                <text:p>2070.728832</text:p>
              </table:table-cell>
              <table:table-cell office:value-type="float" office:value="6086.99865">
                <text:p>6086.99865</text:p>
              </table:table-cell>
              <table:table-cell office:value-type="float" office:value="8140.88734366667">
                <text:p>8140.88734366667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2079.94415366667">
                <text:p>2079.94415366667</text:p>
              </table:table-cell>
              <table:table-cell office:value-type="float" office:value="6142.135761">
                <text:p>6142.135761</text:p>
              </table:table-cell>
              <table:table-cell office:value-type="float" office:value="8172.54985066667">
                <text:p>8172.5498506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2040.92952966667">
                <text:p>2040.92952966667</text:p>
              </table:table-cell>
              <table:table-cell office:value-type="float" office:value="6070.12091533333">
                <text:p>6070.12091533333</text:p>
              </table:table-cell>
              <table:table-cell office:value-type="float" office:value="8208.089096">
                <text:p>8208.089096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2046.339624">
                <text:p>2046.339624</text:p>
              </table:table-cell>
              <table:table-cell office:value-type="float" office:value="6119.79860733333">
                <text:p>6119.79860733333</text:p>
              </table:table-cell>
              <table:table-cell office:value-type="float" office:value="8114.096792">
                <text:p>8114.09679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title svg:x="4.925cm" svg:y="0.39cm" chart:style-name="ch2">
          <text:p>pgbench - read-write, medium data set</text:p>
        </chart:title>
        <chart:subtitle svg:x="7.351cm" svg:y="1.591cm" chart:style-name="ch3">
          <text:p>scale 300 (4.5GB, fits into RAM)</text:p>
        </chart:subtitle>
        <chart:legend chart:legend-position="bottom" svg:x="8.089cm" svg:y="11.918cm" style:legend-expansion="wide" chart:style-name="ch4"/>
        <chart:plot-area chart:style-name="ch5" table:cell-range-address="charts.C121:charts.F150" chart:data-source-has-labels="both" svg:x="1.539cm" svg:y="2.528cm" svg:width="18.376cm" svg:height="9.136cm">
          <chartooo:coordinate-region svg:x="2.531cm" svg:y="2.727cm" svg:width="17.185cm" svg:height="7.364cm"/>
          <chart:axis chart:dimension="x" chart:name="primary-x" chart:style-name="ch6" chartooo:axis-type="auto">
            <chartooo:date-scale/>
            <chart:categories table:cell-range-address="charts.C122:charts.C150"/>
          </chart:axis>
          <chart:axis chart:dimension="y" chart:name="primary-y" chart:style-name="ch7">
            <chart:title svg:x="0.451cm" svg:y="7.431cm" chart:style-name="ch8">
              <text:p>tps</text:p>
            </chart:title>
            <chart:grid chart:style-name="ch9" chart:class="major"/>
          </chart:axis>
          <chart:series chart:style-name="ch10" chart:values-cell-range-address="charts.D122:charts.D150" chart:label-cell-address="charts.D121:charts.D121" chart:class="chart:line">
            <chart:data-point chart:repeated="29"/>
          </chart:series>
          <chart:series chart:style-name="ch11" chart:values-cell-range-address="charts.E122:charts.E150" chart:label-cell-address="charts.E121:charts.E121" chart:class="chart:line">
            <chart:data-point chart:repeated="29"/>
          </chart:series>
          <chart:series chart:style-name="ch12" chart:values-cell-range-address="charts.F122:charts.F150" chart:label-cell-address="charts.F121:charts.F12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21:charts.D121</svg:desc>
                </draw:g>
              </table:table-cell>
              <table:table-cell office:value-type="string">
                <text:p>4</text:p>
                <draw:g>
                  <svg:desc>charts.E121:charts.E121</svg:desc>
                </draw:g>
              </table:table-cell>
              <table:table-cell office:value-type="string">
                <text:p>16</text:p>
                <draw:g>
                  <svg:desc>charts.F121:charts.F1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122:charts.C150</svg:desc>
                </draw:g>
              </table:table-cell>
              <table:table-cell office:value-type="float" office:value="2044.56382166667">
                <text:p>2044.56382166667</text:p>
                <draw:g>
                  <svg:desc>charts.D122:charts.D150</svg:desc>
                </draw:g>
              </table:table-cell>
              <table:table-cell office:value-type="float" office:value="5946.09334666667">
                <text:p>5946.09334666667</text:p>
                <draw:g>
                  <svg:desc>charts.E122:charts.E150</svg:desc>
                </draw:g>
              </table:table-cell>
              <table:table-cell office:value-type="float" office:value="7603.506215">
                <text:p>7603.506215</text:p>
                <draw:g>
                  <svg:desc>charts.F122:charts.F150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998.73871866667">
                <text:p>1998.73871866667</text:p>
              </table:table-cell>
              <table:table-cell office:value-type="float" office:value="5926.03796866667">
                <text:p>5926.03796866667</text:p>
              </table:table-cell>
              <table:table-cell office:value-type="float" office:value="7558.74445233333">
                <text:p>7558.74445233333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2012.847563">
                <text:p>2012.847563</text:p>
              </table:table-cell>
              <table:table-cell office:value-type="float" office:value="5906.26027933333">
                <text:p>5906.26027933333</text:p>
              </table:table-cell>
              <table:table-cell office:value-type="float" office:value="7579.220336">
                <text:p>7579.220336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2018.83882333333">
                <text:p>2018.83882333333</text:p>
              </table:table-cell>
              <table:table-cell office:value-type="float" office:value="5884.976181">
                <text:p>5884.976181</text:p>
              </table:table-cell>
              <table:table-cell office:value-type="float" office:value="7639.728928">
                <text:p>7639.728928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2064.86812966667">
                <text:p>2064.86812966667</text:p>
              </table:table-cell>
              <table:table-cell office:value-type="float" office:value="5913.536059">
                <text:p>5913.536059</text:p>
              </table:table-cell>
              <table:table-cell office:value-type="float" office:value="7563.578628">
                <text:p>7563.578628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2067.95837433333">
                <text:p>2067.95837433333</text:p>
              </table:table-cell>
              <table:table-cell office:value-type="float" office:value="5890.85569966667">
                <text:p>5890.85569966667</text:p>
              </table:table-cell>
              <table:table-cell office:value-type="float" office:value="7654.71312166667">
                <text:p>7654.7131216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2045.05241166667">
                <text:p>2045.05241166667</text:p>
              </table:table-cell>
              <table:table-cell office:value-type="float" office:value="5899.988824">
                <text:p>5899.988824</text:p>
              </table:table-cell>
              <table:table-cell office:value-type="float" office:value="7723.597765">
                <text:p>7723.597765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2036.10896166667">
                <text:p>2036.10896166667</text:p>
              </table:table-cell>
              <table:table-cell office:value-type="float" office:value="5880.413533">
                <text:p>5880.413533</text:p>
              </table:table-cell>
              <table:table-cell office:value-type="float" office:value="7664.999791">
                <text:p>7664.999791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2019.840955">
                <text:p>2019.840955</text:p>
              </table:table-cell>
              <table:table-cell office:value-type="float" office:value="5912.767085">
                <text:p>5912.767085</text:p>
              </table:table-cell>
              <table:table-cell office:value-type="float" office:value="7647.644702">
                <text:p>7647.644702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1830.791007">
                <text:p>1830.791007</text:p>
              </table:table-cell>
              <table:table-cell office:value-type="float" office:value="5566.907115">
                <text:p>5566.907115</text:p>
              </table:table-cell>
              <table:table-cell office:value-type="float" office:value="6920.63575066667">
                <text:p>6920.63575066667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842.15157566667">
                <text:p>1842.15157566667</text:p>
              </table:table-cell>
              <table:table-cell office:value-type="float" office:value="5537.62265233333">
                <text:p>5537.62265233333</text:p>
              </table:table-cell>
              <table:table-cell office:value-type="float" office:value="6955.395615">
                <text:p>6955.395615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871.23017533333">
                <text:p>1871.23017533333</text:p>
              </table:table-cell>
              <table:table-cell office:value-type="float" office:value="5686.08634733333">
                <text:p>5686.08634733333</text:p>
              </table:table-cell>
              <table:table-cell office:value-type="float" office:value="7044.19708933333">
                <text:p>7044.19708933333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887.90151566667">
                <text:p>1887.90151566667</text:p>
              </table:table-cell>
              <table:table-cell office:value-type="float" office:value="5621.17499166667">
                <text:p>5621.17499166667</text:p>
              </table:table-cell>
              <table:table-cell office:value-type="float" office:value="7063.36642266667">
                <text:p>7063.36642266667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879.33200266667">
                <text:p>1879.33200266667</text:p>
              </table:table-cell>
              <table:table-cell office:value-type="float" office:value="5570.28825766667">
                <text:p>5570.28825766667</text:p>
              </table:table-cell>
              <table:table-cell office:value-type="float" office:value="7145.31787066667">
                <text:p>7145.31787066667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902.11646133333">
                <text:p>1902.11646133333</text:p>
              </table:table-cell>
              <table:table-cell office:value-type="float" office:value="5588.85566566667">
                <text:p>5588.85566566667</text:p>
              </table:table-cell>
              <table:table-cell office:value-type="float" office:value="7189.01451166667">
                <text:p>7189.014511666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873.990413">
                <text:p>1873.990413</text:p>
              </table:table-cell>
              <table:table-cell office:value-type="float" office:value="5505.06720366667">
                <text:p>5505.06720366667</text:p>
              </table:table-cell>
              <table:table-cell office:value-type="float" office:value="7060.87381433333">
                <text:p>7060.87381433333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883.58081766667">
                <text:p>1883.58081766667</text:p>
              </table:table-cell>
              <table:table-cell office:value-type="float" office:value="5521.96065433333">
                <text:p>5521.96065433333</text:p>
              </table:table-cell>
              <table:table-cell office:value-type="float" office:value="7126.23161966667">
                <text:p>7126.23161966667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877.73853433333">
                <text:p>1877.73853433333</text:p>
              </table:table-cell>
              <table:table-cell office:value-type="float" office:value="5635.77980366667">
                <text:p>5635.77980366667</text:p>
              </table:table-cell>
              <table:table-cell office:value-type="float" office:value="7224.451418">
                <text:p>7224.451418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867.33916633333">
                <text:p>1867.33916633333</text:p>
              </table:table-cell>
              <table:table-cell office:value-type="float" office:value="5611.53494366667">
                <text:p>5611.53494366667</text:p>
              </table:table-cell>
              <table:table-cell office:value-type="float" office:value="7103.99537433333">
                <text:p>7103.99537433333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862.84967">
                <text:p>1862.84967</text:p>
              </table:table-cell>
              <table:table-cell office:value-type="float" office:value="5593.83167733333">
                <text:p>5593.83167733333</text:p>
              </table:table-cell>
              <table:table-cell office:value-type="float" office:value="7133.22288533333">
                <text:p>7133.22288533333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864.22188866667">
                <text:p>1864.22188866667</text:p>
              </table:table-cell>
              <table:table-cell office:value-type="float" office:value="5592.31133066667">
                <text:p>5592.31133066667</text:p>
              </table:table-cell>
              <table:table-cell office:value-type="float" office:value="7104.91398533333">
                <text:p>7104.9139853333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861.547666">
                <text:p>1861.547666</text:p>
              </table:table-cell>
              <table:table-cell office:value-type="float" office:value="5626.27195933333">
                <text:p>5626.27195933333</text:p>
              </table:table-cell>
              <table:table-cell office:value-type="float" office:value="7111.77263533333">
                <text:p>7111.77263533333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869.78549833333">
                <text:p>1869.78549833333</text:p>
              </table:table-cell>
              <table:table-cell office:value-type="float" office:value="5632.26784666667">
                <text:p>5632.26784666667</text:p>
              </table:table-cell>
              <table:table-cell office:value-type="float" office:value="7112.32368566667">
                <text:p>7112.32368566667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853.07687033333">
                <text:p>1853.07687033333</text:p>
              </table:table-cell>
              <table:table-cell office:value-type="float" office:value="5623.080592">
                <text:p>5623.080592</text:p>
              </table:table-cell>
              <table:table-cell office:value-type="float" office:value="7028.34101">
                <text:p>7028.34101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862.73481033333">
                <text:p>1862.73481033333</text:p>
              </table:table-cell>
              <table:table-cell office:value-type="float" office:value="5262.63435233333">
                <text:p>5262.63435233333</text:p>
              </table:table-cell>
              <table:table-cell office:value-type="float" office:value="6947.10956366667">
                <text:p>6947.10956366667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870.087746">
                <text:p>1870.087746</text:p>
              </table:table-cell>
              <table:table-cell office:value-type="float" office:value="5340.90823366667">
                <text:p>5340.90823366667</text:p>
              </table:table-cell>
              <table:table-cell office:value-type="float" office:value="6932.124935">
                <text:p>6932.124935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882.61326666667">
                <text:p>1882.61326666667</text:p>
              </table:table-cell>
              <table:table-cell office:value-type="float" office:value="5356.72974566667">
                <text:p>5356.72974566667</text:p>
              </table:table-cell>
              <table:table-cell office:value-type="float" office:value="6972.35248766667">
                <text:p>6972.3524876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842.13598666667">
                <text:p>1842.13598666667</text:p>
              </table:table-cell>
              <table:table-cell office:value-type="float" office:value="5283.72783533333">
                <text:p>5283.72783533333</text:p>
              </table:table-cell>
              <table:table-cell office:value-type="float" office:value="6958.35604766667">
                <text:p>6958.35604766667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858.78976666667">
                <text:p>1858.78976666667</text:p>
              </table:table-cell>
              <table:table-cell office:value-type="float" office:value="5322.37222033333">
                <text:p>5322.37222033333</text:p>
              </table:table-cell>
              <table:table-cell office:value-type="float" office:value="6940.72266633333">
                <text:p>6940.722666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line" chart:style-name="ch1">
        <chart:title svg:x="5.335cm" svg:y="0.39cm" chart:style-name="ch2">
          <text:p>pgbench - read-write, large data set</text:p>
        </chart:title>
        <chart:subtitle svg:x="7.021cm" svg:y="1.591cm" chart:style-name="ch3">
          <text:p>scale 1500 (22.5GB, exceeds RAM)</text:p>
        </chart:subtitle>
        <chart:legend chart:legend-position="bottom" svg:x="8.089cm" svg:y="11.918cm" style:legend-expansion="wide" chart:style-name="ch4"/>
        <chart:plot-area chart:style-name="ch5" table:cell-range-address="charts.C151:charts.F180" chart:data-source-has-labels="both" svg:x="1.539cm" svg:y="2.528cm" svg:width="18.376cm" svg:height="9.136cm">
          <chartooo:coordinate-region svg:x="2.531cm" svg:y="2.728cm" svg:width="17.185cm" svg:height="7.363cm"/>
          <chart:axis chart:dimension="x" chart:name="primary-x" chart:style-name="ch6" chartooo:axis-type="auto">
            <chartooo:date-scale/>
            <chart:categories table:cell-range-address="charts.C152:charts.C180"/>
          </chart:axis>
          <chart:axis chart:dimension="y" chart:name="primary-y" chart:style-name="ch7">
            <chart:title svg:x="0.451cm" svg:y="7.431cm" chart:style-name="ch8">
              <text:p>tps</text:p>
            </chart:title>
            <chart:grid chart:style-name="ch9" chart:class="major"/>
          </chart:axis>
          <chart:series chart:style-name="ch10" chart:values-cell-range-address="charts.D152:charts.D180" chart:label-cell-address="charts.D151:charts.D151" chart:class="chart:line">
            <chart:data-point chart:repeated="29"/>
          </chart:series>
          <chart:series chart:style-name="ch11" chart:values-cell-range-address="charts.E152:charts.E180" chart:label-cell-address="charts.E151:charts.E151" chart:class="chart:line">
            <chart:data-point chart:repeated="29"/>
          </chart:series>
          <chart:series chart:style-name="ch12" chart:values-cell-range-address="charts.F152:charts.F180" chart:label-cell-address="charts.F151:charts.F151" chart:class="chart:line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charts.D151:charts.D151</svg:desc>
                </draw:g>
              </table:table-cell>
              <table:table-cell office:value-type="string">
                <text:p>4</text:p>
                <draw:g>
                  <svg:desc>charts.E151:charts.E151</svg:desc>
                </draw:g>
              </table:table-cell>
              <table:table-cell office:value-type="string">
                <text:p>16</text:p>
                <draw:g>
                  <svg:desc>charts.F151:charts.F1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6.39</text:p>
                <draw:g>
                  <svg:desc>charts.C152:charts.C180</svg:desc>
                </draw:g>
              </table:table-cell>
              <table:table-cell office:value-type="float" office:value="1097.19754266667">
                <text:p>1097.19754266667</text:p>
                <draw:g>
                  <svg:desc>charts.D152:charts.D180</svg:desc>
                </draw:g>
              </table:table-cell>
              <table:table-cell office:value-type="float" office:value="2372.53742333333">
                <text:p>2372.53742333333</text:p>
                <draw:g>
                  <svg:desc>charts.E152:charts.E180</svg:desc>
                </draw:g>
              </table:table-cell>
              <table:table-cell office:value-type="float" office:value="4785.85575233333">
                <text:p>4785.85575233333</text:p>
                <draw:g>
                  <svg:desc>charts.F152:charts.F180</svg:desc>
                </draw:g>
              </table:table-cell>
            </table:table-row>
            <table:table-row>
              <table:table-cell office:value-type="string">
                <text:p>3.0.101</text:p>
              </table:table-cell>
              <table:table-cell office:value-type="float" office:value="1094.278661">
                <text:p>1094.278661</text:p>
              </table:table-cell>
              <table:table-cell office:value-type="float" office:value="2356.49366666667">
                <text:p>2356.49366666667</text:p>
              </table:table-cell>
              <table:table-cell office:value-type="float" office:value="4780.25381133333">
                <text:p>4780.25381133333</text:p>
              </table:table-cell>
            </table:table-row>
            <table:table-row>
              <table:table-cell office:value-type="string">
                <text:p>3.1.10</text:p>
              </table:table-cell>
              <table:table-cell office:value-type="float" office:value="1124.03542066667">
                <text:p>1124.03542066667</text:p>
              </table:table-cell>
              <table:table-cell office:value-type="float" office:value="2407.91506466667">
                <text:p>2407.91506466667</text:p>
              </table:table-cell>
              <table:table-cell office:value-type="float" office:value="4813.99434766667">
                <text:p>4813.99434766667</text:p>
              </table:table-cell>
            </table:table-row>
            <table:table-row>
              <table:table-cell office:value-type="string">
                <text:p>3.2.79</text:p>
              </table:table-cell>
              <table:table-cell office:value-type="float" office:value="1078.92307133333">
                <text:p>1078.92307133333</text:p>
              </table:table-cell>
              <table:table-cell office:value-type="float" office:value="2405.50544166667">
                <text:p>2405.50544166667</text:p>
              </table:table-cell>
              <table:table-cell office:value-type="float" office:value="4871.52621133333">
                <text:p>4871.52621133333</text:p>
              </table:table-cell>
            </table:table-row>
            <table:table-row>
              <table:table-cell office:value-type="string">
                <text:p>3.3.8</text:p>
              </table:table-cell>
              <table:table-cell office:value-type="float" office:value="1115.248085">
                <text:p>1115.248085</text:p>
              </table:table-cell>
              <table:table-cell office:value-type="float" office:value="2439.18765833333">
                <text:p>2439.18765833333</text:p>
              </table:table-cell>
              <table:table-cell office:value-type="float" office:value="4871.513538">
                <text:p>4871.513538</text:p>
              </table:table-cell>
            </table:table-row>
            <table:table-row>
              <table:table-cell office:value-type="string">
                <text:p>3.4.111</text:p>
              </table:table-cell>
              <table:table-cell office:value-type="float" office:value="1082.87825733333">
                <text:p>1082.87825733333</text:p>
              </table:table-cell>
              <table:table-cell office:value-type="float" office:value="2405.634633">
                <text:p>2405.634633</text:p>
              </table:table-cell>
              <table:table-cell office:value-type="float" office:value="4890.06349466667">
                <text:p>4890.06349466667</text:p>
              </table:table-cell>
            </table:table-row>
            <table:table-row>
              <table:table-cell office:value-type="string">
                <text:p>3.5.7</text:p>
              </table:table-cell>
              <table:table-cell office:value-type="float" office:value="1074.54007066667">
                <text:p>1074.54007066667</text:p>
              </table:table-cell>
              <table:table-cell office:value-type="float" office:value="2381.30637966667">
                <text:p>2381.30637966667</text:p>
              </table:table-cell>
              <table:table-cell office:value-type="float" office:value="4884.096492">
                <text:p>4884.096492</text:p>
              </table:table-cell>
            </table:table-row>
            <table:table-row>
              <table:table-cell office:value-type="string">
                <text:p>3.6.11</text:p>
              </table:table-cell>
              <table:table-cell office:value-type="float" office:value="1078.11786966667">
                <text:p>1078.11786966667</text:p>
              </table:table-cell>
              <table:table-cell office:value-type="float" office:value="2397.43743266667">
                <text:p>2397.43743266667</text:p>
              </table:table-cell>
              <table:table-cell office:value-type="float" office:value="4892.319253">
                <text:p>4892.319253</text:p>
              </table:table-cell>
            </table:table-row>
            <table:table-row>
              <table:table-cell office:value-type="string">
                <text:p>3.7.10</text:p>
              </table:table-cell>
              <table:table-cell office:value-type="float" office:value="1088.54822166667">
                <text:p>1088.54822166667</text:p>
              </table:table-cell>
              <table:table-cell office:value-type="float" office:value="2424.380746">
                <text:p>2424.380746</text:p>
              </table:table-cell>
              <table:table-cell office:value-type="float" office:value="4896.670481">
                <text:p>4896.670481</text:p>
              </table:table-cell>
            </table:table-row>
            <table:table-row>
              <table:table-cell office:value-type="string">
                <text:p>3.8.13</text:p>
              </table:table-cell>
              <table:table-cell office:value-type="float" office:value="985.943035333333">
                <text:p>985.943035333333</text:p>
              </table:table-cell>
              <table:table-cell office:value-type="float" office:value="2320.459227">
                <text:p>2320.459227</text:p>
              </table:table-cell>
              <table:table-cell office:value-type="float" office:value="4688.43642633333">
                <text:p>4688.43642633333</text:p>
              </table:table-cell>
            </table:table-row>
            <table:table-row>
              <table:table-cell office:value-type="string">
                <text:p>3.9.11</text:p>
              </table:table-cell>
              <table:table-cell office:value-type="float" office:value="1009.899007">
                <text:p>1009.899007</text:p>
              </table:table-cell>
              <table:table-cell office:value-type="float" office:value="2338.47921366667">
                <text:p>2338.47921366667</text:p>
              </table:table-cell>
              <table:table-cell office:value-type="float" office:value="4714.848205">
                <text:p>4714.848205</text:p>
              </table:table-cell>
            </table:table-row>
            <table:table-row>
              <table:table-cell office:value-type="string">
                <text:p>3.10.101</text:p>
              </table:table-cell>
              <table:table-cell office:value-type="float" office:value="1067.46729233333">
                <text:p>1067.46729233333</text:p>
              </table:table-cell>
              <table:table-cell office:value-type="float" office:value="2389.899164">
                <text:p>2389.899164</text:p>
              </table:table-cell>
              <table:table-cell office:value-type="float" office:value="4746.02502733333">
                <text:p>4746.02502733333</text:p>
              </table:table-cell>
            </table:table-row>
            <table:table-row>
              <table:table-cell office:value-type="string">
                <text:p>3.11.10</text:p>
              </table:table-cell>
              <table:table-cell office:value-type="float" office:value="1076.752355">
                <text:p>1076.752355</text:p>
              </table:table-cell>
              <table:table-cell office:value-type="float" office:value="2407.08926433333">
                <text:p>2407.08926433333</text:p>
              </table:table-cell>
              <table:table-cell office:value-type="float" office:value="4764.30785733333">
                <text:p>4764.30785733333</text:p>
              </table:table-cell>
            </table:table-row>
            <table:table-row>
              <table:table-cell office:value-type="string">
                <text:p>3.12.58</text:p>
              </table:table-cell>
              <table:table-cell office:value-type="float" office:value="1113.039101">
                <text:p>1113.039101</text:p>
              </table:table-cell>
              <table:table-cell office:value-type="float" office:value="2968.51686533333">
                <text:p>2968.51686533333</text:p>
              </table:table-cell>
              <table:table-cell office:value-type="float" office:value="6462.785065">
                <text:p>6462.785065</text:p>
              </table:table-cell>
            </table:table-row>
            <table:table-row>
              <table:table-cell office:value-type="string">
                <text:p>3.13.11</text:p>
              </table:table-cell>
              <table:table-cell office:value-type="float" office:value="1115.56131733333">
                <text:p>1115.56131733333</text:p>
              </table:table-cell>
              <table:table-cell office:value-type="float" office:value="2954.57507633333">
                <text:p>2954.57507633333</text:p>
              </table:table-cell>
              <table:table-cell office:value-type="float" office:value="6486.050967">
                <text:p>6486.050967</text:p>
              </table:table-cell>
            </table:table-row>
            <table:table-row>
              <table:table-cell office:value-type="string">
                <text:p>3.14.66</text:p>
              </table:table-cell>
              <table:table-cell office:value-type="float" office:value="1123.84418066667">
                <text:p>1123.84418066667</text:p>
              </table:table-cell>
              <table:table-cell office:value-type="float" office:value="2931.96662533333">
                <text:p>2931.96662533333</text:p>
              </table:table-cell>
              <table:table-cell office:value-type="float" office:value="6443.56056366667">
                <text:p>6443.56056366667</text:p>
              </table:table-cell>
            </table:table-row>
            <table:table-row>
              <table:table-cell office:value-type="string">
                <text:p>3.15.10</text:p>
              </table:table-cell>
              <table:table-cell office:value-type="float" office:value="1125.13666">
                <text:p>1125.13666</text:p>
              </table:table-cell>
              <table:table-cell office:value-type="float" office:value="2993.79520366667">
                <text:p>2993.79520366667</text:p>
              </table:table-cell>
              <table:table-cell office:value-type="float" office:value="6536.370115">
                <text:p>6536.370115</text:p>
              </table:table-cell>
            </table:table-row>
            <table:table-row>
              <table:table-cell office:value-type="string">
                <text:p>3.16.7</text:p>
              </table:table-cell>
              <table:table-cell office:value-type="float" office:value="1131.73918866667">
                <text:p>1131.73918866667</text:p>
              </table:table-cell>
              <table:table-cell office:value-type="float" office:value="3040.13881366667">
                <text:p>3040.13881366667</text:p>
              </table:table-cell>
              <table:table-cell office:value-type="float" office:value="6560.106015">
                <text:p>6560.106015</text:p>
              </table:table-cell>
            </table:table-row>
            <table:table-row>
              <table:table-cell office:value-type="string">
                <text:p>3.17.8</text:p>
              </table:table-cell>
              <table:table-cell office:value-type="float" office:value="1143.21841166667">
                <text:p>1143.21841166667</text:p>
              </table:table-cell>
              <table:table-cell office:value-type="float" office:value="3004.56470833333">
                <text:p>3004.56470833333</text:p>
              </table:table-cell>
              <table:table-cell office:value-type="float" office:value="6522.071631">
                <text:p>6522.071631</text:p>
              </table:table-cell>
            </table:table-row>
            <table:table-row>
              <table:table-cell office:value-type="string">
                <text:p>3.18.30</text:p>
              </table:table-cell>
              <table:table-cell office:value-type="float" office:value="1137.46362933333">
                <text:p>1137.46362933333</text:p>
              </table:table-cell>
              <table:table-cell office:value-type="float" office:value="3037.512506">
                <text:p>3037.512506</text:p>
              </table:table-cell>
              <table:table-cell office:value-type="float" office:value="6546.72113733333">
                <text:p>6546.72113733333</text:p>
              </table:table-cell>
            </table:table-row>
            <table:table-row>
              <table:table-cell office:value-type="string">
                <text:p>3.19.8</text:p>
              </table:table-cell>
              <table:table-cell office:value-type="float" office:value="1137.014508">
                <text:p>1137.014508</text:p>
              </table:table-cell>
              <table:table-cell office:value-type="float" office:value="3014.75062533333">
                <text:p>3014.75062533333</text:p>
              </table:table-cell>
              <table:table-cell office:value-type="float" office:value="6459.94404633333">
                <text:p>6459.94404633333</text:p>
              </table:table-cell>
            </table:table-row>
            <table:table-row>
              <table:table-cell office:value-type="string">
                <text:p>4.0.9</text:p>
              </table:table-cell>
              <table:table-cell office:value-type="float" office:value="1151.48928933333">
                <text:p>1151.48928933333</text:p>
              </table:table-cell>
              <table:table-cell office:value-type="float" office:value="3021.38394566667">
                <text:p>3021.38394566667</text:p>
              </table:table-cell>
              <table:table-cell office:value-type="float" office:value="6510.424549">
                <text:p>6510.424549</text:p>
              </table:table-cell>
            </table:table-row>
            <table:table-row>
              <table:table-cell office:value-type="string">
                <text:p>4.1.21</text:p>
              </table:table-cell>
              <table:table-cell office:value-type="float" office:value="1138.661774">
                <text:p>1138.661774</text:p>
              </table:table-cell>
              <table:table-cell office:value-type="float" office:value="2995.04266066667">
                <text:p>2995.04266066667</text:p>
              </table:table-cell>
              <table:table-cell office:value-type="float" office:value="6479.561589">
                <text:p>6479.561589</text:p>
              </table:table-cell>
            </table:table-row>
            <table:table-row>
              <table:table-cell office:value-type="string">
                <text:p>4.2.8</text:p>
              </table:table-cell>
              <table:table-cell office:value-type="float" office:value="1129.920078">
                <text:p>1129.920078</text:p>
              </table:table-cell>
              <table:table-cell office:value-type="float" office:value="2991.90359266667">
                <text:p>2991.90359266667</text:p>
              </table:table-cell>
              <table:table-cell office:value-type="float" office:value="6531.85037">
                <text:p>6531.85037</text:p>
              </table:table-cell>
            </table:table-row>
            <table:table-row>
              <table:table-cell office:value-type="string">
                <text:p>4.3.6</text:p>
              </table:table-cell>
              <table:table-cell office:value-type="float" office:value="1124.46042533333">
                <text:p>1124.46042533333</text:p>
              </table:table-cell>
              <table:table-cell office:value-type="float" office:value="3009.217319">
                <text:p>3009.217319</text:p>
              </table:table-cell>
              <table:table-cell office:value-type="float" office:value="6482.34641033333">
                <text:p>6482.34641033333</text:p>
              </table:table-cell>
            </table:table-row>
            <table:table-row>
              <table:table-cell office:value-type="string">
                <text:p>4.4.7</text:p>
              </table:table-cell>
              <table:table-cell office:value-type="float" office:value="1148.07441133333">
                <text:p>1148.07441133333</text:p>
              </table:table-cell>
              <table:table-cell office:value-type="float" office:value="3031.600096">
                <text:p>3031.600096</text:p>
              </table:table-cell>
              <table:table-cell office:value-type="float" office:value="6513.133791">
                <text:p>6513.133791</text:p>
              </table:table-cell>
            </table:table-row>
            <table:table-row>
              <table:table-cell office:value-type="string">
                <text:p>4.5.1</text:p>
              </table:table-cell>
              <table:table-cell office:value-type="float" office:value="1135.764369">
                <text:p>1135.764369</text:p>
              </table:table-cell>
              <table:table-cell office:value-type="float" office:value="3064.043378">
                <text:p>3064.043378</text:p>
              </table:table-cell>
              <table:table-cell office:value-type="float" office:value="6544.70631766667">
                <text:p>6544.70631766667</text:p>
              </table:table-cell>
            </table:table-row>
            <table:table-row>
              <table:table-cell office:value-type="string">
                <text:p>4.6-rc3</text:p>
              </table:table-cell>
              <table:table-cell office:value-type="float" office:value="1120.705131">
                <text:p>1120.705131</text:p>
              </table:table-cell>
              <table:table-cell office:value-type="float" office:value="3003.75925366667">
                <text:p>3003.75925366667</text:p>
              </table:table-cell>
              <table:table-cell office:value-type="float" office:value="6525.22072133333">
                <text:p>6525.22072133333</text:p>
              </table:table-cell>
            </table:table-row>
            <table:table-row>
              <table:table-cell office:value-type="string">
                <text:p>4.6.</text:p>
              </table:table-cell>
              <table:table-cell office:value-type="float" office:value="1100.64789066667">
                <text:p>1100.64789066667</text:p>
              </table:table-cell>
              <table:table-cell office:value-type="float" office:value="3011.45014266667">
                <text:p>3011.45014266667</text:p>
              </table:table-cell>
              <table:table-cell office:value-type="float" office:value="6547.04316166667">
                <text:p>6547.043161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